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9" style:family="paragraph" style:parent-style-name="Standard">
      <style:text-properties officeooo:rsid="0015f1ff" officeooo:paragraph-rsid="0015f1ff"/>
    </style:style>
    <style:style style:name="P90" style:family="paragraph" style:parent-style-name="Standard">
      <style:text-properties officeooo:rsid="0015f1ff" officeooo:paragraph-rsid="009c1b54"/>
    </style:style>
    <style:style style:name="P91" style:family="paragraph" style:parent-style-name="Standard">
      <style:text-properties officeooo:rsid="0015f1ff" officeooo:paragraph-rsid="0013268f"/>
    </style:style>
    <style:style style:name="P92" style:family="paragraph" style:parent-style-name="Standard">
      <style:text-properties officeooo:rsid="0015f1ff" officeooo:paragraph-rsid="00c0d7c6"/>
    </style:style>
    <style:style style:name="P93" style:family="paragraph" style:parent-style-name="Standard">
      <style:text-properties officeooo:rsid="0019f535" officeooo:paragraph-rsid="0019f535"/>
    </style:style>
    <style:style style:name="P94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5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3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9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3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4" style:family="paragraph" style:parent-style-name="Standard">
      <style:text-properties officeooo:rsid="0033fbdf" officeooo:paragraph-rsid="0033fbdf"/>
    </style:style>
    <style:style style:name="P235" style:family="paragraph" style:parent-style-name="Standard">
      <style:text-properties officeooo:rsid="0034ed8b" officeooo:paragraph-rsid="0106c767"/>
    </style:style>
    <style:style style:name="P236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3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4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41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43" style:family="paragraph" style:parent-style-name="Standard">
      <style:text-properties officeooo:rsid="0012a0dc" officeooo:paragraph-rsid="0012a0dc"/>
    </style:style>
    <style:style style:name="P244" style:family="paragraph" style:parent-style-name="Standard">
      <style:text-properties officeooo:paragraph-rsid="003eeb50"/>
    </style:style>
    <style:style style:name="P245" style:family="paragraph" style:parent-style-name="Standard">
      <style:text-properties officeooo:rsid="00205d85" officeooo:paragraph-rsid="005f7223"/>
    </style:style>
    <style:style style:name="P246" style:family="paragraph" style:parent-style-name="Standard">
      <style:text-properties officeooo:rsid="002436f5" officeooo:paragraph-rsid="00ed9297"/>
    </style:style>
    <style:style style:name="P247" style:family="paragraph" style:parent-style-name="Standard">
      <style:text-properties officeooo:rsid="0056d959" officeooo:paragraph-rsid="0056d959"/>
    </style:style>
    <style:style style:name="P248" style:family="paragraph" style:parent-style-name="Standard">
      <style:paragraph-properties fo:line-height="150%"/>
      <style:text-properties officeooo:paragraph-rsid="0013268f"/>
    </style:style>
    <style:style style:name="P249" style:family="paragraph" style:parent-style-name="Standard">
      <style:paragraph-properties fo:line-height="150%"/>
      <style:text-properties officeooo:paragraph-rsid="0040eb9d"/>
    </style:style>
    <style:style style:name="P250" style:family="paragraph" style:parent-style-name="Standard">
      <style:paragraph-properties fo:line-height="150%"/>
      <style:text-properties officeooo:paragraph-rsid="0045286d"/>
    </style:style>
    <style:style style:name="P251" style:family="paragraph" style:parent-style-name="Standard">
      <style:paragraph-properties fo:line-height="150%"/>
      <style:text-properties officeooo:paragraph-rsid="00c6421c"/>
    </style:style>
    <style:style style:name="P252" style:family="paragraph" style:parent-style-name="Standard">
      <style:paragraph-properties fo:line-height="150%"/>
      <style:text-properties officeooo:paragraph-rsid="00fde6f2"/>
    </style:style>
    <style:style style:name="P253" style:family="paragraph" style:parent-style-name="Standard">
      <style:paragraph-properties fo:line-height="150%"/>
      <style:text-properties officeooo:paragraph-rsid="0106c767"/>
    </style:style>
    <style:style style:name="P254" style:family="paragraph" style:parent-style-name="Standard">
      <style:paragraph-properties fo:line-height="150%"/>
      <style:text-properties officeooo:paragraph-rsid="01851c1f"/>
    </style:style>
    <style:style style:name="P255" style:family="paragraph" style:parent-style-name="Standard">
      <style:paragraph-properties fo:line-height="150%"/>
      <style:text-properties officeooo:paragraph-rsid="01d80854"/>
    </style:style>
    <style:style style:name="P256" style:family="paragraph" style:parent-style-name="Standard">
      <style:paragraph-properties fo:line-height="150%"/>
      <style:text-properties officeooo:paragraph-rsid="020068b3"/>
    </style:style>
    <style:style style:name="P257" style:family="paragraph" style:parent-style-name="Standard">
      <style:paragraph-properties fo:line-height="150%"/>
      <style:text-properties officeooo:paragraph-rsid="025c0f22"/>
    </style:style>
    <style:style style:name="P258" style:family="paragraph" style:parent-style-name="Standard">
      <style:paragraph-properties fo:line-height="150%"/>
      <style:text-properties officeooo:paragraph-rsid="0265f14b"/>
    </style:style>
    <style:style style:name="P259" style:family="paragraph" style:parent-style-name="Standard">
      <style:text-properties officeooo:paragraph-rsid="0071f6b3"/>
    </style:style>
    <style:style style:name="P260" style:family="paragraph" style:parent-style-name="Standard">
      <style:text-properties officeooo:paragraph-rsid="006a9ead"/>
    </style:style>
    <style:style style:name="P261" style:family="paragraph" style:parent-style-name="Standard">
      <style:text-properties officeooo:paragraph-rsid="007b744f"/>
    </style:style>
    <style:style style:name="P262" style:family="paragraph" style:parent-style-name="Standard">
      <style:text-properties officeooo:paragraph-rsid="007f9b5f"/>
    </style:style>
    <style:style style:name="P263" style:family="paragraph" style:parent-style-name="Standard">
      <style:text-properties officeooo:paragraph-rsid="005eeb02"/>
    </style:style>
    <style:style style:name="P264" style:family="paragraph" style:parent-style-name="Standard">
      <style:text-properties officeooo:paragraph-rsid="00883289"/>
    </style:style>
    <style:style style:name="P265" style:family="paragraph" style:parent-style-name="Standard">
      <style:text-properties officeooo:paragraph-rsid="00885557"/>
    </style:style>
    <style:style style:name="P266" style:family="paragraph" style:parent-style-name="Standard">
      <style:text-properties officeooo:rsid="008872eb" officeooo:paragraph-rsid="008872eb"/>
    </style:style>
    <style:style style:name="P267" style:family="paragraph" style:parent-style-name="Standard">
      <style:text-properties officeooo:paragraph-rsid="008d7148"/>
    </style:style>
    <style:style style:name="P268" style:family="paragraph" style:parent-style-name="Standard">
      <style:text-properties officeooo:paragraph-rsid="009622c6"/>
    </style:style>
    <style:style style:name="P269" style:family="paragraph" style:parent-style-name="Standard">
      <style:text-properties officeooo:paragraph-rsid="009af966"/>
    </style:style>
    <style:style style:name="P270" style:family="paragraph" style:parent-style-name="Standard">
      <style:text-properties officeooo:paragraph-rsid="00a75993"/>
    </style:style>
    <style:style style:name="P271" style:family="paragraph" style:parent-style-name="Standard">
      <style:text-properties officeooo:rsid="003eeb50" officeooo:paragraph-rsid="00ac1d69"/>
    </style:style>
    <style:style style:name="P272" style:family="paragraph" style:parent-style-name="Standard">
      <style:text-properties officeooo:paragraph-rsid="00b6be7d"/>
    </style:style>
    <style:style style:name="P273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74" style:family="paragraph" style:parent-style-name="Standard">
      <style:text-properties style:use-window-font-color="true" officeooo:paragraph-rsid="00c0d7c6"/>
    </style:style>
    <style:style style:name="P27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7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7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20" style:family="paragraph" style:parent-style-name="Standard">
      <style:text-properties officeooo:paragraph-rsid="00ba4170"/>
    </style:style>
    <style:style style:name="P421" style:family="paragraph" style:parent-style-name="Standard">
      <style:text-properties officeooo:paragraph-rsid="00bbbf73"/>
    </style:style>
    <style:style style:name="P422" style:family="paragraph" style:parent-style-name="Standard">
      <style:text-properties officeooo:rsid="00bd11a0" officeooo:paragraph-rsid="00bd11a0"/>
    </style:style>
    <style:style style:name="P423" style:family="paragraph" style:parent-style-name="Standard">
      <style:text-properties officeooo:paragraph-rsid="00be4749"/>
    </style:style>
    <style:style style:name="P424" style:family="paragraph" style:parent-style-name="Standard">
      <style:text-properties officeooo:rsid="00beb82f" officeooo:paragraph-rsid="00beb82f"/>
    </style:style>
    <style:style style:name="P425" style:family="paragraph" style:parent-style-name="Standard">
      <style:text-properties officeooo:paragraph-rsid="00beb82f"/>
    </style:style>
    <style:style style:name="P426" style:family="paragraph" style:parent-style-name="Standard">
      <style:text-properties officeooo:rsid="00c0d7c6" officeooo:paragraph-rsid="00c0d7c6"/>
    </style:style>
    <style:style style:name="P427" style:family="paragraph" style:parent-style-name="Standard">
      <style:text-properties officeooo:paragraph-rsid="008dd7a7"/>
    </style:style>
    <style:style style:name="P428" style:family="paragraph" style:parent-style-name="Standard">
      <style:text-properties officeooo:rsid="005521a3" officeooo:paragraph-rsid="005521a3"/>
    </style:style>
    <style:style style:name="P429" style:family="paragraph" style:parent-style-name="Standard">
      <style:text-properties officeooo:paragraph-rsid="00d2fc06"/>
    </style:style>
    <style:style style:name="P430" style:family="paragraph" style:parent-style-name="Standard">
      <style:paragraph-properties fo:line-height="150%"/>
      <style:text-properties officeooo:rsid="00d5826a" officeooo:paragraph-rsid="00d5826a"/>
    </style:style>
    <style:style style:name="P431" style:family="paragraph" style:parent-style-name="Standard">
      <style:text-properties officeooo:paragraph-rsid="00d77d7d"/>
    </style:style>
    <style:style style:name="P432" style:family="paragraph" style:parent-style-name="Standard">
      <style:text-properties officeooo:rsid="00d9c9e4" officeooo:paragraph-rsid="00d9c9e4"/>
    </style:style>
    <style:style style:name="P433" style:family="paragraph" style:parent-style-name="Standard">
      <style:text-properties officeooo:paragraph-rsid="00e4290b"/>
    </style:style>
    <style:style style:name="P434" style:family="paragraph" style:parent-style-name="Standard">
      <style:text-properties officeooo:paragraph-rsid="00e5f586"/>
    </style:style>
    <style:style style:name="P435" style:family="paragraph" style:parent-style-name="Standard">
      <style:text-properties officeooo:paragraph-rsid="00eb50e0"/>
    </style:style>
    <style:style style:name="P436" style:family="paragraph" style:parent-style-name="Standard">
      <style:paragraph-properties fo:line-height="150%"/>
      <style:text-properties officeooo:rsid="00f2503e" officeooo:paragraph-rsid="00f2503e"/>
    </style:style>
    <style:style style:name="P437" style:family="paragraph" style:parent-style-name="Standard">
      <style:text-properties officeooo:rsid="00f2503e" officeooo:paragraph-rsid="01222be5"/>
    </style:style>
    <style:style style:name="P438" style:family="paragraph" style:parent-style-name="Standard">
      <style:text-properties officeooo:rsid="00d1487d" officeooo:paragraph-rsid="00d2fc06"/>
    </style:style>
    <style:style style:name="P439" style:family="paragraph" style:parent-style-name="Standard">
      <style:text-properties officeooo:paragraph-rsid="00f5260b"/>
    </style:style>
    <style:style style:name="P440" style:family="paragraph" style:parent-style-name="Standard">
      <style:text-properties officeooo:paragraph-rsid="00fecca9"/>
    </style:style>
    <style:style style:name="P441" style:family="paragraph" style:parent-style-name="Standard">
      <style:text-properties officeooo:paragraph-rsid="00c0d7c6"/>
    </style:style>
    <style:style style:name="P442" style:family="paragraph" style:parent-style-name="Standard">
      <style:text-properties officeooo:paragraph-rsid="010c486e"/>
    </style:style>
    <style:style style:name="P443" style:family="paragraph" style:parent-style-name="Standard">
      <style:text-properties officeooo:paragraph-rsid="00367935"/>
    </style:style>
    <style:style style:name="P444" style:family="paragraph" style:parent-style-name="Standard">
      <style:text-properties officeooo:paragraph-rsid="011fc384"/>
    </style:style>
    <style:style style:name="P445" style:family="paragraph" style:parent-style-name="Standard">
      <style:text-properties officeooo:paragraph-rsid="0122678f"/>
    </style:style>
    <style:style style:name="P446" style:family="paragraph" style:parent-style-name="Standard">
      <style:text-properties officeooo:paragraph-rsid="012dfde8"/>
    </style:style>
    <style:style style:name="P447" style:family="paragraph" style:parent-style-name="Standard">
      <style:text-properties officeooo:paragraph-rsid="0130fd48"/>
    </style:style>
    <style:style style:name="P448" style:family="paragraph" style:parent-style-name="Standard">
      <style:text-properties officeooo:paragraph-rsid="013282b3"/>
    </style:style>
    <style:style style:name="P449" style:family="paragraph" style:parent-style-name="Standard">
      <style:text-properties officeooo:paragraph-rsid="013f3c54"/>
    </style:style>
    <style:style style:name="P450" style:family="paragraph" style:parent-style-name="Standard">
      <style:text-properties officeooo:paragraph-rsid="0152f194"/>
    </style:style>
    <style:style style:name="P451" style:family="paragraph" style:parent-style-name="Standard">
      <style:text-properties officeooo:paragraph-rsid="0150aafa"/>
    </style:style>
    <style:style style:name="P452" style:family="paragraph" style:parent-style-name="Standard">
      <style:paragraph-properties fo:line-height="100%"/>
      <style:text-properties officeooo:paragraph-rsid="016aa5ac"/>
    </style:style>
    <style:style style:name="P453" style:family="paragraph" style:parent-style-name="Standard">
      <style:paragraph-properties fo:line-height="100%"/>
      <style:text-properties officeooo:paragraph-rsid="016d2800"/>
    </style:style>
    <style:style style:name="P454" style:family="paragraph" style:parent-style-name="Standard">
      <style:paragraph-properties fo:line-height="100%"/>
      <style:text-properties officeooo:paragraph-rsid="0171553b"/>
    </style:style>
    <style:style style:name="P455" style:family="paragraph" style:parent-style-name="Standard">
      <style:paragraph-properties fo:line-height="100%"/>
      <style:text-properties officeooo:paragraph-rsid="0176ee1b"/>
    </style:style>
    <style:style style:name="P456" style:family="paragraph" style:parent-style-name="Standard">
      <style:paragraph-properties fo:line-height="100%"/>
      <style:text-properties officeooo:paragraph-rsid="017941db"/>
    </style:style>
    <style:style style:name="P457" style:family="paragraph" style:parent-style-name="Standard">
      <style:paragraph-properties fo:line-height="100%"/>
      <style:text-properties officeooo:paragraph-rsid="017a7161"/>
    </style:style>
    <style:style style:name="P458" style:family="paragraph" style:parent-style-name="Standard">
      <style:paragraph-properties fo:line-height="100%"/>
      <style:text-properties officeooo:paragraph-rsid="018105ab"/>
    </style:style>
    <style:style style:name="P459" style:family="paragraph" style:parent-style-name="Standard">
      <style:paragraph-properties fo:line-height="100%"/>
      <style:text-properties officeooo:paragraph-rsid="01851c1f"/>
    </style:style>
    <style:style style:name="P460" style:family="paragraph" style:parent-style-name="Standard">
      <style:paragraph-properties fo:line-height="100%"/>
      <style:text-properties officeooo:paragraph-rsid="01aaba73"/>
    </style:style>
    <style:style style:name="P461" style:family="paragraph" style:parent-style-name="Standard">
      <style:paragraph-properties fo:line-height="100%"/>
      <style:text-properties officeooo:paragraph-rsid="01abda5f"/>
    </style:style>
    <style:style style:name="P462" style:family="paragraph" style:parent-style-name="Standard">
      <style:paragraph-properties fo:line-height="100%"/>
      <style:text-properties officeooo:paragraph-rsid="01cb0c6f"/>
    </style:style>
    <style:style style:name="P463" style:family="paragraph" style:parent-style-name="Standard">
      <style:paragraph-properties fo:line-height="100%"/>
      <style:text-properties officeooo:paragraph-rsid="01d3aa7e"/>
    </style:style>
    <style:style style:name="P464" style:family="paragraph" style:parent-style-name="Standard">
      <style:paragraph-properties fo:line-height="100%"/>
      <style:text-properties officeooo:paragraph-rsid="01e2b86d"/>
    </style:style>
    <style:style style:name="P465" style:family="paragraph" style:parent-style-name="Standard">
      <style:paragraph-properties fo:line-height="100%"/>
      <style:text-properties officeooo:paragraph-rsid="01e7ea9a"/>
    </style:style>
    <style:style style:name="P466" style:family="paragraph" style:parent-style-name="Standard">
      <style:paragraph-properties fo:line-height="100%"/>
      <style:text-properties officeooo:paragraph-rsid="01f79ca2"/>
    </style:style>
    <style:style style:name="P467" style:family="paragraph" style:parent-style-name="Standard">
      <style:paragraph-properties fo:line-height="100%"/>
      <style:text-properties officeooo:paragraph-rsid="020068b3"/>
    </style:style>
    <style:style style:name="P468" style:family="paragraph" style:parent-style-name="Standard">
      <style:paragraph-properties fo:line-height="100%"/>
      <style:text-properties officeooo:paragraph-rsid="0200b58e"/>
    </style:style>
    <style:style style:name="P469" style:family="paragraph" style:parent-style-name="Standard">
      <style:paragraph-properties fo:line-height="100%"/>
      <style:text-properties officeooo:paragraph-rsid="020131ae"/>
    </style:style>
    <style:style style:name="P470" style:family="paragraph" style:parent-style-name="Standard">
      <style:paragraph-properties fo:line-height="100%"/>
      <style:text-properties officeooo:paragraph-rsid="0212a48a"/>
    </style:style>
    <style:style style:name="P471" style:family="paragraph" style:parent-style-name="Standard">
      <style:paragraph-properties fo:line-height="100%"/>
      <style:text-properties officeooo:paragraph-rsid="01d522fe"/>
    </style:style>
    <style:style style:name="P472" style:family="paragraph" style:parent-style-name="Standard">
      <style:paragraph-properties fo:line-height="100%"/>
      <style:text-properties officeooo:paragraph-rsid="021920c6"/>
    </style:style>
    <style:style style:name="P473" style:family="paragraph" style:parent-style-name="Standard">
      <style:paragraph-properties fo:line-height="100%"/>
      <style:text-properties officeooo:paragraph-rsid="021bfb0f"/>
    </style:style>
    <style:style style:name="P474" style:family="paragraph" style:parent-style-name="Standard">
      <style:paragraph-properties fo:line-height="100%"/>
      <style:text-properties officeooo:paragraph-rsid="021d76dd"/>
    </style:style>
    <style:style style:name="P475" style:family="paragraph" style:parent-style-name="Standard">
      <style:paragraph-properties fo:line-height="100%"/>
      <style:text-properties officeooo:paragraph-rsid="01ec8e18"/>
    </style:style>
    <style:style style:name="P476" style:family="paragraph" style:parent-style-name="Standard">
      <style:paragraph-properties fo:line-height="100%"/>
      <style:text-properties officeooo:paragraph-rsid="0221c426"/>
    </style:style>
    <style:style style:name="P477" style:family="paragraph" style:parent-style-name="Standard">
      <style:paragraph-properties fo:line-height="100%"/>
      <style:text-properties officeooo:paragraph-rsid="0221eb79"/>
    </style:style>
    <style:style style:name="P478" style:family="paragraph" style:parent-style-name="Standard">
      <style:paragraph-properties fo:line-height="100%"/>
      <style:text-properties officeooo:paragraph-rsid="0228bd00"/>
    </style:style>
    <style:style style:name="P479" style:family="paragraph" style:parent-style-name="Standard">
      <style:paragraph-properties fo:line-height="100%"/>
      <style:text-properties officeooo:paragraph-rsid="0239e044"/>
    </style:style>
    <style:style style:name="P480" style:family="paragraph" style:parent-style-name="Standard">
      <style:paragraph-properties fo:line-height="100%"/>
      <style:text-properties officeooo:paragraph-rsid="023e217a"/>
    </style:style>
    <style:style style:name="P481" style:family="paragraph" style:parent-style-name="Standard">
      <style:paragraph-properties fo:line-height="100%"/>
      <style:text-properties officeooo:paragraph-rsid="0245c9e7"/>
    </style:style>
    <style:style style:name="P482" style:family="paragraph" style:parent-style-name="Standard">
      <style:paragraph-properties fo:line-height="100%"/>
      <style:text-properties officeooo:paragraph-rsid="0248e2f5"/>
    </style:style>
    <style:style style:name="P483" style:family="paragraph" style:parent-style-name="Standard">
      <style:paragraph-properties fo:line-height="100%"/>
      <style:text-properties officeooo:paragraph-rsid="024c0a42"/>
    </style:style>
    <style:style style:name="P484" style:family="paragraph" style:parent-style-name="Standard">
      <style:paragraph-properties fo:line-height="100%"/>
      <style:text-properties officeooo:paragraph-rsid="024d9b01"/>
    </style:style>
    <style:style style:name="P485" style:family="paragraph" style:parent-style-name="Standard">
      <style:paragraph-properties fo:line-height="100%"/>
      <style:text-properties officeooo:paragraph-rsid="02540cb9"/>
    </style:style>
    <style:style style:name="P486" style:family="paragraph" style:parent-style-name="Standard">
      <style:paragraph-properties fo:line-height="100%"/>
      <style:text-properties officeooo:paragraph-rsid="02656310"/>
    </style:style>
    <style:style style:name="P487" style:family="paragraph" style:parent-style-name="Standard">
      <style:paragraph-properties fo:line-height="100%"/>
      <style:text-properties officeooo:paragraph-rsid="0265f14b"/>
    </style:style>
    <style:style style:name="P488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officeooo:rsid="016b9044" officeooo:paragraph-rsid="016b9044"/>
    </style:style>
    <style:style style:name="P490" style:family="paragraph" style:parent-style-name="Standard">
      <style:paragraph-properties fo:line-height="100%"/>
      <style:text-properties officeooo:rsid="01a2dcc2" officeooo:paragraph-rsid="01a2dcc2"/>
    </style:style>
    <style:style style:name="P491" style:family="paragraph" style:parent-style-name="Standard">
      <style:paragraph-properties fo:line-height="100%"/>
      <style:text-properties officeooo:rsid="01a92b83" officeooo:paragraph-rsid="01abda5f"/>
    </style:style>
    <style:style style:name="P492" style:family="paragraph" style:parent-style-name="Standard">
      <style:paragraph-properties fo:line-height="100%"/>
      <style:text-properties officeooo:rsid="01b78805" officeooo:paragraph-rsid="01b9977e"/>
    </style:style>
    <style:style style:name="P493" style:family="paragraph" style:parent-style-name="Standard">
      <style:paragraph-properties fo:line-height="100%"/>
      <style:text-properties officeooo:rsid="01b78805" officeooo:paragraph-rsid="020d39a8"/>
    </style:style>
    <style:style style:name="P494" style:family="paragraph" style:parent-style-name="Standard">
      <style:paragraph-properties fo:line-height="100%"/>
      <style:text-properties officeooo:rsid="01bcc73c" officeooo:paragraph-rsid="01bcc73c"/>
    </style:style>
    <style:style style:name="P495" style:family="paragraph" style:parent-style-name="Standard">
      <style:paragraph-properties fo:line-height="100%"/>
      <style:text-properties officeooo:rsid="01cb0c6f" officeooo:paragraph-rsid="01cb0c6f"/>
    </style:style>
    <style:style style:name="P496" style:family="paragraph" style:parent-style-name="Standard">
      <style:paragraph-properties fo:line-height="100%"/>
      <style:text-properties officeooo:rsid="01cd0839" officeooo:paragraph-rsid="01cd0839"/>
    </style:style>
    <style:style style:name="P497" style:family="paragraph" style:parent-style-name="Standard">
      <style:paragraph-properties fo:line-height="100%"/>
      <style:text-properties officeooo:rsid="01e4a612" officeooo:paragraph-rsid="01e4a612"/>
    </style:style>
    <style:style style:name="P498" style:family="paragraph" style:parent-style-name="Standard">
      <style:paragraph-properties fo:line-height="100%"/>
      <style:text-properties officeooo:rsid="022b7ea9" officeooo:paragraph-rsid="022b7ea9"/>
    </style:style>
    <style:style style:name="P499" style:family="paragraph" style:parent-style-name="Standard">
      <style:paragraph-properties fo:line-height="100%"/>
      <style:text-properties officeooo:rsid="022dff2a" officeooo:paragraph-rsid="022dff2a"/>
    </style:style>
    <style:style style:name="P500" style:family="paragraph" style:parent-style-name="Standard">
      <style:paragraph-properties fo:line-height="100%"/>
      <style:text-properties officeooo:rsid="022ee1ec" officeooo:paragraph-rsid="022ee1ec"/>
    </style:style>
    <style:style style:name="P501" style:family="paragraph" style:parent-style-name="Standard">
      <style:paragraph-properties fo:line-height="100%"/>
      <style:text-properties officeooo:rsid="02540cb9" officeooo:paragraph-rsid="02540cb9"/>
    </style:style>
    <style:style style:name="P50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50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0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0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0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0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0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1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1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12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13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14" style:family="paragraph" style:parent-style-name="Table_20_Contents">
      <style:paragraph-properties fo:text-align="center" style:justify-single-word="false"/>
    </style:style>
    <style:style style:name="P51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1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17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1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1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2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2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2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2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2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2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2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52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52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2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53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53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53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53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53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53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53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53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53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53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54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54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4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43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44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45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46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54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4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549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550" style:family="paragraph" style:parent-style-name="Standard">
      <style:paragraph-properties fo:break-before="page"/>
      <style:text-properties officeooo:paragraph-rsid="00f8c8b1"/>
    </style:style>
    <style:style style:name="P551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552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53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554" style:family="paragraph" style:parent-style-name="Standard">
      <style:paragraph-properties fo:line-height="100%" fo:break-before="page"/>
      <style:text-properties officeooo:paragraph-rsid="0200b58e"/>
    </style:style>
    <style:style style:name="P555" style:family="paragraph" style:parent-style-name="Standard">
      <style:paragraph-properties fo:line-height="150%" fo:break-before="page"/>
      <style:text-properties officeooo:paragraph-rsid="00cab904"/>
    </style:style>
    <style:style style:name="P5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58" style:family="paragraph" style:parent-style-name="Standard" style:list-style-name="L1">
      <style:text-properties officeooo:rsid="0013268f" officeooo:paragraph-rsid="0013268f"/>
    </style:style>
    <style:style style:name="P559" style:family="paragraph" style:parent-style-name="Standard" style:list-style-name="L2">
      <style:text-properties style:use-window-font-color="true" officeooo:rsid="00a8a4b1" officeooo:paragraph-rsid="00e38bf0"/>
    </style:style>
    <style:style style:name="P560" style:family="paragraph" style:parent-style-name="Standard" style:list-style-name="L2">
      <style:text-properties style:use-window-font-color="true" officeooo:rsid="00a8a4b1" officeooo:paragraph-rsid="00c0d7c6"/>
    </style:style>
    <style:style style:name="P561" style:family="paragraph" style:parent-style-name="Standard" style:list-style-name="L2">
      <style:text-properties style:use-window-font-color="true" officeooo:rsid="00a8a4b1" officeooo:paragraph-rsid="00e1434b"/>
    </style:style>
    <style:style style:name="P562" style:family="paragraph" style:parent-style-name="Standard" style:list-style-name="L2">
      <style:text-properties style:use-window-font-color="true" officeooo:rsid="00aa3d77" officeooo:paragraph-rsid="00e38bf0"/>
    </style:style>
    <style:style style:name="P563" style:family="paragraph" style:parent-style-name="Standard" style:list-style-name="L3">
      <style:text-properties style:use-window-font-color="true" officeooo:paragraph-rsid="00118c4a"/>
    </style:style>
    <style:style style:name="P564" style:family="paragraph" style:parent-style-name="Standard" style:list-style-name="L3">
      <style:text-properties style:use-window-font-color="true" officeooo:rsid="0011b025" officeooo:paragraph-rsid="0011b025"/>
    </style:style>
    <style:style style:name="P565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566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67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8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569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70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571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572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73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74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540cb9" officeooo:paragraph-rsid="02540cb9" style:font-style-asian="normal" style:font-weight-asian="normal" style:font-style-complex="normal" style:font-weight-complex="normal"/>
    </style:style>
    <style:style style:name="P579" style:family="paragraph" style:parent-style-name="Standard" style:list-style-name="L4">
      <style:text-properties officeooo:rsid="0012a0dc" officeooo:paragraph-rsid="0012a0dc"/>
    </style:style>
    <style:style style:name="P580" style:family="paragraph" style:parent-style-name="Standard" style:list-style-name="L5">
      <style:text-properties officeooo:rsid="0033fbdf" officeooo:paragraph-rsid="0033fbdf"/>
    </style:style>
    <style:style style:name="P581" style:family="paragraph" style:parent-style-name="Standard" style:list-style-name="L9">
      <style:text-properties officeooo:rsid="0033fbdf" officeooo:paragraph-rsid="0106c767"/>
    </style:style>
    <style:style style:name="P582" style:family="paragraph" style:parent-style-name="Standard" style:list-style-name="L6">
      <style:text-properties officeooo:paragraph-rsid="005b5cd3"/>
    </style:style>
    <style:style style:name="P583" style:family="paragraph" style:parent-style-name="Standard" style:list-style-name="L7">
      <style:text-properties officeooo:paragraph-rsid="00367935"/>
    </style:style>
    <style:style style:name="P584" style:family="paragraph" style:parent-style-name="Standard" style:list-style-name="L7">
      <style:text-properties officeooo:rsid="00367935" officeooo:paragraph-rsid="00367935"/>
    </style:style>
    <style:style style:name="P585" style:family="paragraph" style:parent-style-name="Standard" style:list-style-name="L8">
      <style:text-properties officeooo:rsid="00386ddb" officeooo:paragraph-rsid="00386ddb"/>
    </style:style>
    <style:style style:name="P586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87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88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89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9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9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9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9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9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60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60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0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0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0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0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06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07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08" style:family="paragraph" style:parent-style-name="Standard" style:list-style-name="L20">
      <style:text-properties officeooo:paragraph-rsid="00a4ce44"/>
    </style:style>
    <style:style style:name="P60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10" style:family="paragraph" style:parent-style-name="Standard" style:list-style-name="L25">
      <style:text-properties officeooo:paragraph-rsid="00beb82f"/>
    </style:style>
    <style:style style:name="P611" style:family="paragraph" style:parent-style-name="Standard" style:list-style-name="L26">
      <style:text-properties officeooo:paragraph-rsid="00d139a0"/>
    </style:style>
    <style:style style:name="P612" style:family="paragraph" style:parent-style-name="Standard" style:list-style-name="L29">
      <style:text-properties officeooo:paragraph-rsid="00f2503e"/>
    </style:style>
    <style:style style:name="P613" style:family="paragraph" style:parent-style-name="Standard" style:list-style-name="L30">
      <style:text-properties officeooo:rsid="00f3f4f5" officeooo:paragraph-rsid="00f5260b"/>
    </style:style>
    <style:style style:name="P614" style:family="paragraph" style:parent-style-name="Standard" style:list-style-name="L30">
      <style:text-properties officeooo:rsid="00f3f4f5" officeooo:paragraph-rsid="00f3f4f5"/>
    </style:style>
    <style:style style:name="P615" style:family="paragraph" style:parent-style-name="Standard" style:list-style-name="L31">
      <style:text-properties officeooo:paragraph-rsid="00fde6f2"/>
    </style:style>
    <style:style style:name="P616" style:family="paragraph" style:parent-style-name="Standard" style:list-style-name="L34">
      <style:paragraph-properties fo:line-height="100%"/>
      <style:text-properties officeooo:paragraph-rsid="01b5c969"/>
    </style:style>
    <style:style style:name="P61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2698b" officeooo:paragraph-rsid="0272698b" style:font-style-asian="normal" style:font-weight-asian="bold" style:font-style-complex="normal" style:font-weight-complex="bold"/>
    </style:style>
    <style:style style:name="P61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style:text-underline-style="none" style:font-style-asian="italic" style:font-style-complex="italic"/>
    </style:style>
    <style:style style:name="T3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3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4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4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font-style-asian="italic" style:font-style-complex="italic"/>
    </style:style>
    <style:style style:name="T75" style:family="text">
      <style:text-properties style:use-window-font-color="true" fo:font-style="italic" officeooo:rsid="016778b3" style:font-style-asian="italic" style:font-style-complex="italic"/>
    </style:style>
    <style:style style:name="T76" style:family="text">
      <style:text-properties style:use-window-font-color="true" fo:font-style="italic" officeooo:rsid="01d9cd4e" style:font-style-asian="italic" style:font-style-complex="italic"/>
    </style:style>
    <style:style style:name="T77" style:family="text">
      <style:text-properties style:use-window-font-color="true" fo:font-style="italic" officeooo:rsid="01a5296a" style:font-style-asian="italic" style:font-style-complex="italic"/>
    </style:style>
    <style:style style:name="T78" style:family="text">
      <style:text-properties style:use-window-font-color="true" fo:font-style="italic" officeooo:rsid="01e504ba" style:font-style-asian="italic" style:font-style-complex="italic"/>
    </style:style>
    <style:style style:name="T79" style:family="text">
      <style:text-properties style:use-window-font-color="true" officeooo:rsid="0063f3c5"/>
    </style:style>
    <style:style style:name="T80" style:family="text">
      <style:text-properties style:use-window-font-color="true" officeooo:rsid="0027fcfd"/>
    </style:style>
    <style:style style:name="T81" style:family="text">
      <style:text-properties style:use-window-font-color="true" officeooo:rsid="01095847"/>
    </style:style>
    <style:style style:name="T82" style:family="text">
      <style:text-properties style:use-window-font-color="true" officeooo:rsid="0082538a"/>
    </style:style>
    <style:style style:name="T83" style:family="text">
      <style:text-properties style:use-window-font-color="true" officeooo:rsid="00c0d7c6"/>
    </style:style>
    <style:style style:name="T8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style:font-style-asian="normal" style:font-style-complex="normal"/>
    </style:style>
    <style:style style:name="T156" style:family="text">
      <style:text-properties style:use-window-font-color="true" fo:font-style="normal" officeooo:rsid="016860b9" style:font-style-asian="normal" style:font-style-complex="normal"/>
    </style:style>
    <style:style style:name="T157" style:family="text">
      <style:text-properties style:use-window-font-color="true" fo:font-style="normal" officeooo:rsid="0171553b" style:font-style-asian="normal" style:font-style-complex="normal"/>
    </style:style>
    <style:style style:name="T158" style:family="text">
      <style:text-properties style:use-window-font-color="true" fo:font-style="normal" officeooo:rsid="016c9d08" style:font-style-asian="normal" style:font-style-complex="normal"/>
    </style:style>
    <style:style style:name="T159" style:family="text">
      <style:text-properties style:use-window-font-color="true" fo:font-style="normal" officeooo:rsid="016778b3" style:font-style-asian="normal" style:font-style-complex="normal"/>
    </style:style>
    <style:style style:name="T160" style:family="text">
      <style:text-properties style:use-window-font-color="true" fo:font-style="normal" officeooo:rsid="01a5296a" style:font-style-asian="normal" style:font-style-complex="normal"/>
    </style:style>
    <style:style style:name="T161" style:family="text">
      <style:text-properties style:use-window-font-color="true" fo:font-style="normal" officeooo:rsid="01d9cd4e" style:font-style-asian="normal" style:font-style-complex="normal"/>
    </style:style>
    <style:style style:name="T162" style:family="text">
      <style:text-properties style:use-window-font-color="true" fo:font-style="normal" officeooo:rsid="01e2b86d" style:font-style-asian="normal" style:font-style-complex="normal"/>
    </style:style>
    <style:style style:name="T163" style:family="text">
      <style:text-properties style:use-window-font-color="true" fo:font-style="normal" officeooo:rsid="01e504ba" style:font-style-asian="normal" style:font-style-complex="normal"/>
    </style:style>
    <style:style style:name="T164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weight="normal" style:font-weight-asian="normal" style:font-weight-complex="normal"/>
    </style:style>
    <style:style style:name="T168" style:family="text">
      <style:text-properties style:use-window-font-color="true" fo:font-weight="normal" officeooo:rsid="016aa5ac" style:font-weight-asian="normal" style:font-weight-complex="normal"/>
    </style:style>
    <style:style style:name="T169" style:family="text">
      <style:text-properties style:use-window-font-color="true" fo:font-weight="normal" officeooo:rsid="016a5b23" style:font-weight-asian="normal" style:font-weight-complex="normal"/>
    </style:style>
    <style:style style:name="T170" style:family="text">
      <style:text-properties style:use-window-font-color="true" fo:font-weight="normal" officeooo:rsid="0171553b" style:font-weight-asian="normal" style:font-weight-complex="normal"/>
    </style:style>
    <style:style style:name="T171" style:family="text">
      <style:text-properties style:use-window-font-color="true" fo:font-weight="normal" officeooo:rsid="01aaba73" style:font-weight-asian="normal" style:font-weight-complex="normal"/>
    </style:style>
    <style:style style:name="T172" style:family="text">
      <style:text-properties style:use-window-font-color="true" fo:font-weight="normal" officeooo:rsid="01b08253" style:font-weight-asian="normal" style:font-weight-complex="normal"/>
    </style:style>
    <style:style style:name="T173" style:family="text">
      <style:text-properties style:use-window-font-color="true" fo:font-weight="normal" officeooo:rsid="01d80854" style:font-weight-asian="normal" style:font-weight-complex="normal"/>
    </style:style>
    <style:style style:name="T174" style:family="text">
      <style:text-properties style:use-window-font-color="true" fo:font-weight="normal" officeooo:rsid="01d87a11" style:font-weight-asian="normal" style:font-weight-complex="normal"/>
    </style:style>
    <style:style style:name="T175" style:family="text">
      <style:text-properties style:use-window-font-color="true" fo:font-weight="normal" officeooo:rsid="0226d9d6" style:font-weight-asian="normal" style:font-weight-complex="normal"/>
    </style:style>
    <style:style style:name="T176" style:family="text">
      <style:text-properties style:use-window-font-color="true" fo:font-weight="normal" officeooo:rsid="022c7d02" style:font-weight-asian="normal" style:font-weight-complex="normal"/>
    </style:style>
    <style:style style:name="T177" style:family="text">
      <style:text-properties style:use-window-font-color="true" fo:font-weight="normal" officeooo:rsid="023b3a5d" style:font-weight-asian="normal" style:font-weight-complex="normal"/>
    </style:style>
    <style:style style:name="T178" style:family="text">
      <style:text-properties style:use-window-font-color="true" fo:font-weight="normal" officeooo:rsid="023ce39d" style:font-weight-asian="normal" style:font-weight-complex="normal"/>
    </style:style>
    <style:style style:name="T179" style:family="text">
      <style:text-properties style:use-window-font-color="true" officeooo:rsid="016f0506"/>
    </style:style>
    <style:style style:name="T180" style:family="text">
      <style:text-properties style:use-window-font-color="true" fo:font-weight="bold" style:font-weight-asian="bold" style:font-weight-complex="bold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3c27f0" style:font-weight-asian="normal" style:font-weight-complex="normal"/>
    </style:style>
    <style:style style:name="T183" style:family="text">
      <style:text-properties fo:font-weight="normal" officeooo:rsid="003cb407" style:font-weight-asian="normal" style:font-weight-complex="normal"/>
    </style:style>
    <style:style style:name="T184" style:family="text">
      <style:text-properties fo:font-weight="normal" officeooo:rsid="00205d85" style:font-weight-asian="normal" style:font-weight-complex="normal"/>
    </style:style>
    <style:style style:name="T185" style:family="text">
      <style:text-properties fo:font-weight="normal" officeooo:rsid="00beb82f" style:font-weight-asian="normal" style:font-weight-complex="normal"/>
    </style:style>
    <style:style style:name="T186" style:family="text">
      <style:text-properties fo:font-weight="normal" officeooo:rsid="016860b9" style:font-weight-asian="normal" style:font-weight-complex="normal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officeooo:rsid="00256ecc" style:font-style-asian="italic" style:font-style-complex="italic"/>
    </style:style>
    <style:style style:name="T189" style:family="text">
      <style:text-properties fo:font-style="italic" officeooo:rsid="006317f8" style:font-style-asian="italic" style:font-style-complex="italic"/>
    </style:style>
    <style:style style:name="T190" style:family="text">
      <style:text-properties fo:font-style="italic" officeooo:rsid="00672a68" style:font-style-asian="italic" style:font-style-complex="italic"/>
    </style:style>
    <style:style style:name="T191" style:family="text">
      <style:text-properties fo:font-style="italic" officeooo:rsid="006c1d47" style:font-style-asian="italic" style:font-style-complex="italic"/>
    </style:style>
    <style:style style:name="T192" style:family="text">
      <style:text-properties fo:font-style="italic" officeooo:rsid="00838393" style:font-style-asian="italic" style:font-style-complex="italic"/>
    </style:style>
    <style:style style:name="T193" style:family="text">
      <style:text-properties fo:font-style="italic" officeooo:rsid="00e09913" style:font-style-asian="italic" style:font-style-complex="italic"/>
    </style:style>
    <style:style style:name="T194" style:family="text">
      <style:text-properties fo:font-style="italic" officeooo:rsid="005b5cd3" style:font-style-asian="italic" style:font-style-complex="italic"/>
    </style:style>
    <style:style style:name="T195" style:family="text">
      <style:text-properties fo:font-style="italic" officeooo:rsid="0034ed8b" style:font-style-asian="italic" style:font-style-complex="italic"/>
    </style:style>
    <style:style style:name="T196" style:family="text">
      <style:text-properties fo:font-style="italic" officeooo:rsid="00367935" style:font-style-asian="italic" style:font-style-complex="italic"/>
    </style:style>
    <style:style style:name="T197" style:family="text">
      <style:text-properties fo:font-style="italic" officeooo:rsid="00ce5fa1" style:font-style-asian="italic" style:font-style-complex="italic"/>
    </style:style>
    <style:style style:name="T198" style:family="text">
      <style:text-properties fo:font-style="italic" officeooo:rsid="003b4e50" style:font-style-asian="italic" style:font-style-complex="italic"/>
    </style:style>
    <style:style style:name="T199" style:family="text">
      <style:text-properties fo:font-style="italic" officeooo:rsid="01758a0f" style:font-style-asian="italic" style:font-style-complex="italic"/>
    </style:style>
    <style:style style:name="T200" style:family="text">
      <style:text-properties fo:font-style="italic" officeooo:rsid="0071f6b3" style:font-style-asian="italic" style:font-style-complex="italic"/>
    </style:style>
    <style:style style:name="T201" style:family="text">
      <style:text-properties fo:font-style="italic" officeooo:rsid="0080477a" style:font-style-asian="italic" style:font-style-complex="italic"/>
    </style:style>
    <style:style style:name="T202" style:family="text">
      <style:text-properties fo:font-style="italic" officeooo:rsid="01113d34" style:font-style-asian="italic" style:font-style-complex="italic"/>
    </style:style>
    <style:style style:name="T203" style:family="text">
      <style:text-properties fo:font-style="italic" officeooo:rsid="01023882" style:font-style-asian="italic" style:font-style-complex="italic"/>
    </style:style>
    <style:style style:name="T204" style:family="text">
      <style:text-properties fo:font-style="italic" officeooo:rsid="00fde6f2" style:font-style-asian="italic" style:font-style-complex="italic"/>
    </style:style>
    <style:style style:name="T205" style:family="text">
      <style:text-properties fo:font-style="italic" officeooo:rsid="018c0d5b" style:font-style-asian="italic" style:font-style-complex="italic"/>
    </style:style>
    <style:style style:name="T206" style:family="text">
      <style:text-properties fo:font-style="italic" officeooo:rsid="01c64853" style:font-style-asian="italic" style:font-style-complex="italic"/>
    </style:style>
    <style:style style:name="T207" style:family="text">
      <style:text-properties fo:font-style="italic" officeooo:rsid="01d9cd4e" style:font-style-asian="italic" style:font-style-complex="italic"/>
    </style:style>
    <style:style style:name="T208" style:family="text">
      <style:text-properties fo:font-style="italic" officeooo:rsid="007477e8" style:font-style-asian="italic" style:font-style-complex="italic"/>
    </style:style>
    <style:style style:name="T209" style:family="text">
      <style:text-properties fo:font-style="italic" officeooo:rsid="01dc67de" style:font-style-asian="italic" style:font-style-complex="italic"/>
    </style:style>
    <style:style style:name="T210" style:family="text">
      <style:text-properties fo:font-style="italic" officeooo:rsid="01ec8e18" style:font-style-asian="italic" style:font-style-complex="italic"/>
    </style:style>
    <style:style style:name="T211" style:family="text">
      <style:text-properties fo:font-style="italic" officeooo:rsid="019e70b3" style:font-style-asian="italic" style:font-style-complex="italic"/>
    </style:style>
    <style:style style:name="T212" style:family="text">
      <style:text-properties fo:font-style="italic" officeooo:rsid="02685e01" style:font-style-asian="italic" style:font-style-complex="italic"/>
    </style:style>
    <style:style style:name="T213" style:family="text">
      <style:text-properties fo:font-style="italic" officeooo:rsid="026b5506" style:font-style-asian="italic" style:font-style-complex="italic"/>
    </style:style>
    <style:style style:name="T2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5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16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17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1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1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2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2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2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2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2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2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2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2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2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2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3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31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3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3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34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35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36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3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3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3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40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41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42" style:family="text">
      <style:text-properties fo:font-style="italic" style:text-underline-style="none" style:font-style-asian="italic" style:font-style-complex="italic"/>
    </style:style>
    <style:style style:name="T243" style:family="text">
      <style:text-properties fo:font-style="italic" style:text-underline-style="none" officeooo:rsid="00baae4f" style:font-style-asian="italic" style:font-style-complex="italic"/>
    </style:style>
    <style:style style:name="T244" style:family="text">
      <style:text-properties fo:font-style="italic" style:text-underline-style="none" officeooo:rsid="00d708a6" style:font-style-asian="italic" style:font-style-complex="italic"/>
    </style:style>
    <style:style style:name="T245" style:family="text">
      <style:text-properties fo:font-style="italic" style:text-underline-style="none" officeooo:rsid="00beb82f" style:font-style-asian="italic" style:font-style-complex="italic"/>
    </style:style>
    <style:style style:name="T246" style:family="text">
      <style:text-properties fo:font-style="italic" style:text-underline-style="none" officeooo:rsid="00d9c9e4" style:font-style-asian="italic" style:font-style-complex="italic"/>
    </style:style>
    <style:style style:name="T247" style:family="text">
      <style:text-properties fo:font-style="italic" style:text-underline-style="none" officeooo:rsid="00f55bb2" style:font-style-asian="italic" style:font-style-complex="italic"/>
    </style:style>
    <style:style style:name="T248" style:family="text">
      <style:text-properties fo:font-style="italic" style:text-underline-style="none" officeooo:rsid="00f74e17" style:font-style-asian="italic" style:font-style-complex="italic"/>
    </style:style>
    <style:style style:name="T249" style:family="text">
      <style:text-properties fo:font-style="italic" style:text-underline-style="none" officeooo:rsid="00fde6f2" style:font-style-asian="italic" style:font-style-complex="italic"/>
    </style:style>
    <style:style style:name="T250" style:family="text">
      <style:text-properties fo:font-style="italic" style:text-underline-style="none" officeooo:rsid="0130fd48" style:font-style-asian="italic" style:font-style-complex="italic"/>
    </style:style>
    <style:style style:name="T251" style:family="text">
      <style:text-properties fo:font-style="italic" style:text-underline-style="none" officeooo:rsid="013401b3" style:font-style-asian="italic" style:font-style-complex="italic"/>
    </style:style>
    <style:style style:name="T252" style:family="text">
      <style:text-properties fo:font-style="italic" style:text-underline-style="none" officeooo:rsid="013f3c54" style:font-style-asian="italic" style:font-style-complex="italic"/>
    </style:style>
    <style:style style:name="T253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254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2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57" style:family="text">
      <style:text-properties officeooo:rsid="00205d85"/>
    </style:style>
    <style:style style:name="T258" style:family="text">
      <style:text-properties officeooo:rsid="0027fcfd"/>
    </style:style>
    <style:style style:name="T259" style:family="text">
      <style:text-properties officeooo:rsid="0029525d"/>
    </style:style>
    <style:style style:name="T260" style:family="text">
      <style:text-properties officeooo:rsid="0034ed8b"/>
    </style:style>
    <style:style style:name="T261" style:family="text">
      <style:text-properties officeooo:rsid="00367935"/>
    </style:style>
    <style:style style:name="T262" style:family="text">
      <style:text-properties officeooo:rsid="00398ddf"/>
    </style:style>
    <style:style style:name="T263" style:family="text">
      <style:text-properties officeooo:rsid="003b4e50"/>
    </style:style>
    <style:style style:name="T264" style:family="text">
      <style:text-properties officeooo:rsid="0043121f"/>
    </style:style>
    <style:style style:name="T2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1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1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13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1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1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1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17" style:family="text">
      <style:text-properties fo:font-style="normal" style:text-underline-style="none" style:font-style-asian="normal" style:font-style-complex="normal"/>
    </style:style>
    <style:style style:name="T318" style:family="text">
      <style:text-properties fo:font-style="normal" style:text-underline-style="none" officeooo:rsid="00a8a4b1" style:font-style-asian="normal" style:font-style-complex="normal"/>
    </style:style>
    <style:style style:name="T319" style:family="text">
      <style:text-properties fo:font-style="normal" style:text-underline-style="none" officeooo:rsid="00ba4170" style:font-style-asian="normal" style:font-style-complex="normal"/>
    </style:style>
    <style:style style:name="T320" style:family="text">
      <style:text-properties fo:font-style="normal" style:text-underline-style="none" officeooo:rsid="00b1e303" style:font-style-asian="normal" style:font-style-complex="normal"/>
    </style:style>
    <style:style style:name="T321" style:family="text">
      <style:text-properties fo:font-style="normal" style:text-underline-style="none" officeooo:rsid="00baae4f" style:font-style-asian="normal" style:font-style-complex="normal"/>
    </style:style>
    <style:style style:name="T322" style:family="text">
      <style:text-properties fo:font-style="normal" style:text-underline-style="none" officeooo:rsid="00bbbf73" style:font-style-asian="normal" style:font-style-complex="normal"/>
    </style:style>
    <style:style style:name="T323" style:family="text">
      <style:text-properties fo:font-style="normal" style:text-underline-style="none" officeooo:rsid="00be4749" style:font-style-asian="normal" style:font-style-complex="normal"/>
    </style:style>
    <style:style style:name="T324" style:family="text">
      <style:text-properties fo:font-style="normal" style:text-underline-style="none" officeooo:rsid="00d139a0" style:font-style-asian="normal" style:font-style-complex="normal"/>
    </style:style>
    <style:style style:name="T325" style:family="text">
      <style:text-properties fo:font-style="normal" style:text-underline-style="none" officeooo:rsid="00d1487d" style:font-style-asian="normal" style:font-style-complex="normal"/>
    </style:style>
    <style:style style:name="T326" style:family="text">
      <style:text-properties fo:font-style="normal" style:text-underline-style="none" officeooo:rsid="00d2fc06" style:font-style-asian="normal" style:font-style-complex="normal"/>
    </style:style>
    <style:style style:name="T327" style:family="text">
      <style:text-properties fo:font-style="normal" style:text-underline-style="none" officeooo:rsid="00d40111" style:font-style-asian="normal" style:font-style-complex="normal"/>
    </style:style>
    <style:style style:name="T328" style:family="text">
      <style:text-properties fo:font-style="normal" style:text-underline-style="none" officeooo:rsid="00d4c5ce" style:font-style-asian="normal" style:font-style-complex="normal"/>
    </style:style>
    <style:style style:name="T329" style:family="text">
      <style:text-properties fo:font-style="normal" style:text-underline-style="none" officeooo:rsid="00d708a6" style:font-style-asian="normal" style:font-style-complex="normal"/>
    </style:style>
    <style:style style:name="T330" style:family="text">
      <style:text-properties fo:font-style="normal" style:text-underline-style="none" officeooo:rsid="00d77d7d" style:font-style-asian="normal" style:font-style-complex="normal"/>
    </style:style>
    <style:style style:name="T331" style:family="text">
      <style:text-properties fo:font-style="normal" style:text-underline-style="none" officeooo:rsid="00d83381" style:font-style-asian="normal" style:font-style-complex="normal"/>
    </style:style>
    <style:style style:name="T332" style:family="text">
      <style:text-properties fo:font-style="normal" style:text-underline-style="none" officeooo:rsid="00d75809" style:font-style-asian="normal" style:font-style-complex="normal"/>
    </style:style>
    <style:style style:name="T333" style:family="text">
      <style:text-properties fo:font-style="normal" style:text-underline-style="none" officeooo:rsid="00dd6c8d" style:font-style-asian="normal" style:font-style-complex="normal"/>
    </style:style>
    <style:style style:name="T334" style:family="text">
      <style:text-properties fo:font-style="normal" style:text-underline-style="none" officeooo:rsid="00dedcd7" style:font-style-asian="normal" style:font-style-complex="normal"/>
    </style:style>
    <style:style style:name="T335" style:family="text">
      <style:text-properties fo:font-style="normal" style:text-underline-style="none" officeooo:rsid="00beb82f" style:font-style-asian="normal" style:font-style-complex="normal"/>
    </style:style>
    <style:style style:name="T336" style:family="text">
      <style:text-properties fo:font-style="normal" style:text-underline-style="none" officeooo:rsid="00e4290b" style:font-style-asian="normal" style:font-style-complex="normal"/>
    </style:style>
    <style:style style:name="T337" style:family="text">
      <style:text-properties fo:font-style="normal" style:text-underline-style="none" officeooo:rsid="00eb50e0" style:font-style-asian="normal" style:font-style-complex="normal"/>
    </style:style>
    <style:style style:name="T338" style:family="text">
      <style:text-properties fo:font-style="normal" style:text-underline-style="none" officeooo:rsid="00d9c9e4" style:font-style-asian="normal" style:font-style-complex="normal"/>
    </style:style>
    <style:style style:name="T339" style:family="text">
      <style:text-properties fo:font-style="normal" style:text-underline-style="none" officeooo:rsid="00ec1e8c" style:font-style-asian="normal" style:font-style-complex="normal"/>
    </style:style>
    <style:style style:name="T340" style:family="text">
      <style:text-properties fo:font-style="normal" style:text-underline-style="none" officeooo:rsid="00f0f7f8" style:font-style-asian="normal" style:font-style-complex="normal"/>
    </style:style>
    <style:style style:name="T341" style:family="text">
      <style:text-properties fo:font-style="normal" style:text-underline-style="none" officeooo:rsid="00f2503e" style:font-style-asian="normal" style:font-style-complex="normal"/>
    </style:style>
    <style:style style:name="T342" style:family="text">
      <style:text-properties fo:font-style="normal" style:text-underline-style="none" officeooo:rsid="00f5260b" style:font-style-asian="normal" style:font-style-complex="normal"/>
    </style:style>
    <style:style style:name="T343" style:family="text">
      <style:text-properties fo:font-style="normal" style:text-underline-style="none" officeooo:rsid="00f55bb2" style:font-style-asian="normal" style:font-style-complex="normal"/>
    </style:style>
    <style:style style:name="T344" style:family="text">
      <style:text-properties fo:font-style="normal" style:text-underline-style="none" officeooo:rsid="00f74e17" style:font-style-asian="normal" style:font-style-complex="normal"/>
    </style:style>
    <style:style style:name="T345" style:family="text">
      <style:text-properties fo:font-style="normal" style:text-underline-style="none" officeooo:rsid="00fbef0d" style:font-style-asian="normal" style:font-style-complex="normal"/>
    </style:style>
    <style:style style:name="T346" style:family="text">
      <style:text-properties fo:font-style="normal" style:text-underline-style="none" officeooo:rsid="00fde6f2" style:font-style-asian="normal" style:font-style-complex="normal"/>
    </style:style>
    <style:style style:name="T347" style:family="text">
      <style:text-properties fo:font-style="normal" style:text-underline-style="none" officeooo:rsid="010185dc" style:font-style-asian="normal" style:font-style-complex="normal"/>
    </style:style>
    <style:style style:name="T348" style:family="text">
      <style:text-properties fo:font-style="normal" style:text-underline-style="none" officeooo:rsid="0103be48" style:font-style-asian="normal" style:font-style-complex="normal"/>
    </style:style>
    <style:style style:name="T349" style:family="text">
      <style:text-properties fo:font-style="normal" style:text-underline-style="none" officeooo:rsid="010c486e" style:font-style-asian="normal" style:font-style-complex="normal"/>
    </style:style>
    <style:style style:name="T350" style:family="text">
      <style:text-properties fo:font-style="normal" style:text-underline-style="none" officeooo:rsid="010db770" style:font-style-asian="normal" style:font-style-complex="normal"/>
    </style:style>
    <style:style style:name="T351" style:family="text">
      <style:text-properties fo:font-style="normal" style:text-underline-style="none" officeooo:rsid="011cabfd" style:font-style-asian="normal" style:font-style-complex="normal"/>
    </style:style>
    <style:style style:name="T352" style:family="text">
      <style:text-properties fo:font-style="normal" style:text-underline-style="none" officeooo:rsid="011d9595" style:font-style-asian="normal" style:font-style-complex="normal"/>
    </style:style>
    <style:style style:name="T353" style:family="text">
      <style:text-properties fo:font-style="normal" style:text-underline-style="none" officeooo:rsid="011fc384" style:font-style-asian="normal" style:font-style-complex="normal"/>
    </style:style>
    <style:style style:name="T354" style:family="text">
      <style:text-properties fo:font-style="normal" style:text-underline-style="none" officeooo:rsid="012dfde8" style:font-style-asian="normal" style:font-style-complex="normal"/>
    </style:style>
    <style:style style:name="T355" style:family="text">
      <style:text-properties fo:font-style="normal" style:text-underline-style="none" officeooo:rsid="0130fd48" style:font-style-asian="normal" style:font-style-complex="normal"/>
    </style:style>
    <style:style style:name="T356" style:family="text">
      <style:text-properties fo:font-style="normal" style:text-underline-style="none" officeooo:rsid="013282b3" style:font-style-asian="normal" style:font-style-complex="normal"/>
    </style:style>
    <style:style style:name="T357" style:family="text">
      <style:text-properties fo:font-style="normal" style:text-underline-style="none" officeooo:rsid="013401b3" style:font-style-asian="normal" style:font-style-complex="normal"/>
    </style:style>
    <style:style style:name="T358" style:family="text">
      <style:text-properties fo:font-style="normal" style:text-underline-style="none" officeooo:rsid="013a8584" style:font-style-asian="normal" style:font-style-complex="normal"/>
    </style:style>
    <style:style style:name="T359" style:family="text">
      <style:text-properties fo:font-style="normal" style:text-underline-style="none" officeooo:rsid="013f3c54" style:font-style-asian="normal" style:font-style-complex="normal"/>
    </style:style>
    <style:style style:name="T360" style:family="text">
      <style:text-properties fo:font-style="normal" style:text-underline-style="none" officeooo:rsid="013e347a" style:font-style-asian="normal" style:font-style-complex="normal"/>
    </style:style>
    <style:style style:name="T361" style:family="text">
      <style:text-properties fo:font-style="normal" style:text-underline-style="none" officeooo:rsid="01408f03" style:font-style-asian="normal" style:font-style-complex="normal"/>
    </style:style>
    <style:style style:name="T362" style:family="text">
      <style:text-properties fo:font-style="normal" style:text-underline-style="none" officeooo:rsid="013cc971" style:font-style-asian="normal" style:font-style-complex="normal"/>
    </style:style>
    <style:style style:name="T363" style:family="text">
      <style:text-properties fo:font-style="normal" style:text-underline-style="none" officeooo:rsid="0150aafa" style:font-style-asian="normal" style:font-style-complex="normal"/>
    </style:style>
    <style:style style:name="T364" style:family="text">
      <style:text-properties fo:font-style="normal" style:text-underline-style="none" officeooo:rsid="0152f194" style:font-style-asian="normal" style:font-style-complex="normal"/>
    </style:style>
    <style:style style:name="T365" style:family="text">
      <style:text-properties fo:font-style="normal" style:text-underline-style="none" officeooo:rsid="0157e2d4" style:font-style-asian="normal" style:font-style-complex="normal"/>
    </style:style>
    <style:style style:name="T366" style:family="text">
      <style:text-properties fo:font-style="normal" style:text-underline-style="none" officeooo:rsid="015c452a" style:font-style-asian="normal" style:font-style-complex="normal"/>
    </style:style>
    <style:style style:name="T367" style:family="text">
      <style:text-properties fo:font-style="normal" style:text-underline-style="none" officeooo:rsid="0176ee1b" style:font-style-asian="normal" style:font-style-complex="normal"/>
    </style:style>
    <style:style style:name="T368" style:family="text">
      <style:text-properties fo:font-style="normal" style:font-style-asian="normal" style:font-style-complex="normal"/>
    </style:style>
    <style:style style:name="T369" style:family="text">
      <style:text-properties fo:font-style="normal" officeooo:rsid="00524926" style:font-style-asian="normal" style:font-style-complex="normal"/>
    </style:style>
    <style:style style:name="T370" style:family="text">
      <style:text-properties fo:font-style="normal" officeooo:rsid="0033fbdf" style:font-style-asian="normal" style:font-style-complex="normal"/>
    </style:style>
    <style:style style:name="T371" style:family="text">
      <style:text-properties fo:font-style="normal" officeooo:rsid="0034ed8b" style:font-style-asian="normal" style:font-style-complex="normal"/>
    </style:style>
    <style:style style:name="T372" style:family="text">
      <style:text-properties fo:font-style="normal" officeooo:rsid="0052a33a" style:font-style-asian="normal" style:font-style-complex="normal"/>
    </style:style>
    <style:style style:name="T373" style:family="text">
      <style:text-properties fo:font-style="normal" officeooo:rsid="0012a0dc" style:font-style-asian="normal" style:font-style-complex="normal"/>
    </style:style>
    <style:style style:name="T374" style:family="text">
      <style:text-properties fo:font-style="normal" officeooo:rsid="005aa0ca" style:font-style-asian="normal" style:font-style-complex="normal"/>
    </style:style>
    <style:style style:name="T375" style:family="text">
      <style:text-properties fo:font-style="normal" officeooo:rsid="0092f82d" style:font-style-asian="normal" style:font-style-complex="normal"/>
    </style:style>
    <style:style style:name="T376" style:family="text">
      <style:text-properties fo:font-style="normal" officeooo:rsid="00c6421c" style:font-style-asian="normal" style:font-style-complex="normal"/>
    </style:style>
    <style:style style:name="T377" style:family="text">
      <style:text-properties fo:font-style="normal" officeooo:rsid="00cc5bce" style:font-style-asian="normal" style:font-style-complex="normal"/>
    </style:style>
    <style:style style:name="T378" style:family="text">
      <style:text-properties fo:font-style="normal" officeooo:rsid="0106c767" style:font-style-asian="normal" style:font-style-complex="normal"/>
    </style:style>
    <style:style style:name="T379" style:family="text">
      <style:text-properties fo:font-style="normal" officeooo:rsid="00ce5fa1" style:font-style-asian="normal" style:font-style-complex="normal"/>
    </style:style>
    <style:style style:name="T380" style:family="text">
      <style:text-properties fo:font-style="normal" officeooo:rsid="0164a6ee" style:font-style-asian="normal" style:font-style-complex="normal"/>
    </style:style>
    <style:style style:name="T381" style:family="text">
      <style:text-properties fo:font-style="normal" officeooo:rsid="0168d8d5" style:font-style-asian="normal" style:font-style-complex="normal"/>
    </style:style>
    <style:style style:name="T382" style:family="text">
      <style:text-properties fo:font-style="normal" officeooo:rsid="0179221f" style:font-style-asian="normal" style:font-style-complex="normal"/>
    </style:style>
    <style:style style:name="T383" style:family="text">
      <style:text-properties fo:font-style="normal" officeooo:rsid="017941db" style:font-style-asian="normal" style:font-style-complex="normal"/>
    </style:style>
    <style:style style:name="T384" style:family="text">
      <style:text-properties fo:font-style="normal" officeooo:rsid="017a7161" style:font-style-asian="normal" style:font-style-complex="normal"/>
    </style:style>
    <style:style style:name="T38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86" style:family="text">
      <style:text-properties officeooo:rsid="004d4d0b"/>
    </style:style>
    <style:style style:name="T387" style:family="text">
      <style:text-properties officeooo:rsid="0013268f"/>
    </style:style>
    <style:style style:name="T388" style:family="text">
      <style:text-properties officeooo:rsid="004f4350"/>
    </style:style>
    <style:style style:name="T389" style:family="text">
      <style:text-properties officeooo:rsid="00501b3c"/>
    </style:style>
    <style:style style:name="T390" style:family="text">
      <style:text-properties officeooo:rsid="00147dd9"/>
    </style:style>
    <style:style style:name="T391" style:family="text">
      <style:text-properties officeooo:rsid="005521a3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officeooo:rsid="005f7223" style:font-weight-asian="bold" style:font-weight-complex="bold"/>
    </style:style>
    <style:style style:name="T394" style:family="text">
      <style:text-properties fo:font-weight="bold" officeooo:rsid="01871851" style:font-weight-asian="bold" style:font-weight-complex="bold"/>
    </style:style>
    <style:style style:name="T395" style:family="text">
      <style:text-properties fo:font-weight="bold" officeooo:rsid="02070606" style:font-weight-asian="bold" style:font-weight-complex="bold"/>
    </style:style>
    <style:style style:name="T396" style:family="text">
      <style:text-properties fo:font-weight="bold" officeooo:rsid="0206e857" style:font-weight-asian="bold" style:font-weight-complex="bold"/>
    </style:style>
    <style:style style:name="T397" style:family="text">
      <style:text-properties officeooo:rsid="005b5f51"/>
    </style:style>
    <style:style style:name="T398" style:family="text">
      <style:text-properties officeooo:rsid="005d12fa"/>
    </style:style>
    <style:style style:name="T399" style:family="text">
      <style:text-properties officeooo:rsid="003cb407"/>
    </style:style>
    <style:style style:name="T400" style:family="text">
      <style:text-properties officeooo:rsid="005f7223"/>
    </style:style>
    <style:style style:name="T401" style:family="text">
      <style:text-properties officeooo:rsid="006317f8"/>
    </style:style>
    <style:style style:name="T402" style:family="text">
      <style:text-properties officeooo:rsid="00672a68"/>
    </style:style>
    <style:style style:name="T403" style:family="text">
      <style:text-properties style:text-underline-style="none"/>
    </style:style>
    <style:style style:name="T404" style:family="text">
      <style:text-properties style:text-underline-style="none" fo:font-weight="normal" style:font-weight-asian="normal" style:font-weight-complex="normal"/>
    </style:style>
    <style:style style:name="T405" style:family="text">
      <style:text-properties style:text-underline-style="none" fo:font-weight="normal" officeooo:rsid="00721e09" style:font-weight-asian="normal" style:font-weight-complex="normal"/>
    </style:style>
    <style:style style:name="T406" style:family="text">
      <style:text-properties style:text-underline-style="none" fo:font-weight="normal" officeooo:rsid="00722a19" style:font-weight-asian="normal" style:font-weight-complex="normal"/>
    </style:style>
    <style:style style:name="T407" style:family="text">
      <style:text-properties style:text-underline-style="none" fo:font-weight="normal" officeooo:rsid="006a9ead" style:font-weight-asian="normal" style:font-weight-complex="normal"/>
    </style:style>
    <style:style style:name="T408" style:family="text">
      <style:text-properties style:text-underline-style="none" fo:font-weight="normal" officeooo:rsid="008d7148" style:font-weight-asian="normal" style:font-weight-complex="normal"/>
    </style:style>
    <style:style style:name="T409" style:family="text">
      <style:text-properties style:text-underline-style="none" fo:font-weight="normal" officeooo:rsid="00a639f7" style:font-weight-asian="normal" style:font-weight-complex="normal"/>
    </style:style>
    <style:style style:name="T410" style:family="text">
      <style:text-properties style:text-underline-style="none" fo:font-weight="normal" officeooo:rsid="00a69bec" style:font-weight-asian="normal" style:font-weight-complex="normal"/>
    </style:style>
    <style:style style:name="T411" style:family="text">
      <style:text-properties style:text-underline-style="none" fo:font-weight="normal" officeooo:rsid="009e29ef" style:font-weight-asian="normal" style:font-weight-complex="normal"/>
    </style:style>
    <style:style style:name="T412" style:family="text">
      <style:text-properties style:text-underline-style="none" fo:font-weight="normal" officeooo:rsid="00a75993" style:font-weight-asian="normal" style:font-weight-complex="normal"/>
    </style:style>
    <style:style style:name="T413" style:family="text">
      <style:text-properties style:text-underline-style="none" fo:font-weight="normal" officeooo:rsid="00e7b674" style:font-weight-asian="normal" style:font-weight-complex="normal"/>
    </style:style>
    <style:style style:name="T414" style:family="text">
      <style:text-properties style:text-underline-style="none" fo:font-weight="bold" style:font-weight-asian="bold" style:font-weight-complex="bold"/>
    </style:style>
    <style:style style:name="T415" style:family="text">
      <style:text-properties style:text-underline-style="none" fo:font-weight="bold" officeooo:rsid="00a75993" style:font-weight-asian="bold" style:font-weight-complex="bold"/>
    </style:style>
    <style:style style:name="T416" style:family="text">
      <style:text-properties style:text-underline-style="none" fo:font-weight="bold" officeooo:rsid="013013d9" style:font-weight-asian="bold" style:font-weight-complex="bold"/>
    </style:style>
    <style:style style:name="T417" style:family="text">
      <style:text-properties style:text-underline-style="none" fo:font-weight="bold" officeooo:rsid="01408f03" style:font-weight-asian="bold" style:font-weight-complex="bold"/>
    </style:style>
    <style:style style:name="T418" style:family="text">
      <style:text-properties style:text-underline-style="none" officeooo:rsid="00a639f7"/>
    </style:style>
    <style:style style:name="T419" style:family="text">
      <style:text-properties style:text-underline-style="none" officeooo:rsid="00bbbf73"/>
    </style:style>
    <style:style style:name="T420" style:family="text">
      <style:text-properties style:text-underline-style="none" officeooo:rsid="00d40111"/>
    </style:style>
    <style:style style:name="T421" style:family="text">
      <style:text-properties style:text-underline-style="none" officeooo:rsid="00d708a6"/>
    </style:style>
    <style:style style:name="T422" style:family="text">
      <style:text-properties style:text-underline-style="none" officeooo:rsid="00d5826a"/>
    </style:style>
    <style:style style:name="T423" style:family="text">
      <style:text-properties style:text-underline-style="none" officeooo:rsid="00d9c9e4"/>
    </style:style>
    <style:style style:name="T424" style:family="text">
      <style:text-properties style:text-underline-style="none" officeooo:rsid="00ec1e8c"/>
    </style:style>
    <style:style style:name="T425" style:family="text">
      <style:text-properties style:text-underline-style="none" officeooo:rsid="00fde6f2"/>
    </style:style>
    <style:style style:name="T426" style:family="text">
      <style:text-properties style:text-underline-style="none" officeooo:rsid="0123bb39"/>
    </style:style>
    <style:style style:name="T427" style:family="text">
      <style:text-properties style:text-underline-style="none" officeooo:rsid="013013d9"/>
    </style:style>
    <style:style style:name="T428" style:family="text">
      <style:text-properties style:text-underline-style="none" officeooo:rsid="0137af9f"/>
    </style:style>
    <style:style style:name="T429" style:family="text">
      <style:text-properties style:text-underline-style="none" officeooo:rsid="013282b3"/>
    </style:style>
    <style:style style:name="T430" style:family="text">
      <style:text-properties style:text-underline-style="none" officeooo:rsid="01408f03"/>
    </style:style>
    <style:style style:name="T431" style:family="text">
      <style:text-properties style:text-underline-style="none" officeooo:rsid="01416cb6"/>
    </style:style>
    <style:style style:name="T432" style:family="text">
      <style:text-properties style:text-underline-style="none" officeooo:rsid="01435f2a"/>
    </style:style>
    <style:style style:name="T433" style:family="text">
      <style:text-properties style:text-underline-style="none" officeooo:rsid="015f15fe"/>
    </style:style>
    <style:style style:name="T434" style:family="text">
      <style:text-properties officeooo:rsid="0071f6b3"/>
    </style:style>
    <style:style style:name="T435" style:family="text">
      <style:text-properties officeooo:rsid="00722a19"/>
    </style:style>
    <style:style style:name="T436" style:family="text">
      <style:text-properties officeooo:rsid="0081154c"/>
    </style:style>
    <style:style style:name="T437" style:family="text">
      <style:text-properties officeooo:rsid="0082538a"/>
    </style:style>
    <style:style style:name="T438" style:family="text">
      <style:text-properties officeooo:rsid="00838393"/>
    </style:style>
    <style:style style:name="T439" style:family="text">
      <style:text-properties officeooo:rsid="008a06de"/>
    </style:style>
    <style:style style:name="T440" style:family="text">
      <style:text-properties officeooo:rsid="00937b11"/>
    </style:style>
    <style:style style:name="T441" style:family="text">
      <style:text-properties officeooo:rsid="0093b191"/>
    </style:style>
    <style:style style:name="T442" style:family="text">
      <style:text-properties officeooo:rsid="00b502cc"/>
    </style:style>
    <style:style style:name="T443" style:family="text">
      <style:text-properties officeooo:rsid="00ba4170"/>
    </style:style>
    <style:style style:name="T444" style:family="text">
      <style:text-properties officeooo:rsid="00bbbf73"/>
    </style:style>
    <style:style style:name="T445" style:family="text">
      <style:text-properties officeooo:rsid="00bd3f9d"/>
    </style:style>
    <style:style style:name="T446" style:family="text">
      <style:text-properties officeooo:rsid="00beb82f"/>
    </style:style>
    <style:style style:name="T447" style:family="text">
      <style:text-properties officeooo:rsid="00c2a166"/>
    </style:style>
    <style:style style:name="T448" style:family="text">
      <style:text-properties officeooo:rsid="00c7406f"/>
    </style:style>
    <style:style style:name="T449" style:family="text">
      <style:text-properties officeooo:rsid="00c93592"/>
    </style:style>
    <style:style style:name="T450" style:family="text">
      <style:text-properties officeooo:rsid="00ce5fa1"/>
    </style:style>
    <style:style style:name="T451" style:family="text">
      <style:text-properties officeooo:rsid="00cf9e9f"/>
    </style:style>
    <style:style style:name="T452" style:family="text">
      <style:text-properties officeooo:rsid="00d83381"/>
    </style:style>
    <style:style style:name="T453" style:family="text">
      <style:text-properties officeooo:rsid="00e09913"/>
    </style:style>
    <style:style style:name="T454" style:family="text">
      <style:text-properties officeooo:rsid="00ed9297"/>
    </style:style>
    <style:style style:name="T455" style:family="text">
      <style:text-properties officeooo:rsid="00ef4875"/>
    </style:style>
    <style:style style:name="T456" style:family="text">
      <style:text-properties officeooo:rsid="00f0f7f8"/>
    </style:style>
    <style:style style:name="T457" style:family="text">
      <style:text-properties officeooo:rsid="00f5260b"/>
    </style:style>
    <style:style style:name="T458" style:family="text">
      <style:text-properties officeooo:rsid="00fde6f2"/>
    </style:style>
    <style:style style:name="T459" style:family="text">
      <style:text-properties officeooo:rsid="010185dc"/>
    </style:style>
    <style:style style:name="T460" style:family="text">
      <style:text-properties officeooo:rsid="01023882"/>
    </style:style>
    <style:style style:name="T461" style:family="text">
      <style:text-properties officeooo:rsid="01095847"/>
    </style:style>
    <style:style style:name="T462" style:family="text">
      <style:text-properties officeooo:rsid="010f422a"/>
    </style:style>
    <style:style style:name="T463" style:family="text">
      <style:text-properties officeooo:rsid="01113d34"/>
    </style:style>
    <style:style style:name="T464" style:family="text">
      <style:text-properties officeooo:rsid="011bd541"/>
    </style:style>
    <style:style style:name="T46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66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67" style:family="text">
      <style:text-properties officeooo:rsid="0152f194"/>
    </style:style>
    <style:style style:name="T468" style:family="text">
      <style:text-properties officeooo:rsid="016860b9"/>
    </style:style>
    <style:style style:name="T469" style:family="text">
      <style:text-properties officeooo:rsid="01758a0f"/>
    </style:style>
    <style:style style:name="T470" style:family="text">
      <style:text-properties officeooo:rsid="01871851"/>
    </style:style>
    <style:style style:name="T471" style:family="text">
      <style:text-properties officeooo:rsid="0188ed42"/>
    </style:style>
    <style:style style:name="T472" style:family="text">
      <style:text-properties officeooo:rsid="018c0d5b"/>
    </style:style>
    <style:style style:name="T473" style:family="text">
      <style:text-properties officeooo:rsid="019479eb"/>
    </style:style>
    <style:style style:name="T474" style:family="text">
      <style:text-properties officeooo:rsid="0198a2ea"/>
    </style:style>
    <style:style style:name="T475" style:family="text">
      <style:text-properties officeooo:rsid="01c64853"/>
    </style:style>
    <style:style style:name="T476" style:family="text">
      <style:text-properties officeooo:rsid="01d80854"/>
    </style:style>
    <style:style style:name="T477" style:family="text">
      <style:text-properties officeooo:rsid="01d90cf6"/>
    </style:style>
    <style:style style:name="T478" style:family="text">
      <style:text-properties officeooo:rsid="01d9cd4e"/>
    </style:style>
    <style:style style:name="T479" style:family="text">
      <style:text-properties officeooo:rsid="01dc67de"/>
    </style:style>
    <style:style style:name="T480" style:family="text">
      <style:text-properties officeooo:rsid="01df8731"/>
    </style:style>
    <style:style style:name="T481" style:family="text">
      <style:text-properties officeooo:rsid="01e917c9"/>
    </style:style>
    <style:style style:name="T482" style:family="text">
      <style:text-properties officeooo:rsid="01e5182b"/>
    </style:style>
    <style:style style:name="T483" style:family="text">
      <style:text-properties officeooo:rsid="01e966ec"/>
    </style:style>
    <style:style style:name="T484" style:family="text">
      <style:text-properties officeooo:rsid="01eb88a9"/>
    </style:style>
    <style:style style:name="T485" style:family="text">
      <style:text-properties officeooo:rsid="01ec8e18"/>
    </style:style>
    <style:style style:name="T486" style:family="text">
      <style:text-properties officeooo:rsid="01f79ca2"/>
    </style:style>
    <style:style style:name="T487" style:family="text">
      <style:text-properties officeooo:rsid="01f9794d"/>
    </style:style>
    <style:style style:name="T488" style:family="text">
      <style:text-properties officeooo:rsid="01fb1d79"/>
    </style:style>
    <style:style style:name="T489" style:family="text">
      <style:text-properties officeooo:rsid="01fde08a"/>
    </style:style>
    <style:style style:name="T490" style:family="text">
      <style:text-properties officeooo:rsid="0200b58e"/>
    </style:style>
    <style:style style:name="T491" style:family="text">
      <style:text-properties officeooo:rsid="01c48a9e"/>
    </style:style>
    <style:style style:name="T492" style:family="text">
      <style:text-properties officeooo:rsid="020294d1"/>
    </style:style>
    <style:style style:name="T493" style:family="text">
      <style:text-properties officeooo:rsid="019e70b3"/>
    </style:style>
    <style:style style:name="T494" style:family="text">
      <style:text-properties officeooo:rsid="020131ae"/>
    </style:style>
    <style:style style:name="T495" style:family="text">
      <style:text-properties officeooo:rsid="01b08253"/>
    </style:style>
    <style:style style:name="T496" style:family="text">
      <style:text-properties officeooo:rsid="01ffec25"/>
    </style:style>
    <style:style style:name="T497" style:family="text">
      <style:text-properties officeooo:rsid="0212a48a"/>
    </style:style>
    <style:style style:name="T498" style:family="text">
      <style:text-properties officeooo:rsid="021d76dd"/>
    </style:style>
    <style:style style:name="T499" style:family="text">
      <style:text-properties officeooo:rsid="022053cd"/>
    </style:style>
    <style:style style:name="T500" style:family="text">
      <style:text-properties officeooo:rsid="01e2b86d"/>
    </style:style>
    <style:style style:name="T501" style:family="text">
      <style:text-properties officeooo:rsid="022dff2a"/>
    </style:style>
    <style:style style:name="T502" style:family="text">
      <style:text-properties officeooo:rsid="02540cb9"/>
    </style:style>
    <style:style style:name="T503" style:family="text">
      <style:text-properties officeooo:rsid="025798af"/>
    </style:style>
    <style:style style:name="T504" style:family="text">
      <style:text-properties officeooo:rsid="0259f4ad"/>
    </style:style>
    <style:style style:name="T505" style:family="text">
      <style:text-properties officeooo:rsid="025b11c7"/>
    </style:style>
    <style:style style:name="T506" style:family="text">
      <style:text-properties officeooo:rsid="02685e01"/>
    </style:style>
    <style:style style:name="T507" style:family="text">
      <style:text-properties officeooo:rsid="024d9b01"/>
    </style:style>
    <style:style style:name="T508" style:family="text">
      <style:text-properties officeooo:rsid="026b5506"/>
    </style:style>
    <style:style style:name="T509" style:family="text">
      <style:text-properties officeooo:rsid="02727518"/>
    </style:style>
    <style:style style:name="T510" style:family="text">
      <style:text-properties officeooo:rsid="02743c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91">А</text:span>нглийско<text:span text:style-name="T391">е</text:span> предложени<text:span text:style-name="T391">е</text:span></text:p>
      <text:p text:style-name="P1"/>
      <text:p text:style-name="P248"><text:span text:style-name="T387">Слова </text:span><text:span text:style-name="T388">в предложении </text:span><text:span text:style-name="T387">делятся на </text:span><text:span text:style-name="T461">две</text:span><text:span text:style-name="T387"> смысловые группы:</text:span></text:p>
      <text:list xml:id="list3512647240" text:style-name="L1">
        <text:list-item>
          <text:p text:style-name="P558">главные члены предложения — <text:span text:style-name="T437">это </text:span>подлежащее и сказуемое;</text:p>
        </text:list-item>
        <text:list-item>
          <text:p text:style-name="P558">второстепенные члены предложения — определение, дополнение и обстоятельтсво.</text:p>
        </text:list-item>
      </text:list>
      <text:p text:style-name="P91"/>
      <text:p text:style-name="P426">Подлежащее — эт<text:span text:style-name="T469">о</text:span> автор действия (существительное в именительном падеже).</text:p>
      <text:p text:style-name="P426">Сказуемое — это действие совершенное автором (т. е. глагол).</text:p>
      <text:p text:style-name="P89"/>
      <text:p text:style-name="P441"><text:span text:style-name="T79">С</text:span><text:span text:style-name="T80">казуемое </text:span><text:span text:style-name="T79">п</text:span><text:span text:style-name="T80">очти всегда делится на </text:span><text:span text:style-name="T81">две</text:span><text:span text:style-name="T80"> части: </text:span><text:span text:style-name="T82">на </text:span><text:span text:style-name="T80">вспомогательный </text:span><text:span text:style-name="T83">глагол </text:span><text:span text:style-name="T80">и смысловой.</text:span></text:p>
      <text:p text:style-name="P274"><text:span text:style-name="T258">Вспомогательный глагол не переводится. Он </text:span><text:span text:style-name="T259">сообщает</text:span><text:span text:style-name="T258"> о том, в каком времени нужно переводить смысловой. Смысловой глогол передает суть действия.</text:span></text:p>
      <text:p text:style-name="P274"/>
      <text:p text:style-name="P273">Смысловой глагол имеет несколько форм:</text:p>
      <text:list xml:id="list3936383032" text:style-name="L2">
        <text:list-item>
          <text:p text:style-name="P559">начальная форма (инфинитив) — форма глагола, как в словаре (с частицей <text:span text:style-name="T187">to</text:span>);</text:p>
        </text:list-item>
        <text:list-item>
          <text:p text:style-name="P560">с окончанием <text:span text:style-name="T187">-s (-es)</text:span> — в утверждениях <text:span text:style-name="T368">Present Simple</text:span> после <text:span text:style-name="T187">he/she/it</text:span>;</text:p>
        </text:list-item>
        <text:list-item>
          <text:p text:style-name="P559">с окончанием <text:span text:style-name="T187">-ing</text:span> (причастие) — в основном для образования <text:span text:style-name="T368">Present Continuous</text:span>;</text:p>
        </text:list-item>
        <text:list-item>
          <text:p text:style-name="P561">2я форма <text:span text:style-name="T453">(с окончанием </text:span><text:span text:style-name="T193">-ed</text:span><text:span text:style-name="T453">)</text:span> — для образования <text:span text:style-name="T368">Past Simple</text:span>;</text:p>
        </text:list-item>
        <text:list-item>
          <text:p text:style-name="P562">3я форма (прошедшее причастие) — для времен группы <text:span text:style-name="T368">Perfect</text:span> и пассивного залога .</text:p>
        </text:list-item>
      </text:list>
      <text:p text:style-name="P92"/>
      <text:p text:style-name="P90">Дополнение — это то, на что направлено действие. Оно выражено существительным, </text:p>
      <text:p text:style-name="P90">перед которым может стоять предлог или глаголом, перед которым может стоять частица <text:span text:style-name="T187">to</text:span><text:span text:style-name="T281">. <text:s/></text:span>Обычно оно стоит в конце предложения, но иногда может быть в начале.</text:p>
      <text:p text:style-name="P89"/>
      <text:p text:style-name="P93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9"/>
      <text:p text:style-name="P244"><text:span text:style-name="T390">В английском </text:span><text:span text:style-name="T391">языке</text:span><text:span text:style-name="T390"> не бывает предложений без подлежащего и сказуемого.</text:span></text:p>
      <text:p text:style-name="P428">Исключение составляют разговорные фразы: <text:span text:style-name="T187">nice to meet you</text:span> и пр.</text:p>
      <text:p text:style-name="P2"/>
      <text:p text:style-name="P96"><text:span text:style-name="T447">Порядок слов в у</text:span>тведрдительны<text:span text:style-name="T447">х</text:span> и отрицательны<text:span text:style-name="T447">х</text:span> предложения<text:span text:style-name="T447">х</text:span>:</text:p>
      <text:list xml:id="list1854609612" text:style-name="L3">
        <text:list-item>
          <text:p text:style-name="P563"><text:span text:style-name="T14">подлежащее</text:span><text:span text:style-name="T1">;</text:span></text:p>
        </text:list-item>
        <text:list-item>
          <text:p text:style-name="P563"><text:span text:style-name="T18">сказуемое</text:span><text:span text:style-name="T2">;</text:span></text:p>
        </text:list-item>
        <text:list-item>
          <text:p text:style-name="P564"><text:span text:style-name="T9">дополнение</text:span>;</text:p>
        </text:list-item>
        <text:list-item>
          <text:p text:style-name="P564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8"><text:span text:style-name="T447">Порядок слов в в</text:span>опросительны<text:span text:style-name="T447">х</text:span> предложения<text:span text:style-name="T447">х</text:span>:</text:p>
      <text:list xml:id="list752619950" text:style-name="L4">
        <text:list-item>
          <text:p text:style-name="P579"><text:span text:style-name="T25">вопросительное слово</text:span>;</text:p>
        </text:list-item>
        <text:list-item>
          <text:p text:style-name="P579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579"><text:span text:style-name="T13">подлежащее</text:span>;</text:p>
        </text:list-item>
        <text:list-item>
          <text:p text:style-name="P579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579"><text:span text:style-name="T9">дополнение</text:span>;</text:p>
        </text:list-item>
        <text:list-item>
          <text:p text:style-name="P579"><text:span text:style-name="T11">обстоятельство</text:span>.</text:p>
        </text:list-item>
      </text:list>
      <text:p text:style-name="P243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57">—</text:span> Что ты здесь делаешь?</text:p>
      <text:p text:style-name="P245"><text:span text:style-name="T4">Do</text:span><text:span text:style-name="T187"> </text:span><text:span text:style-name="T15">you</text:span><text:span text:style-name="T187"> </text:span><text:span text:style-name="T20">want</text:span><text:span text:style-name="T10"> to live </text:span><text:span text:style-name="T12">in Spain</text:span><text:span text:style-name="T187">? — Ты хочешь жить в Испании?</text:span></text:p>
      <text:p text:style-name="P423"><text:soft-page-break/><text:span text:style-name="T373">Вопрос не всегда бывает полным, какого-то элемента может не быть, </text:span><text:span text:style-name="T374">но при этом всегда </text:span></text:p>
      <text:p text:style-name="P95">есть подлежащие и вспомогательный глагол.</text:p>
      <text:p text:style-name="P94"/>
      <text:p text:style-name="P263"><text:span text:style-name="T284">Общий вопрос начинается со вспомогательного глагола и подразумевает ответ «</text:span><text:span text:style-name="T285">да/нет»</text:span><text:span text:style-name="T284">.</text:span></text:p>
      <text:p text:style-name="P121"/>
      <text:p text:style-name="P263"><text:span text:style-name="T270">Чтобы коротко ответить на </text:span><text:span text:style-name="T271">такой </text:span><text:span text:style-name="T270">вопрос, недостаточно просто написать </text:span><text:span text:style-name="T231">yes/no</text:span><text:span text:style-name="T270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30"/>
      <text:p text:style-name="P56"><text:span text:style-name="T392">Do you play</text:span> the piano? <text:span text:style-name="T257">—</text:span> Yes, <text:span text:style-name="T393">I do</text:span><text:span text:style-name="T400">.</text:span></text:p>
      <text:p text:style-name="P56"><text:span text:style-name="T393">Does Rita play</text:span><text:span text:style-name="T400"> football? </text:span><text:span text:style-name="T257">— </text:span><text:span text:style-name="T400">No, </text:span><text:span text:style-name="T393">she doesn`t</text:span><text:span text:style-name="T400">.</text:span> </text:p>
      <text:p text:style-name="P56"/>
      <text:p text:style-name="P122"><text:span text:style-name="T399">Специальный вопрос начинается с вопросительного слова </text:span><text:span text:style-name="T402">или связки</text:span><text:span text:style-name="T399">. </text:span><text:span text:style-name="T401">Он служит, чтобы узнать дополнительную информацию.</text:span><text:span text:style-name="T399"> </text:span><text:span text:style-name="T401">После вопросительного слова обычно стоит существительное: </text:span><text:span text:style-name="T189">What </text:span><text:span text:style-name="T253">car</text:span><text:span text:style-name="T189"> does he have? </text:span><text:span text:style-name="T190">How much </text:span><text:span text:style-name="T254">money</text:span><text:span text:style-name="T190"> dow we have?</text:span></text:p>
      <text:p text:style-name="P56"/>
      <text:p text:style-name="P153">Местоимение <text:span text:style-name="T187">I</text:span> всегда пишется с большой буквы.</text:p>
      <text:p text:style-name="P241">В английском языке всего 2 падежа: именительный и объектный. <text:s/></text:p>
      <text:p text:style-name="P241"/>
      <text:p text:style-name="P271"><text:span text:style-name="T183">В предложениях, которые используют глаголы: </text:span><text:span text:style-name="T256">like, have, enjoy, need</text:span><text:span text:style-name="T182">, </text:span><text:span text:style-name="T183">подлежащие </text:span></text:p>
      <text:p text:style-name="P271"><text:span text:style-name="T183">не переводятся на русский в именительном падеже</text:span><text:span text:style-name="T184">:</text:span></text:p>
      <text:p text:style-name="P236"/>
      <text:p text:style-name="P49"><text:span text:style-name="T26">I l</text:span>ike my job — Мне нравится моя работа (а не «Я нравится моя работа»).</text:p>
      <text:p text:style-name="P49"/>
      <text:p text:style-name="P9"><text:span text:style-name="T455">Настоящее.</text:span> Present</text:p>
      <text:p text:style-name="P230"/>
      <text:p text:style-name="P230">Present Simple (я делаю это сейчас):</text:p>
      <text:p text:style-name="P51">I live in Spain — Я живу в испании (факт).</text:p>
      <text:p text:style-name="P231"/>
      <text:p text:style-name="P230">Present Continuous (я делаю это прямо сейчас):</text:p>
      <text:p text:style-name="P35">I am reading a book — Я читаю книгу (именно сейчас).</text:p>
      <text:p text:style-name="P232"/>
      <text:p text:style-name="P230">Present Perfect (я сделал это ранее, но именно сейчас это важно):</text:p>
      <text:p text:style-name="P50">I have lost the keys — Я потерял ключи (результат).</text:p>
      <text:p text:style-name="P50"/>
      <text:p text:style-name="P230">Present Perfect <text:span text:style-name="T454">Continuous (я делаю это уже какое-то время):</text:span></text:p>
      <text:p text:style-name="P246"><text:span text:style-name="T188">I have been reading for 2 hours — </text:span><text:span text:style-name="T229">Я читаю уже 2 часа</text:span></text:p>
      <text:p text:style-name="P68"/>
      <text:p text:style-name="P15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74"/>
      <text:p text:style-name="P10">Present Simple</text:p>
      <text:p text:style-name="P234"/>
      <text:p text:style-name="P98">Используется чтобы:</text:p>
      <text:list xml:id="list52743734" text:style-name="L5">
        <text:list-item>
          <text:p text:style-name="P580">сообщить факты настоящего, описать текущую реальность;</text:p>
        </text:list-item>
        <text:list-item>
          <text:p text:style-name="P580">говорить о событиях, которые происходят с какой-то регулярностью.</text:p>
        </text:list-item>
      </text:list>
      <text:p text:style-name="P20"/>
      <text:p text:style-name="P97">В утверждениях глагол используется в 2х вариантах:</text:p>
      <text:list xml:id="list1902697309" text:style-name="L6">
        <text:list-item>
          <text:p text:style-name="P582">без изменений, если подлежащее в первом лице или множеств<text:span text:style-name="T437">ен.</text:span> числе <text:span text:style-name="T187">(</text:span><text:span text:style-name="T194">I</text:span><text:span text:style-name="T187">, </text:span><text:span text:style-name="T194">you</text:span><text:span text:style-name="T187">, </text:span><text:span text:style-name="T194">we,</text:span><text:span text:style-name="T187"> </text:span><text:span text:style-name="T194">they</text:span><text:span text:style-name="T187">)</text:span>;</text:p>
        </text:list-item>
        <text:list-item>
          <text:p text:style-name="P582"><text:span text:style-name="T260">с окончанием </text:span><text:span text:style-name="T195">-s </text:span><text:span text:style-name="T196">(-es)</text:span><text:span text:style-name="T260">, если подлежащ</text:span><text:span text:style-name="T397">ее</text:span><text:span text:style-name="T260"> в третьем лице, единств</text:span><text:span text:style-name="T398">ен</text:span><text:span text:style-name="T437">ном</text:span><text:span text:style-name="T260"> числе </text:span><text:span text:style-name="T195">(</text:span><text:span text:style-name="T194">he</text:span><text:span text:style-name="T195">, </text:span><text:span text:style-name="T194">she</text:span><text:span text:style-name="T195">, </text:span><text:span text:style-name="T194">it</text:span><text:span text:style-name="T195">)</text:span></text:p>
        </text:list-item>
      </text:list>
      <text:p text:style-name="P443"><text:soft-page-break/><text:span text:style-name="T465">I </text:span><text:span text:style-name="T23">live</text:span><text:span text:style-name="T465"> in New York — Я живу в Нью Йорке.</text:span></text:p>
      <text:p text:style-name="P445"><text:span text:style-name="T465">Peter </text:span><text:span text:style-name="T23">work</text:span><text:span text:style-name="T24">s</text:span><text:span text:style-name="T465"> in New York — Питер работает в Нью Йорке;</text:span></text:p>
      <text:p text:style-name="P242"/>
      <text:p text:style-name="P445"><text:span text:style-name="T466">Г</text:span><text:span text:style-name="T379">лагол</text:span><text:span text:style-name="T450"> </text:span><text:span text:style-name="T197">have</text:span><text:span text:style-name="T450"> не пишется с онончанием </text:span><text:span text:style-name="T197">-s</text:span><text:span text:style-name="T450">, а </text:span><text:span text:style-name="T451">преобразуется</text:span><text:span text:style-name="T450"> в </text:span><text:span text:style-name="T197">has</text:span><text:span text:style-name="T450">. </text:span></text:p>
      <text:p text:style-name="P100"/>
      <text:p text:style-name="P100">Окончание <text:span text:style-name="T187">-es</text:span> ставится, если глагол заканчивается: на гласную букву, </text:p>
      <text:p text:style-name="P99">на шипящий звук <text:span text:style-name="T187">(sh, ch)</text:span> <text:span text:style-name="T389">или</text:span> на букву <text:span text:style-name="T187">s/x</text:span>:</text:p>
      <text:list xml:id="list3509037284" text:style-name="L7">
        <text:list-item>
          <text:p text:style-name="P584"><text:span text:style-name="T262">go — </text:span>goes;</text:p>
        </text:list-item>
        <text:list-item>
          <text:p text:style-name="P584"><text:span text:style-name="T262">teach — </text:span>teaches;</text:p>
        </text:list-item>
        <text:list-item>
          <text:p text:style-name="P583"><text:span text:style-name="T262">mix — </text:span><text:span text:style-name="T261">mixes.</text:span></text:p>
        </text:list-item>
      </text:list>
      <text:p text:style-name="P234"/>
      <text:p text:style-name="P102">Если глагол заканчивается на букву y, перед которой согласная, то вместо y </text:p>
      <text:p text:style-name="P101">пишется <text:span text:style-name="T187">i</text:span> <text:span text:style-name="T263">(помимо добавления </text:span><text:span text:style-name="T198">-es</text:span><text:span text:style-name="T263">)</text:span>:</text:p>
      <text:list xml:id="list4030499013" text:style-name="L8">
        <text:list-item>
          <text:p text:style-name="P585">fly — flies; </text:p>
        </text:list-item>
        <text:list-item>
          <text:p text:style-name="P585">cry — cries.</text:p>
        </text:list-item>
      </text:list>
      <text:p text:style-name="P234"/>
      <text:p text:style-name="P253"><text:span text:style-name="T369">П</text:span><text:span text:style-name="T370">еред сказуемым часто </text:span><text:span text:style-name="T372">стоят</text:span><text:span text:style-name="T370"> маячки времени </text:span><text:span text:style-name="T378">(</text:span><text:span text:style-name="T370">наречия частности</text:span><text:span text:style-name="T378">)</text:span><text:span text:style-name="T371">:</text:span></text:p>
      <text:list xml:id="list670601220" text:style-name="L9">
        <text:list-item>
          <text:p text:style-name="P581">always - <text:span text:style-name="T260">всегда</text:span>;</text:p>
        </text:list-item>
        <text:list-item>
          <text:p text:style-name="P581">usually - <text:span text:style-name="T260">обычно</text:span>;</text:p>
        </text:list-item>
        <text:list-item>
          <text:p text:style-name="P581">often - <text:span text:style-name="T260">часто</text:span>;</text:p>
        </text:list-item>
        <text:list-item>
          <text:p text:style-name="P581">sometimes - <text:span text:style-name="T260">иногда</text:span>;</text:p>
        </text:list-item>
        <text:list-item>
          <text:p text:style-name="P581">never — <text:span text:style-name="T260">никогда</text:span>.</text:p>
        </text:list-item>
      </text:list>
      <text:p text:style-name="P21"/>
      <text:p text:style-name="P235"><text:span text:style-name="T187">I </text:span><text:span text:style-name="T255">always</text:span><text:span text:style-name="T187"> wash my hands before eating — Я всегда мою руки перед едой.</text:span></text:p>
      <text:p text:style-name="P234"/>
      <text:p text:style-name="P3">Отрицания в Present Simple</text:p>
      <text:p text:style-name="P3"/>
      <text:p text:style-name="P249"><text:span text:style-name="T268">Использу</text:span><text:span text:style-name="T269">ю</text:span><text:span text:style-name="T268">тся чтобы сказать о том, что что-либо:</text:span></text:p>
      <text:list xml:id="list4253645754" text:style-name="L10">
        <text:list-item>
          <text:p text:style-name="P586">не является фактом настоящего <text:span text:style-name="T398">или истиной</text:span>;</text:p>
        </text:list-item>
        <text:list-item>
          <text:p text:style-name="P586">не происходит с какой-то регулярностью.</text:p>
        </text:list-item>
      </text:list>
      <text:p text:style-name="P240"/>
      <text:p text:style-name="P239">За отрицание отвечает частица <text:span text:style-name="T187">not</text:span>, которая идет в паре со вспомогательным глаголом <text:span text:style-name="T187">do</text:span>.</text:p>
      <text:p text:style-name="P239">Если подлежащее <text:span text:style-name="T187">he/she/it</text:span>, то испольузется <text:span text:style-name="T187">does</text:span>. <text:span text:style-name="T386">Смысловой глагол без изменений.</text:span></text:p>
      <text:p text:style-name="P238"/>
      <text:p text:style-name="P52">People <text:span text:style-name="T3">do </text:span><text:span text:style-name="T28">not</text:span> <text:span text:style-name="T17">live</text:span> in space — Люди не живут в космосе.</text:p>
      <text:p text:style-name="P52">Water <text:span text:style-name="T3">does </text:span><text:span text:style-name="T28">not</text:span> <text:span text:style-name="T17">boil</text:span> at 50 degrees Celsius — Вода не кипит при 50 грудусах.</text:p>
      <text:p text:style-name="P52"/>
      <text:p text:style-name="P250"><text:span text:style-name="T266">Практически всегда </text:span><text:span text:style-name="T232">do/</text:span><text:span text:style-name="T233">does</text:span><text:span text:style-name="T232"> not</text:span><text:span text:style-name="T266"> использу</text:span><text:span text:style-name="T267">е</text:span><text:span text:style-name="T266">тся в сокращении: </text:span></text:p>
      <text:p text:style-name="P53">We don`t drink whisky — Мы не пьем виски.</text:p>
      <text:p text:style-name="P54">He doesn`t drink tea — Он не пьет чай.</text:p>
      <text:p text:style-name="P170"/>
      <text:p text:style-name="P170">Вопросы в Present Simple</text:p>
      <text:p text:style-name="P53"/>
      <text:p text:style-name="P120">Используюся чтобы:</text:p>
      <text:list xml:id="list2169946368" text:style-name="L11">
        <text:list-item>
          <text:p text:style-name="P587">узнать о фактах настоящего;</text:p>
        </text:list-item>
        <text:list-item>
          <text:p text:style-name="P587">о событиях, которые происходят с какой-то регулярностью.</text:p>
        </text:list-item>
      </text:list>
      <text:p text:style-name="P119"/>
      <text:p text:style-name="P119">Вопрос задается с помощью вспомогательного глагола <text:span text:style-name="T187">do/</text:span><text:span text:style-name="T199">does</text:span>, который ставится перед подлежащим. Смысловой глагол без изменений (в начальной форме).</text:p>
      <text:p text:style-name="P247"><text:soft-page-break/><text:span text:style-name="T7">Do</text:span><text:span text:style-name="T265"> you </text:span><text:span text:style-name="T22">like</text:span><text:span text:style-name="T265"> action movies? </text:span><text:span text:style-name="T215">— </text:span><text:span text:style-name="T265">Тебе нравятся экшен фильмы? </text:span></text:p>
      <text:p text:style-name="P55">What books <text:span text:style-name="T3">do</text:span> you <text:span text:style-name="T17">read</text:span>? <text:span text:style-name="T264">—</text:span> Какие книги тебе нравятся?</text:p>
      <text:p text:style-name="P6"/>
      <text:p text:style-name="P6">Глаголы <text:span text:style-name="T208">d</text:span><text:span text:style-name="T187">o</text:span> и <text:span text:style-name="T208">b</text:span><text:span text:style-name="T187">e</text:span> <text:span text:style-name="T436">в Present Simple</text:span></text:p>
      <text:p text:style-name="P4"/>
      <text:p text:style-name="P259"><text:span text:style-name="T277">Глагол</text:span><text:span text:style-name="T272"> d</text:span><text:span text:style-name="T273">o </text:span><text:span text:style-name="T274">означает</text:span><text:span text:style-name="T273"> «делать». В предложении </text:span><text:span text:style-name="T277">он</text:span><text:span text:style-name="T273"> может может встречаться несколько раз, </text:span></text:p>
      <text:p text:style-name="P259"><text:span text:style-name="T273">в качестве вспомогательного и смыслового: </text:span><text:span text:style-name="T216">What </text:span><text:span text:style-name="T5">do</text:span><text:span text:style-name="T216"> you </text:span><text:span text:style-name="T21">do</text:span><text:span text:style-name="T216">? </text:span><text:span text:style-name="T217">— </text:span><text:span text:style-name="T216">Что ты делаешь? </text:span></text:p>
      <text:p text:style-name="P65"/>
      <text:p text:style-name="P459"><text:span text:style-name="T234">To </text:span><text:span text:style-name="T235">be</text:span><text:span text:style-name="T272"> — </text:span><text:span text:style-name="T276">это начальная форма глагола</text:span><text:span text:style-name="T272"> «быть», </text:span><text:span text:style-name="T306">кот</text:span><text:span text:style-name="T307">орая</text:span><text:span text:style-name="T272"> меняется в</text:span></text:p>
      <text:p text:style-name="P254"><text:span text:style-name="T272">завис</text:span><text:span text:style-name="T277">имости</text:span><text:span text:style-name="T272"> от подлежащего, </text:span><text:span text:style-name="T307">на</text:span><text:span text:style-name="T272">: </text:span></text:p>
      <text:list xml:id="list626175128" text:style-name="L12">
        <text:list-item>
          <text:p text:style-name="P607"><text:span text:style-name="T272">a</text:span><text:span text:style-name="T265">m — если подлежащее в первом лице (</text:span><text:span text:style-name="T214">I</text:span><text:span text:style-name="T265">);</text:span></text:p>
        </text:list-item>
        <text:list-item>
          <text:p text:style-name="P588">is — если подлежащее в третьем лице, единственном числе (<text:span text:style-name="T187">he/she/it</text:span>);</text:p>
        </text:list-item>
        <text:list-item>
          <text:p text:style-name="P588">are — если подлежащее во множественном числе (<text:span text:style-name="T187">you/we/they</text:span>).</text:p>
        </text:list-item>
      </text:list>
      <text:p text:style-name="P126"/>
      <text:p text:style-name="P262"><text:span text:style-name="T274">Э</text:span><text:span text:style-name="T278">ти формы </text:span><text:span text:style-name="T282">глагола</text:span><text:span text:style-name="T278"> </text:span><text:span text:style-name="T236">be</text:span><text:span text:style-name="T305"> </text:span><text:span text:style-name="T278">заменяют собой сказуемое в тех </text:span><text:span text:style-name="T279">ситуациях</text:span><text:span text:style-name="T278">, </text:span><text:span text:style-name="T279">когда</text:span><text:span text:style-name="T278"> оно отсутсвует</text:span></text:p>
      <text:p text:style-name="P440"><text:span text:style-name="T283">и помогают привязать предложение ко времени </text:span><text:span text:style-name="T278">(т. к. </text:span><text:span text:style-name="T277">для английского языка </text:span></text:p>
      <text:p text:style-name="P440"><text:span text:style-name="T277">не характерно, когда в предложении нет </text:span><text:span text:style-name="T278">сказуемого).</text:span></text:p>
      <text:p text:style-name="P125"/>
      <text:p text:style-name="P260"><text:span text:style-name="T31">I </text:span><text:span text:style-name="T6">am</text:span><text:span text:style-name="T218"> a doctor — Я (</text:span><text:span text:style-name="T219">есть</text:span><text:span text:style-name="T218">) доктор.</text:span></text:p>
      <text:p text:style-name="P19"><text:span text:style-name="T29">We</text:span><text:span text:style-name="T404"> </text:span><text:span text:style-name="T8">are</text:span><text:span text:style-name="T404"> happy </text:span><text:span text:style-name="T407">— </text:span><text:span text:style-name="T404">Мы (есть) счастливы.</text:span></text:p>
      <text:p text:style-name="P127"/>
      <text:p text:style-name="P138"><text:span text:style-name="T434">Г</text:span>лагол <text:span text:style-name="T200">be</text:span><text:span text:style-name="T434"> </text:span>появляется, когда говорят:</text:p>
      <text:list xml:id="list1020009520" text:style-name="L13">
        <text:list-item>
          <text:p text:style-name="P589">кто человек по профессии <text:span text:style-name="T438">(</text:span><text:span text:style-name="T191">I am a football player</text:span><text:span text:style-name="T192">)</text:span>;</text:p>
        </text:list-item>
        <text:list-item>
          <text:p text:style-name="P589">в каком состоянии человек или объект <text:span text:style-name="T438">(</text:span><text:span text:style-name="T191">This dress is blue</text:span><text:span text:style-name="T192">)</text:span>;</text:p>
        </text:list-item>
        <text:list-item>
          <text:p text:style-name="P589">где находится человек или объект <text:span text:style-name="T438">(</text:span><text:span text:style-name="T191">Molly is in her office now</text:span><text:span text:style-name="T192">)</text:span>;</text:p>
        </text:list-item>
      </text:list>
      <text:p text:style-name="P124"/>
      <text:p text:style-name="P261"><text:span text:style-name="T283">Глагол</text:span><text:span text:style-name="T275"> </text:span><text:span text:style-name="T220">be</text:span><text:span text:style-name="T275"> может использоваться в связке с прилагательным. </text:span><text:span text:style-name="T280">При переводе таких связок можно подобрать отдельный глагол, которого нет в английском.</text:span></text:p>
      <text:p text:style-name="P123"/>
      <text:p text:style-name="P433"><text:span text:style-name="T220">I </text:span><text:span text:style-name="T238">am interested</text:span><text:span text:style-name="T220"> in art — Я</text:span><text:span text:style-name="T221"> </text:span><text:span text:style-name="T239">интересуюсь</text:span><text:span text:style-name="T230"> </text:span><text:span text:style-name="T221">искусством </text:span><text:span text:style-name="T230">(есть заинтересованный)</text:span><text:span text:style-name="T221">.</text:span></text:p>
      <text:p text:style-name="P265"><text:span text:style-name="T221">My hands </text:span><text:span text:style-name="T239">are cold</text:span><text:span text:style-name="T221"> — Мои руки</text:span><text:span text:style-name="T222"> </text:span><text:span text:style-name="T239">замерзли </text:span><text:span text:style-name="T230">(есть замерзшие)</text:span><text:span text:style-name="T222">.</text:span></text:p>
      <text:p text:style-name="P57"/>
      <text:p text:style-name="P128">В вопросительных предложениях глагол <text:span text:style-name="T187">be</text:span> меняется местами с подлежащим, </text:p>
      <text:p text:style-name="P128">а в отрицательных, используется с частицей <text:span text:style-name="T187">not</text:span>:</text:p>
      <text:p text:style-name="P128"/>
      <text:p text:style-name="P17"><text:span text:style-name="T405">I </text:span><text:span text:style-name="T404">am not a student — Я не студент.</text:span></text:p>
      <text:p text:style-name="P59">We are not English speakers — Они не англоговорящие люди.</text:p>
      <text:p text:style-name="P17"><text:span text:style-name="T405">I</text:span><text:span text:style-name="T404">s it dark? — Сейчас темно?</text:span></text:p>
      <text:p text:style-name="P59">Are they hungry? — Они голодны?</text:p>
      <text:p text:style-name="P59"/>
      <text:p text:style-name="P129">Если перед <text:span text:style-name="T201">am/is/are</text:span> нет вопросительного слова, то это общий вопрос. </text:p>
      <text:p text:style-name="P129">В корешке ответа вместо <text:span text:style-name="T187">do/does</text:span> используется <text:span text:style-name="T187">am/is/are</text:span>:</text:p>
      <text:p text:style-name="P129"/>
      <text:p text:style-name="P18"><text:span text:style-name="T404">Am I in danger? Yes, you are. </text:span><text:span text:style-name="T406">—</text:span><text:span text:style-name="T404"> Я в опасности? Да.</text:span></text:p>
      <text:p text:style-name="P18"><text:span text:style-name="T404">Is John married? - No, he isn`t. </text:span><text:span text:style-name="T406">— </text:span><text:span text:style-name="T404">Джон женат? </text:span><text:span text:style-name="T406">— </text:span><text:span text:style-name="T404">Нет.</text:span></text:p>
      <text:p text:style-name="P58"/>
      <text:p text:style-name="P58"><text:span text:style-name="T368">Специальный вопрос начинается с вопросительного слова </text:span><text:span text:style-name="T375">или связки</text:span><text:span text:style-name="T368">:</text:span> </text:p>
      <text:p text:style-name="P58">Where is Jill?<text:span text:style-name="T435"> </text:span>She is at school. <text:span text:style-name="T435">— </text:span>Где Джил? Она в школе.</text:p>
      <text:p text:style-name="P58"/>
      <text:p text:style-name="P267"><text:span text:style-name="T287">Очень часто </text:span><text:span text:style-name="T224">am/is/are</text:span><text:span text:style-name="T287"> сокращаются: </text:span><text:span text:style-name="T224">I am → I`m, he is → he`s, <text:s/></text:span></text:p>
      <text:p text:style-name="P267"><text:span text:style-name="T224">you are → you`re, John is → John`s, </text:span><text:span text:style-name="T226">t</text:span><text:span text:style-name="T224">hey are → </text:span><text:span text:style-name="T226">t</text:span><text:span text:style-name="T224">hey`re</text:span><text:span text:style-name="T225">. </text:span></text:p>
      <text:p text:style-name="P427"><text:soft-page-break/><text:span text:style-name="T288">С</text:span><text:span text:style-name="T289">окращать можно как по </text:span><text:span text:style-name="T290">вспом.</text:span><text:span text:style-name="T289"> глаголу, так и по частице </text:span><text:span text:style-name="T227">not</text:span><text:span text:style-name="T289">: </text:span><text:span text:style-name="T227">he is not → he`s not</text:span><text:span text:style-name="T228"> или</text:span><text:span text:style-name="T227"> he isn`t.</text:span></text:p>
      <text:p text:style-name="P103"><text:span text:style-name="T408">П</text:span><text:span text:style-name="T404">ри этом </text:span><text:span text:style-name="T214">am</text:span><text:span text:style-name="T404"> сокращается только по </text:span><text:span text:style-name="T214">am</text:span><text:span text:style-name="T404"> → </text:span><text:span text:style-name="T214">I`m not (I amn`t не существует).</text:span></text:p>
      <text:p text:style-name="P66"/>
      <text:p text:style-name="P161">Present Continuous</text:p>
      <text:p text:style-name="P131"/>
      <text:p text:style-name="P131">Указывает на событие, происходящее именно сейчас и которое еще не закончилось.</text:p>
      <text:p text:style-name="P134">Состоит из связки вспомогательного глагола <text:span text:style-name="T187">be</text:span> и смыслового с окончанием <text:span text:style-name="T187">-ing</text:span>:</text:p>
      <text:p text:style-name="P132"/>
      <text:p text:style-name="P60">She <text:span text:style-name="T392">is</text:span> driv<text:span text:style-name="T392">ing</text:span> to work. <text:span text:style-name="T435">—</text:span> Она (сейчас) едет на работу.</text:p>
      <text:p text:style-name="P61">You <text:span text:style-name="T392">are</text:span> do<text:span text:style-name="T392">ing</text:span> great! <text:span text:style-name="T435">—</text:span> У тебя отлично получается!</text:p>
      <text:p text:style-name="P131"/>
      <text:p text:style-name="P264"><text:span text:style-name="T286">Если глагол заканчивается на </text:span><text:span text:style-name="T223">-e</text:span><text:span text:style-name="T286">, то при добавлении </text:span><text:span text:style-name="T223">-ing</text:span><text:span text:style-name="T286"> она выпадает: </text:span><text:span text:style-name="T223">make → making.</text:span></text:p>
      <text:p text:style-name="P133">Если глагол заканчивается на <text:span text:style-name="T187">-ie</text:span>, то при добавлении <text:span text:style-name="T187">-ing</text:span> оно меняется на <text:span text:style-name="T187">-y</text:span>: <text:span text:style-name="T187">lie → lying. </text:span></text:p>
      <text:p text:style-name="P60"/>
      <text:p text:style-name="P133">Если глагол из 1 слога, с одной гласной буквой, после которой солгасная, то при </text:p>
      <text:p text:style-name="P264"><text:span text:style-name="T286">добавлении </text:span><text:span text:style-name="T223">-ing</text:span><text:span text:style-name="T286"> согласная удваивается: </text:span><text:span text:style-name="T223">hit → hitting, sit → sitting.</text:span></text:p>
      <text:p text:style-name="P133"/>
      <text:p text:style-name="P266"><text:span text:style-name="T286">В </text:span><text:span text:style-name="T265">окончании </text:span><text:span text:style-name="T214">-ing</text:span><text:span text:style-name="T265"> буква </text:span><text:span text:style-name="T214">g</text:span><text:span text:style-name="T265"> не произносится. Сочетание </text:span><text:span text:style-name="T214">ng</text:span><text:span text:style-name="T265"> образет необычный звук, которого нет в русском языке — носовой </text:span><text:span text:style-name="T214">n</text:span><text:span text:style-name="T265"> (при произнесении пускается воздух через нос).</text:span></text:p>
      <text:p text:style-name="P134"/>
      <text:p text:style-name="P135"><text:span text:style-name="T442">Слова-м</text:span>аячки Present Continuous:</text:p>
      <text:list xml:id="list2009613901" text:style-name="L14">
        <text:list-item>
          <text:p text:style-name="P590">look — смотри;</text:p>
        </text:list-item>
        <text:list-item>
          <text:p text:style-name="P590">now — сейчас (обычно стоит в конце);</text:p>
        </text:list-item>
        <text:list-item>
          <text:p text:style-name="P590">at the moment — в этот момент (обычно в конце).</text:p>
        </text:list-item>
      </text:list>
      <text:p text:style-name="P133"/>
      <text:p text:style-name="P61">I am working right <text:span text:style-name="T392">now</text:span>. — Прямо сейчас я работаю.</text:p>
      <text:p text:style-name="P61"><text:span text:style-name="T392">Look</text:span> out of the window! It`s raining. — Посмотри в окно. Идет дождь.</text:p>
      <text:p text:style-name="P136"/>
      <text:p text:style-name="P160">Отрицания в Present Continuous</text:p>
      <text:p text:style-name="P160"/>
      <text:p text:style-name="P137">Используется чтобы сказать, что что-то не происходит именно сейчас.</text:p>
      <text:p text:style-name="P137">Для этого к глаголу <text:span text:style-name="T187">be</text:span> добавляется частица <text:span text:style-name="T187">not</text:span>.</text:p>
      <text:p text:style-name="P137"/>
      <text:p text:style-name="P62">I`m not listening to you. <text:span text:style-name="T439">—</text:span> Я не слушаю тебя.</text:p>
      <text:p text:style-name="P62">He isn`t cleaning the carpet. <text:span text:style-name="T439">—</text:span> Он не чистит ковер.</text:p>
      <text:p text:style-name="P62"/>
      <text:p text:style-name="P165">Вопросы в Present Continuous</text:p>
      <text:p text:style-name="P63"/>
      <text:p text:style-name="P556">Здесь использ<text:span text:style-name="T441">уются</text:span> теже правила, что при составлении вопросов в </text:p>
      <text:p text:style-name="P557">Present Simple с глаголом <text:span text:style-name="T187">be</text:span>:</text:p>
      <text:p text:style-name="P63">Am I listening? <text:span text:style-name="T439">—</text:span> Я слушаю?</text:p>
      <text:p text:style-name="P63">Are you playing? Yes, I am. <text:span text:style-name="T439">—</text:span> Ты играешь? Да.</text:p>
      <text:p text:style-name="P63">Where is he going? <text:span text:style-name="T439">—</text:span> Куда он идет?</text:p>
      <text:p text:style-name="P64">What book is she reading? <text:span text:style-name="T439">— </text:span>Какую книгу она читает? <text:span text:style-name="T440">(сейчас)</text:span></text:p>
      <text:p text:style-name="P64"/>
      <text:p text:style-name="P268"><text:span text:style-name="T310">Глаголы, которые не использ</text:span><text:span text:style-name="T316">уются</text:span><text:span text:style-name="T310"> в </text:span><text:span text:style-name="T311">Continuous</text:span></text:p>
      <text:p text:style-name="P162"/>
      <text:p text:style-name="P139">Это глаголы, обозначающие состояние, которое не меняется под дейсвтием момента.</text:p>
      <text:p text:style-name="P269"><text:span text:style-name="T291">Как правило это </text:span><text:span text:style-name="T292">описание</text:span><text:span text:style-name="T291"> чувств или мыслей. </text:span><text:span text:style-name="T292">В особых случаях эти глаголы могут иметь переносное или контекстное значение, тогда их можно встретить в форме Continuous. </text:span></text:p>
      <text:p text:style-name="P142">Но в большинстве случаев следующие глаголы используются в форме Simple:</text:p>
      <text:p text:style-name="P143"><text:soft-page-break/>Глаголы восприятия:</text:p>
      <text:list xml:id="list3113578026" text:style-name="L15">
        <text:list-item>
          <text:p text:style-name="P591">see — видеть;</text:p>
        </text:list-item>
        <text:list-item>
          <text:p text:style-name="P591">hear — слышать;</text:p>
        </text:list-item>
        <text:list-item>
          <text:p text:style-name="P591">feel — чувствовать;</text:p>
        </text:list-item>
        <text:list-item>
          <text:p text:style-name="P591">taste — чувствовать вкус (пробовать);</text:p>
        </text:list-item>
        <text:list-item>
          <text:p text:style-name="P591">smell — чувствовать запах (нюхать).</text:p>
        </text:list-item>
      </text:list>
      <text:p text:style-name="P142"/>
      <text:p text:style-name="P143">Глаголы для выражения мнения:</text:p>
      <text:list xml:id="list3557161498" text:style-name="L16">
        <text:list-item>
          <text:p text:style-name="P592">belive — верить;</text:p>
        </text:list-item>
        <text:list-item>
          <text:p text:style-name="P592">doubt — сомневаться;</text:p>
        </text:list-item>
        <text:list-item>
          <text:p text:style-name="P592">think — думать.</text:p>
        </text:list-item>
      </text:list>
      <text:p text:style-name="P142"/>
      <text:p text:style-name="P143">Глаголы, показывающие состояние мыслей:</text:p>
      <text:list xml:id="list969374635" text:style-name="L17">
        <text:list-item>
          <text:p text:style-name="P593">forget — забывать;</text:p>
        </text:list-item>
        <text:list-item>
          <text:p text:style-name="P593">imagine — представлять;</text:p>
        </text:list-item>
        <text:list-item>
          <text:p text:style-name="P593">know — знать;</text:p>
        </text:list-item>
        <text:list-item>
          <text:p text:style-name="P593">understand — понимать.</text:p>
        </text:list-item>
      </text:list>
      <text:p text:style-name="P142"/>
      <text:p text:style-name="P144">Глаголы, указывающие на эмоции и желания:</text:p>
      <text:list xml:id="list4094242828" text:style-name="L18">
        <text:list-item>
          <text:p text:style-name="P594">love — любить;</text:p>
        </text:list-item>
        <text:list-item>
          <text:p text:style-name="P594">like — нравиться;</text:p>
        </text:list-item>
        <text:list-item>
          <text:p text:style-name="P594">hate — ненавидеть;</text:p>
        </text:list-item>
        <text:list-item>
          <text:p text:style-name="P594">hope — надеяться;</text:p>
        </text:list-item>
        <text:list-item>
          <text:p text:style-name="P594">want — хотеть;</text:p>
        </text:list-item>
        <text:list-item>
          <text:p text:style-name="P594">wish — желать.</text:p>
        </text:list-item>
      </text:list>
      <text:p text:style-name="P145"/>
      <text:p text:style-name="P144">Другие глаголы:</text:p>
      <text:list xml:id="list1554627810" text:style-name="L19">
        <text:list-item>
          <text:p text:style-name="P595">look — выглядеть;</text:p>
        </text:list-item>
        <text:list-item>
          <text:p text:style-name="P595">have — иметь.</text:p>
        </text:list-item>
      </text:list>
      <text:p text:style-name="P145"/>
      <text:p text:style-name="P69">I think Amy is a strange girl. - Я думаю, Эмми странная девушка.</text:p>
      <text:p text:style-name="P69">Do you know this man? - Вы знаете этого мужчину?</text:p>
      <text:p text:style-name="P69">You look great! - Ты выглядишь отлично!</text:p>
      <text:p text:style-name="P166"/>
      <text:p text:style-name="P166">Present Perfect</text:p>
      <text:p text:style-name="P146"/>
      <text:p text:style-name="P270"><text:span text:style-name="T299">У</text:span><text:span text:style-name="T295">казывает на дейсвтие совершенное когда-то в прошлом, но подчеркивает, что результат важен сейчас </text:span><text:span text:style-name="T296">(т. е. к какому результату в итоге это привело)</text:span><text:span text:style-name="T295">.</text:span></text:p>
      <text:p text:style-name="P147"/>
      <text:p text:style-name="P272"><text:span text:style-name="T295">С</text:span><text:span text:style-name="T298">остоит и</text:span><text:span text:style-name="T300">з </text:span><text:span text:style-name="T301">2х частей:</text:span><text:span text:style-name="T298"> вспомогат</text:span><text:span text:style-name="T301">ельного</text:span><text:span text:style-name="T298"> глагола </text:span><text:span text:style-name="T237">have</text:span><text:span text:style-name="T298"> (который привязывает действие </text:span></text:p>
      <text:p text:style-name="P272"><text:span text:style-name="T298">к настоящему) и смыслового глагола в 3й форме (</text:span><text:span text:style-name="T302">переводится как «сделанный»</text:span><text:span text:style-name="T298">).</text:span></text:p>
      <text:p text:style-name="P150"/>
      <text:p text:style-name="P270"><text:span text:style-name="T295">На русский язык Present Perfect переводится в прошлом </text:span><text:span text:style-name="T297">(иногда настоящ</text:span><text:span text:style-name="T299">и</text:span><text:span text:style-name="T297">м, </text:span><text:span text:style-name="T299">для удобства</text:span><text:span text:style-name="T297">)</text:span><text:span text:style-name="T295">, </text:span></text:p>
      <text:p text:style-name="P151">а в английском принадлежит к катергории настоящих времен.</text:p>
      <text:p text:style-name="P150"/>
      <text:p text:style-name="P23"><text:span text:style-name="T410">I </text:span><text:span text:style-name="T414">have</text:span><text:span text:style-name="T404"> already </text:span><text:span text:style-name="T414">seen</text:span><text:span text:style-name="T404"> this movie. </text:span><text:span text:style-name="T411">—</text:span><text:span text:style-name="T404"> Я уже видел этот фильм (просмотрел, т. е. опыт).</text:span></text:p>
      <text:p text:style-name="P23"><text:span text:style-name="T404">You </text:span><text:span text:style-name="T414">have</text:span><text:span text:style-name="T404"> </text:span><text:span text:style-name="T414">broken</text:span><text:span text:style-name="T404"> the vase. </text:span><text:span text:style-name="T411">— </text:span><text:span text:style-name="T404">Ты разбил вазу. (есть очевидный результат, кот. случился ранее) </text:span></text:p>
      <text:p text:style-name="P24"><text:span text:style-name="T412">It`s the fitst time I </text:span><text:span text:style-name="T415">have</text:span><text:span text:style-name="T412"> </text:span><text:span text:style-name="T415">driven</text:span><text:span text:style-name="T412"> a car — Это впервые, когда я веду машину. (в настоящем)</text:span></text:p>
      <text:p text:style-name="P148"/>
      <text:p text:style-name="P155"/>
      <text:p text:style-name="P155"><text:soft-page-break/>Как проявляется результат:</text:p>
      <text:list xml:id="list1599305195" text:style-name="L20">
        <text:list-item>
          <text:p text:style-name="P609"><text:span text:style-name="T318">это </text:span><text:span text:style-name="T317">очевидные изменения;</text:span></text:p>
        </text:list-item>
        <text:list-item>
          <text:p text:style-name="P608"><text:span text:style-name="T296">полученный </text:span><text:span text:style-name="T300">ранее</text:span><text:span text:style-name="T296"> опыт или впечатления;</text:span></text:p>
        </text:list-item>
        <text:list-item>
          <text:p text:style-name="P596">недавно произошедшие события или новая информация.</text:p>
          <text:p text:style-name="P596"/>
        </text:list-item>
      </text:list>
      <text:p text:style-name="P152">Также Present Perfect используют, если что-то произошло впервые:</text:p>
      <text:p text:style-name="P149"/>
      <text:p text:style-name="P67">It`s the first time something has happend. - Этой первый раз, когда что-то произошло.</text:p>
      <text:p text:style-name="P67">(вместо first можно указать любое порядковое число: second, third)</text:p>
      <text:p text:style-name="P149"/>
      <text:p text:style-name="P152">Present Perferct — яркий пример того, что нельзя переводить английские </text:p>
      <text:p text:style-name="P152">предложения слово в слово:</text:p>
      <text:p text:style-name="P152"/>
      <text:p text:style-name="P22"><text:span text:style-name="T403">I have done. </text:span><text:span text:style-name="T409">—</text:span><text:span text:style-name="T403"> Я сделал (</text:span><text:span text:style-name="T418">досл. </text:span><text:span text:style-name="T403">Я имею сделанным).</text:span></text:p>
      <text:p text:style-name="P70"/>
      <text:p text:style-name="P176">Есть 2 варианта образования 3й формы глагола:</text:p>
      <text:list xml:id="list2613917708" text:style-name="L21">
        <text:list-item>
          <text:p text:style-name="P597">если глагол правильный, то добавляем к его начальной форме окончание <text:span text:style-name="T187">-ed</text:span>;</text:p>
        </text:list-item>
        <text:list-item>
          <text:p text:style-name="P597">если неправильный, то находим в таблице неправильных глаголов.</text:p>
        </text:list-item>
      </text:list>
      <text:p text:style-name="P177"/>
      <text:p text:style-name="P420"><text:span text:style-name="T319">Н</text:span><text:span text:style-name="T320">еправильны</text:span><text:span text:style-name="T319">й</text:span><text:span text:style-name="T320"> глагол </text:span><text:span text:style-name="T319">это </text:span><text:span text:style-name="T320">тот, который во 2й или 3й форме </text:span><text:span text:style-name="T334">записывается</text:span><text:span text:style-name="T320"> </text:span><text:span text:style-name="T334">по особенному</text:span><text:span text:style-name="T320">. </text:span></text:p>
      <text:p text:style-name="P178">Самые популярные неправильные глаголы нужно заучить (см. таблицу ниже).</text:p>
      <text:p text:style-name="P177"/>
      <text:p text:style-name="P180">Слова-маячки Present Perfect:</text:p>
      <text:list xml:id="list2570162239" text:style-name="L22">
        <text:list-item>
          <text:p text:style-name="P598">just — только что;</text:p>
        </text:list-item>
        <text:list-item>
          <text:p text:style-name="P598">already — уже;</text:p>
        </text:list-item>
        <text:list-item>
          <text:p text:style-name="P598">yet — еще не;</text:p>
        </text:list-item>
      </text:list>
      <text:p text:style-name="P182"/>
      <text:p text:style-name="P421"><text:span text:style-name="T243">Just</text:span><text:span text:style-name="T321"> и </text:span><text:span text:style-name="T243">already</text:span><text:span text:style-name="T321"> используются в утверждениях. </text:span><text:span text:style-name="T243">Yet</text:span><text:span text:style-name="T321"> — в вопросах и отрицаниях</text:span><text:span text:style-name="T322">. </text:span></text:p>
      <text:p text:style-name="P422"><text:span text:style-name="T322">(</text:span><text:span text:style-name="T242">already</text:span><text:span text:style-name="T317"> также можно ставить в вопросах).</text:span></text:p>
      <text:p text:style-name="P184"/>
      <text:p text:style-name="P183">Место <text:span text:style-name="T187">just</text:span>, <text:span text:style-name="T187">already</text:span> в предложении — между <text:span text:style-name="T187">have</text:span> и 3й формой глагола. </text:p>
      <text:p text:style-name="P183">Слово <text:span text:style-name="T187">yet</text:span> стоит в конце предложения.</text:p>
      <text:p text:style-name="P181"/>
      <text:p text:style-name="P71">I have <text:span text:style-name="T392">just</text:span> eaten a sandwich. <text:span text:style-name="T443">—</text:span> Я только что съел бутерброд.</text:p>
      <text:p text:style-name="P71">We have n<text:span text:style-name="T446">o</text:span>t finished <text:span text:style-name="T392">yet</text:span>. <text:span text:style-name="T443">—</text:span> Мы еще не закончили.</text:p>
      <text:p text:style-name="P179"/>
      <text:p text:style-name="P185">Другие указатели времени:</text:p>
      <text:list xml:id="list3759941505" text:style-name="L23">
        <text:list-item>
          <text:p text:style-name="P599">ever — когда либо;</text:p>
        </text:list-item>
        <text:list-item>
          <text:p text:style-name="P599">never — никогда;</text:p>
        </text:list-item>
        <text:list-item>
          <text:p text:style-name="P599">recently — в последнее время;</text:p>
        </text:list-item>
        <text:list-item>
          <text:p text:style-name="P599">these days — в последние дни;</text:p>
        </text:list-item>
        <text:list-item>
          <text:p text:style-name="P599">словосочетание с this (this mornig, this week).</text:p>
        </text:list-item>
      </text:list>
      <text:p text:style-name="P184"/>
      <text:p text:style-name="P184">Место <text:span text:style-name="T187">ever</text:span>, <text:span text:style-name="T187">never</text:span> — перед 3й формой глагола, <text:span text:style-name="T445">а</text:span> <text:span text:style-name="T187">recently</text:span>, <text:span text:style-name="T187">these days</text:span> и </text:p>
      <text:p text:style-name="P184">словосочетания с <text:span text:style-name="T187">this</text:span> — в конце предложения.</text:p>
      <text:p text:style-name="P184"/>
      <text:p text:style-name="P72">I <text:span text:style-name="T446">ha</text:span>ve <text:span text:style-name="T392">never</text:span> been to New York. <text:span text:style-name="T444">— </text:span>Я никогда не был в Нью Йорке.</text:p>
      <text:p text:style-name="P72">I <text:span text:style-name="T446">ha</text:span>ve worked a lot <text:span text:style-name="T392">these days</text:span>. <text:span text:style-name="T444">—</text:span> Я много работал в эти дни.</text:p>
      <text:p text:style-name="P186"/>
      <text:p text:style-name="P171"/>
      <text:p text:style-name="P549">Отрицания в Present Perfect</text:p>
      <text:p text:style-name="P187"/>
      <text:p text:style-name="P188">Используются, когда хотят сказать:</text:p>
      <text:list xml:id="list148338950" text:style-name="L24">
        <text:list-item>
          <text:p text:style-name="P600">об отсутствии ожидаемого результата;</text:p>
        </text:list-item>
        <text:list-item>
          <text:p text:style-name="P600">о том, чего автор никогда не делал или не испытывал.</text:p>
        </text:list-item>
      </text:list>
      <text:p text:style-name="P187"/>
      <text:p text:style-name="P187">Для этого ставится частица <text:span text:style-name="T187">not</text:span> после вспомогательного глагола <text:span text:style-name="T187">have</text:span>.</text:p>
      <text:p text:style-name="P187"/>
      <text:p text:style-name="P187">Также отрицательным считается предложение со словом <text:span text:style-name="T187">never</text:span>, которое передает отрицательный контекст.</text:p>
      <text:p text:style-name="P187"/>
      <text:p text:style-name="P424"><text:span text:style-name="T323">В </text:span><text:span text:style-name="T317">отрицаниях почти всегда используется сокращенная форма глагола — </text:span><text:span text:style-name="T242">haven`t</text:span><text:span text:style-name="T317">.</text:span></text:p>
      <text:p text:style-name="P425"><text:span text:style-name="T335">Сокращени</text:span><text:span text:style-name="T367">е</text:span><text:span text:style-name="T335"> </text:span><text:span text:style-name="T245">`ve not</text:span><text:span text:style-name="T335"> не используется.</text:span></text:p>
      <text:p text:style-name="P187"/>
      <text:p text:style-name="P73">I have<text:span text:style-name="T181">n</text:span><text:span text:style-name="T185">`</text:span><text:span text:style-name="T181">t</text:span> expected that. <text:span text:style-name="T444">—</text:span> Я этого не ожидал.</text:p>
      <text:p text:style-name="P73">I<text:span text:style-name="T446">`</text:span>ve <text:span text:style-name="T181">never</text:span> seen this movie before. <text:span text:style-name="T444">— </text:span>Я до этого не видел этот фильм. </text:p>
      <text:p text:style-name="P73"/>
      <text:p text:style-name="P163">Вопросы в Present Perfect</text:p>
      <text:p text:style-name="P74"/>
      <text:p text:style-name="P190">Используются, если хоят узнать:</text:p>
      <text:list xml:id="list4116167089" text:style-name="L25">
        <text:list-item>
          <text:p text:style-name="P601">сделано ли дело к этом моменту, каким образом оно сделано;</text:p>
        </text:list-item>
        <text:list-item>
          <text:p text:style-name="P610"><text:span text:style-name="T335">имеет ли человек определенный опыт </text:span><text:span text:style-name="T333">или совершил ли он </text:span><text:span text:style-name="T336">нужное</text:span><text:span text:style-name="T333"> действие</text:span><text:span text:style-name="T335">;</text:span></text:p>
        </text:list-item>
      </text:list>
      <text:p text:style-name="P189"/>
      <text:p text:style-name="P425">Для этого используется уже знакомая схема. Глагол <text:span text:style-name="T187">have</text:span> ставится перед по<text:span text:style-name="T452">д</text:span>л<text:span text:style-name="T452">е</text:span>ж<text:span text:style-name="T452">а</text:span>щим.</text:p>
      <text:p text:style-name="P425"/>
      <text:p text:style-name="P75">Why have you done it? <text:span text:style-name="T444">—</text:span> Зачем ты это сделал?</text:p>
      <text:p text:style-name="P75">Have you ever been to Rome? <text:span text:style-name="T444">—</text:span> Вы бывали в Риме?</text:p>
      <text:p text:style-name="P75"/>
      <text:p text:style-name="P164">Present Perfect Continuous</text:p>
      <text:p text:style-name="P191"/>
      <text:p text:style-name="P193">Для того, чтобы использовать, нужно чтобы совпало сразу несколько условий:</text:p>
      <text:list xml:id="list1764167323" text:style-name="L26">
        <text:list-item>
          <text:p text:style-name="P611"><text:span text:style-name="T324">действие не закончено либо закончено не</text:span><text:span text:style-name="T328">давно</text:span><text:span text:style-name="T324">;</text:span></text:p>
        </text:list-item>
        <text:list-item>
          <text:p text:style-name="P611"><text:span text:style-name="T324">известн</text:span><text:span text:style-name="T328">а его продолжительность </text:span><text:span text:style-name="T342">(обычно из контекста предложения)</text:span><text:span text:style-name="T328">.</text:span></text:p>
        </text:list-item>
      </text:list>
      <text:p text:style-name="P192"/>
      <text:p text:style-name="P195">Схема состоит из 3х частей: вспомогательного глагола <text:span text:style-name="T187">have</text:span>, слова <text:span text:style-name="T187">been</text:span> </text:p>
      <text:p text:style-name="P195">и смыслового глагола с окончанием <text:span text:style-name="T187">-ing</text:span>. </text:p>
      <text:p text:style-name="P195"/>
      <text:p text:style-name="P438"><text:span text:style-name="T317">На русский </text:span><text:span text:style-name="T326">язык </text:span><text:span text:style-name="T304">Present Perfect Continuous</text:span><text:span text:style-name="T312"> </text:span><text:span text:style-name="T317">переводится настоящим временем</text:span></text:p>
      <text:p text:style-name="P429"><text:span text:style-name="T325">(редко в прошлом). </text:span><text:span text:style-name="T326">При этом все 3 части </text:span><text:span text:style-name="T327">переводятся</text:span><text:span text:style-name="T326"> одним словом.</text:span></text:p>
      <text:p text:style-name="P194"/>
      <text:p text:style-name="P25"><text:span text:style-name="T403">I </text:span><text:span text:style-name="T414">have been learning</text:span><text:span text:style-name="T403"> English for 2 years. </text:span><text:span text:style-name="T419">—</text:span><text:span text:style-name="T403"> Я </text:span><text:span text:style-name="T414">учу</text:span><text:span text:style-name="T403"> английский уже 2 года (и еще не закончил).</text:span></text:p>
      <text:p text:style-name="P25"><text:span text:style-name="T403">We </text:span><text:span text:style-name="T414">have been cleaning</text:span><text:span text:style-name="T403"> the flat the whole morning. </text:span><text:span text:style-name="T419">— </text:span><text:span text:style-name="T403">Мы </text:span><text:span text:style-name="T414">убирали</text:span><text:span text:style-name="T403"> </text:span><text:span text:style-name="T420">квартиру все утро.</text:span></text:p>
      <text:p text:style-name="P196"/>
      <text:p text:style-name="P197">Формы глагола <text:span text:style-name="T187">have</text:span> <text:span text:style-name="T187">verb-ing</text:span> (подобно <text:span text:style-name="T187">am/is/are verb-ing</text:span>, как в Continuous) не существует.</text:p>
      <text:p text:style-name="P197">Если у смыслового глагола окончание<text:span text:style-name="T187"> -ing</text:span>, то <text:span text:style-name="T187">have</text:span> применяется только с <text:span text:style-name="T187">been</text:span>.</text:p>
      <text:p text:style-name="P197"/>
      <text:p text:style-name="P430"><text:span text:style-name="T328">С</text:span><text:span text:style-name="T317">лова-маячки Present Perfect Continuous:</text:span></text:p>
      <text:list xml:id="list4083977265" text:style-name="L27">
        <text:list-item>
          <text:p text:style-name="P602">for — в течении;</text:p>
        </text:list-item>
        <text:list-item>
          <text:p text:style-name="P602">since — с какого-то времени;</text:p>
        </text:list-item>
        <text:list-item>
          <text:p text:style-name="P602">how long — как долго.</text:p>
        </text:list-item>
      </text:list>
      <text:p text:style-name="P198"><text:soft-page-break/>Дополнительно могут использоваться указатели периода:</text:p>
      <text:list xml:id="list4252218830" text:style-name="L28">
        <text:list-item>
          <text:p text:style-name="P603">all — весь (день/год);</text:p>
        </text:list-item>
        <text:list-item>
          <text:p text:style-name="P603">the whole — целый (день/вечер); </text:p>
        </text:list-item>
      </text:list>
      <text:p text:style-name="P194"/>
      <text:p text:style-name="P26"><text:span text:style-name="T403">He</text:span><text:span text:style-name="T421">`</text:span><text:span text:style-name="T404">s been playing</text:span><text:span text:style-name="T403"> for an hour. — Он </text:span><text:span text:style-name="T404">играет</text:span><text:span text:style-name="T403"> уже час </text:span><text:span text:style-name="T421">(в течении часа).</text:span></text:p>
      <text:p text:style-name="P27"><text:span text:style-name="T421">W</text:span><text:span text:style-name="T403">e`</text:span><text:span text:style-name="T404">ve been staying</text:span><text:span text:style-name="T403"> in this hotel since Tuesday. </text:span><text:span text:style-name="T422">— </text:span><text:span text:style-name="T403">Мы </text:span><text:span text:style-name="T404">находимся</text:span><text:span text:style-name="T403"> в этом отеле со вторника.</text:span></text:p>
      <text:p text:style-name="P199"/>
      <text:p text:style-name="P434"><text:span text:style-name="T329">В утверждениях глагол </text:span><text:span text:style-name="T244">have</text:span><text:span text:style-name="T329"> </text:span><text:span text:style-name="T330">часто</text:span><text:span text:style-name="T329"> сокращают до </text:span><text:span text:style-name="T244">`ve</text:span><text:span text:style-name="T329">, а </text:span><text:span text:style-name="T244">has</text:span><text:span text:style-name="T329"> — до </text:span><text:span text:style-name="T244">`s</text:span><text:span text:style-name="T329"> (лего перепутать с </text:span><text:span text:style-name="T244">is</text:span><text:span text:style-name="T329">, посему здесь вспомогательный глагол можно понять только по контексту).</text:span></text:p>
      <text:p text:style-name="P200"/>
      <text:p text:style-name="P432"><text:span text:style-name="T329">Е</text:span><text:span text:style-name="T317">сли используется глагол </text:span><text:span text:style-name="T242">be</text:span><text:span text:style-name="T317"> или глаголы состояния, которые не стоят в Continuous</text:span><text:span text:style-name="T339">,</text:span><text:span text:style-name="T317"> </text:span></text:p>
      <text:p text:style-name="P201">то предложение будет в Present Perfect. </text:p>
      <text:p text:style-name="P201"/>
      <text:p text:style-name="P30"><text:span text:style-name="T404">I </text:span><text:span text:style-name="T414">have known </text:span><text:span text:style-name="T404">(</text:span><text:span text:style-name="T413">а </text:span><text:span text:style-name="T404">не have been knowing)</text:span><text:span text:style-name="T403"> Alice for 3 years. </text:span><text:span text:style-name="T329">—</text:span><text:span text:style-name="T403"> Я </text:span><text:span text:style-name="T414">знаю</text:span><text:span text:style-name="T403"> Алису уже 3 года </text:span></text:p>
      <text:p text:style-name="P31"><text:span text:style-name="T403">I </text:span><text:span text:style-name="T414">haven`t seen</text:span><text:span text:style-name="T403"> Mary for years. </text:span><text:span text:style-name="T421">— </text:span><text:span text:style-name="T403">Я н</text:span><text:span text:style-name="T414">е видел</text:span><text:span text:style-name="T403"> Мэри много лет. </text:span></text:p>
      <text:p text:style-name="P201"/>
      <text:p text:style-name="P435"><text:span text:style-name="T338">Present Perfect Continuous можно упрощать до Present Perfect с пом</text:span><text:span text:style-name="T337">.</text:span><text:span text:style-name="T338"> глаголов </text:span><text:span text:style-name="T246">live</text:span><text:span text:style-name="T338"> </text:span><text:span text:style-name="T337">и</text:span><text:span text:style-name="T338"> </text:span><text:span text:style-name="T246">work</text:span><text:span text:style-name="T338">:</text:span></text:p>
      <text:p text:style-name="P29"><text:span text:style-name="T423">I</text:span><text:span text:style-name="T403">`ve </text:span><text:span text:style-name="T414">been working</text:span><text:span text:style-name="T403"> here for 2 years → I`ve </text:span><text:span text:style-name="T414">worked</text:span><text:span text:style-name="T403"> here for 2 years. </text:span><text:span text:style-name="T424">(смысл одинаковый)</text:span></text:p>
      <text:p text:style-name="P200"/>
      <text:p text:style-name="P7"><text:span text:style-name="T329">О</text:span><text:span text:style-name="T317">трицания в Present Perfect Continuous</text:span></text:p>
      <text:p text:style-name="P202"/>
      <text:p text:style-name="P431"><text:span text:style-name="T330">Использу</text:span><text:span text:style-name="T331">ю</text:span><text:span text:style-name="T330">тся, чтобы сказать, что что-то не происходит в течении указанного времени.</text:span></text:p>
      <text:p text:style-name="P203">Для этого добавляется частица <text:span text:style-name="T187">not</text:span> после вспомогательного глагола <text:span text:style-name="T187">have</text:span>.</text:p>
      <text:p text:style-name="P203"/>
      <text:p text:style-name="P28"><text:span text:style-name="T403">I </text:span><text:span text:style-name="T404">have not been waiting</text:span><text:span text:style-name="T403"> long. </text:span><text:span text:style-name="T422">—</text:span><text:span text:style-name="T403"> Я </text:span><text:span text:style-name="T404">не жду</text:span><text:span text:style-name="T403"> долго.</text:span></text:p>
      <text:p text:style-name="P194"/>
      <text:p text:style-name="P8"><text:span text:style-name="T317">Вопросы </text:span><text:span text:style-name="T332">в Present Perfect Continuous</text:span><text:span text:style-name="T317"> </text:span></text:p>
      <text:p text:style-name="P194"/>
      <text:p text:style-name="P20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4"/>
      <text:p text:style-name="P48"><text:span text:style-name="T403">Have you been waiting long? </text:span><text:span text:style-name="T422">— </text:span><text:span text:style-name="T403">Вы давно ждете? </text:span></text:p>
      <text:p text:style-name="P48"><text:span text:style-name="T403">How long have you been waiting? </text:span><text:span text:style-name="T422">—</text:span><text:span text:style-name="T403"> Как долго вы ждете?</text:span></text:p>
      <text:p text:style-name="P172"/>
      <text:p text:style-name="P172"><text:span text:style-name="T455">Прошедшее. </text:span>Past</text:p>
      <text:p text:style-name="P205"/>
      <text:p text:style-name="P221">Past Perfect и Past Perfect Continuous относительно редки и <text:span text:style-name="T464">в</text:span> рамках начального курса </text:p>
      <text:p text:style-name="P221">не проходятся. <text:span text:style-name="T456">В художественной литературе почти всегда используется Past Simple.</text:span></text:p>
      <text:p text:style-name="P205"/>
      <text:p text:style-name="P167">Past Simple</text:p>
      <text:p text:style-name="P206"/>
      <text:p text:style-name="P208">Используется, чтобы:</text:p>
      <text:list xml:id="list237064175" text:style-name="L29">
        <text:list-item>
          <text:p text:style-name="P612"><text:span text:style-name="T340">сообщить факты </text:span><text:span text:style-name="T341">прошлого,</text:span><text:span text:style-name="T340"> рассказать историю, </text:span><text:span text:style-name="T348">биографию</text:span><text:span text:style-name="T340">; </text:span></text:p>
        </text:list-item>
        <text:list-item>
          <text:p text:style-name="P604">описать действие из прошлого, результат которого не важен в настоящем.</text:p>
        </text:list-item>
      </text:list>
      <text:p text:style-name="P207"/>
      <text:p text:style-name="P439"><text:span text:style-name="T342">Для этого использются глаголы во 2й форме. </text:span><text:span text:style-name="T343">Вторая форма правильного глагола образуется добавлением окончания </text:span><text:span text:style-name="T247">-ed</text:span><text:span text:style-name="T343">. </text:span><text:span text:style-name="T351">Ф</text:span><text:span text:style-name="T343">орма </text:span><text:span text:style-name="T351">неправильного глагола </text:span><text:span text:style-name="T343">находится в таблице.</text:span></text:p>
      <text:p text:style-name="P207"/>
      <text:p text:style-name="P32"><text:span text:style-name="T403">Mozart </text:span><text:span text:style-name="T414">lived</text:span><text:span text:style-name="T403"> from 1756 to 1791 — Моцарт </text:span><text:span text:style-name="T414">жил</text:span><text:span text:style-name="T403"> с 1756 по 1791 год (факт прошлого). </text:span></text:p>
      <text:p text:style-name="P32"><text:span text:style-name="T403">I </text:span><text:span text:style-name="T414">visited</text:span><text:span text:style-name="T403"> my parents yesterday — Вчера я </text:span><text:span text:style-name="T414">навещал</text:span><text:span text:style-name="T403"> родителей (действие из прошлого).</text:span></text:p>
      <text:p text:style-name="P276"/>
      <text:p text:style-name="P277"><text:soft-page-break/>Если глагол заканчивается на глухой звук, то <text:span text:style-name="T187">-ed</text:span> читается как <text:span text:style-name="T187">t</text:span>, а если на звконкий </text:p>
      <text:p text:style-name="P277">согласный или на гласный звук — то как <text:span text:style-name="T187">d</text:span>: <text:span text:style-name="T187">worked [воркт], played [плэйд]</text:span>.</text:p>
      <text:p text:style-name="P437"/>
      <text:p text:style-name="P275">Если глагол заканчивается на <text:span text:style-name="T187">d </text:span>или <text:span text:style-name="T187">t</text:span>, то <text:span text:style-name="T187">-ed</text:span> читается как <text:span text:style-name="T187">id</text:span>: <text:span text:style-name="T187">recorded [рикодид]</text:span>. </text:p>
      <text:p text:style-name="P278">Если глагол заканчивается на <text:span text:style-name="T187">-e</text:span>, то её не надо писать 2 раза: <text:span text:style-name="T187">chase</text:span> → <text:span text:style-name="T187">chased</text:span>.</text:p>
      <text:p text:style-name="P437"/>
      <text:p text:style-name="P436">Слова-маячки Past Simple:</text:p>
      <text:list xml:id="list2785627173" text:style-name="L30">
        <text:list-item>
          <text:p text:style-name="P613">ago — <text:span text:style-name="T457">тому назад</text:span>;</text:p>
        </text:list-item>
        <text:list-item>
          <text:p text:style-name="P614">last — <text:span text:style-name="T457">прошлый</text:span>;</text:p>
        </text:list-item>
        <text:list-item>
          <text:p text:style-name="P605">yesterday — вчера;</text:p>
        </text:list-item>
      </text:list>
      <text:p text:style-name="P211"/>
      <text:p text:style-name="P442"><text:span text:style-name="T349">Past Simple часто путают с Present Perfect, потому что на русский они переводятся </text:span><text:span text:style-name="T350">почти</text:span><text:span text:style-name="T349"> одинаково. Главное отличие в том, что Present Perfect всегда будет сообщать доп</text:span><text:span text:style-name="T350">олнительную</text:span><text:span text:style-name="T349"> информацию, указывающ</text:span><text:span text:style-name="T350">ую </text:span><text:span text:style-name="T349">на настоящее время </text:span><text:span text:style-name="T350">(</text:span><text:span text:style-name="T351">чтобы сообщить</text:span><text:span text:style-name="T350"> результат).</text:span></text:p>
      <text:p text:style-name="P218"/>
      <text:p text:style-name="P219">Past Simple используется когда известен момент в прошлом. Если мы знаешь, </text:p>
      <text:p text:style-name="P219">когда произошло событие, то Present Perfect использовать нельзя.</text:p>
      <text:p text:style-name="P219"/>
      <text:p text:style-name="P82">Tom has lost his key — Том потерал ключ (у него сейчас нет ключа, </text:p>
      <text:p text:style-name="P82">потому что он его потерян).</text:p>
      <text:p text:style-name="P82"/>
      <text:p text:style-name="P82">Tom lost his key last weak — Том потерял ключ на прошлой неделе </text:p>
      <text:p text:style-name="P82">(не важно, есть у него ключ или нет).</text:p>
      <text:p text:style-name="P212"/>
      <text:p text:style-name="P216">В английском, если вопрос задается в настоящем, то и ответ должен быть в настоящем. </text:p>
      <text:p text:style-name="P216">Если вопрос в прошлом, то ответ также должен быть в прошлом.</text:p>
      <text:p text:style-name="P216"/>
      <text:p text:style-name="P216">Но если вопрос был в Present Perfect, а в ответе дается информация, когда именно это случилось, тогда необходимо отвечать в Past Simple.</text:p>
      <text:p text:style-name="P216"/>
      <text:p text:style-name="P80">Have you already started to learn English? Yes, I started to learn it 3 month ago — </text:p>
      <text:p text:style-name="P80">Ты уже начал учить английский? Да, 3 месяца назад (информация о времени).</text:p>
      <text:p text:style-name="P79"/>
      <text:p text:style-name="P217">Если вопрос содержит слово <text:span text:style-name="T187">when</text:span>, то он автоматически привязывает нас к моменту </text:p>
      <text:p text:style-name="P217">в прошлом. <text:span text:style-name="T463">Поэтому Present Perfect в вопросах с </text:span><text:span text:style-name="T202">when</text:span><text:span text:style-name="T463"> не используется.</text:span></text:p>
      <text:p text:style-name="P217"/>
      <text:p text:style-name="P81">Have you met him before? <text:span text:style-name="T462">—</text:span> Вы раньше с ним встречались?</text:p>
      <text:p text:style-name="P81">When did you meet him? <text:span text:style-name="T462">—</text:span> Когда вы встречались с ним?</text:p>
      <text:p text:style-name="P212"/>
      <text:p text:style-name="P173">Отрицания и вопросы в Past Simple</text:p>
      <text:p text:style-name="P210"/>
      <text:p text:style-name="P444"><text:span text:style-name="T343">Отрицание представляет связку </text:span><text:span text:style-name="T247">did</text:span><text:span text:style-name="T343"> с частицей </text:span><text:span text:style-name="T247">not</text:span><text:span text:style-name="T343">, </text:span><text:span text:style-name="T353">которая ставится перед смысловым глаголом в начальной форме. </text:span><text:span text:style-name="T344">Обычно </text:span><text:span text:style-name="T353">эта связка</text:span><text:span text:style-name="T344"> сокращается до </text:span><text:span text:style-name="T248">didn`t</text:span><text:span text:style-name="T344">.</text:span></text:p>
      <text:p text:style-name="P225"/>
      <text:p text:style-name="P444"><text:span text:style-name="T352">В вопросах </text:span><text:span text:style-name="T343">вспомогательный глагол </text:span><text:span text:style-name="T247">did</text:span><text:span text:style-name="T343"> используется </text:span><text:span text:style-name="T353">по тем же грамматическим </text:span></text:p>
      <text:p text:style-name="P444"><text:span text:style-name="T353">правилам</text:span><text:span text:style-name="T343">, </text:span><text:span text:style-name="T344">как</text:span><text:span text:style-name="T343"> </text:span><text:span text:style-name="T247">do</text:span><text:span text:style-name="T343"> для Present Simple. </text:span></text:p>
      <text:p text:style-name="P209"/>
      <text:p text:style-name="P76"><text:span text:style-name="T392">Did</text:span> you <text:span text:style-name="T392">go</text:span> to Los Angeles last week? - Ты <text:span text:style-name="T392">ездил</text:span> в Лос Анжелес на прошлой неделе?</text:p>
      <text:p text:style-name="P76">I <text:span text:style-name="T392">didn`t go</text:span> to Los Angeles, I <text:span text:style-name="T392">went</text:span> to Bostom — Я <text:span text:style-name="T392">не ездил</text:span> в Лос Анжелес, я <text:span text:style-name="T392">ездил</text:span> в Бостон.</text:p>
      <text:p text:style-name="P168"/>
      <text:p text:style-name="P168"/>
      <text:p text:style-name="P550"><text:span text:style-name="T313">Глаголы </text:span><text:span text:style-name="T240">d</text:span><text:span text:style-name="T241">o</text:span><text:span text:style-name="T313"> и </text:span><text:span text:style-name="T240">b</text:span><text:span text:style-name="T241">e</text:span><text:span text:style-name="T313"> </text:span><text:span text:style-name="T314">в </text:span><text:span text:style-name="T315">Past</text:span><text:span text:style-name="T314"> Simple</text:span></text:p>
      <text:p text:style-name="P207"/>
      <text:p text:style-name="P214">Глагол <text:span text:style-name="T187">did</text:span> это 2я форма глагола <text:span text:style-name="T187">do</text:span> (в прошедшем времени). </text:p>
      <text:p text:style-name="P214"><text:span text:style-name="T458">Когда появ</text:span><text:span text:style-name="T460">л</text:span><text:span text:style-name="T458">яется глагол </text:span><text:span text:style-name="T203">be</text:span><text:span text:style-name="T460"> (</text:span><text:span text:style-name="T204">was/were</text:span><text:span text:style-name="T460">)</text:span><text:span text:style-name="T458">, то </text:span><text:span text:style-name="T204">did</text:span><text:span text:style-name="T458"> уже не нужно использовать.</text:span></text:p>
      <text:p text:style-name="P213"/>
      <text:p text:style-name="P252"><text:span text:style-name="T345">Глагол be</text:span><text:span text:style-name="T347"> </text:span><text:span text:style-name="T345">в Past Simple имеет 2 формы: </text:span></text:p>
      <text:list xml:id="list2862728429" text:style-name="L31">
        <text:list-item>
          <text:p text:style-name="P615"><text:span text:style-name="T345">was — </text:span><text:span text:style-name="T346">если подлежащее в первом лице или множественном числе (</text:span><text:span text:style-name="T249">I, you, we, they</text:span><text:span text:style-name="T346">);</text:span></text:p>
        </text:list-item>
        <text:list-item>
          <text:p text:style-name="P606">were — если подлежащее в третьем лице, единственном числе (<text:span text:style-name="T187">he, she, it</text:span>).</text:p>
        </text:list-item>
      </text:list>
      <text:p text:style-name="P215"/>
      <text:p text:style-name="P33"><text:span text:style-name="T425">I </text:span><text:span text:style-name="T404">was</text:span><text:span text:style-name="T403"> satisfied with my work — Я </text:span><text:span text:style-name="T404">был</text:span><text:span text:style-name="T403"> доволен своей работой.</text:span></text:p>
      <text:p text:style-name="P78"/>
      <text:p text:style-name="P34"><text:span text:style-name="T404">Was</text:span><text:span text:style-name="T403"> the weather good at the weekend? No, it </text:span><text:span text:style-name="T404">wasn`t</text:span><text:span text:style-name="T403"> — </text:span></text:p>
      <text:p text:style-name="P34"><text:span text:style-name="T403">Погода </text:span><text:span text:style-name="T404">была</text:span><text:span text:style-name="T403"> хорош</text:span><text:span text:style-name="T426">ая</text:span><text:span text:style-name="T403"> на выходных? Нет.</text:span></text:p>
      <text:p text:style-name="P77"/>
      <text:p text:style-name="P169">Past Continuous</text:p>
      <text:p text:style-name="P220"/>
      <text:p text:style-name="P447"><text:span text:style-name="T355">О</text:span><text:span text:style-name="T354">значает процесс или незаконченное действие, которое привязано к точному моменту </text:span></text:p>
      <text:p text:style-name="P447"><text:span text:style-name="T354">в </text:span><text:span text:style-name="T385">прошлом</text:span><text:span text:style-name="T354"> (т. е. действие происходило и не было закончено).</text:span></text:p>
      <text:p text:style-name="P222"/>
      <text:p text:style-name="P446"><text:span text:style-name="T35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58">обсуждаемая ситуация</text:span><text:span text:style-name="T354">).</text:span></text:p>
      <text:p text:style-name="P222"/>
      <text:p text:style-name="P448"><text:span text:style-name="T355">Состоит из 2х частей: вспомогательного глагола </text:span><text:span text:style-name="T250">be</text:span><text:span text:style-name="T355"> (</text:span><text:span text:style-name="T356">формы как в Past Simple</text:span><text:span text:style-name="T355">) и смыслового глагола с окончанием </text:span><text:span text:style-name="T250">-ing</text:span><text:span text:style-name="T355">. </text:span><text:span text:style-name="T354">На русский переводится глаголом в прошедшем времени.</text:span></text:p>
      <text:p text:style-name="P224"/>
      <text:p text:style-name="P83">Last Sunday at 5 I <text:span text:style-name="T392">was having</text:span> dinner with my friends — В прошлое воскресенье в 5 </text:p>
      <text:p text:style-name="P83">я <text:span text:style-name="T392">ужинал</text:span> со своими друзьями (привязка к точному моменту в прошлом).</text:p>
      <text:p text:style-name="P223"/>
      <text:p text:style-name="P36"><text:span text:style-name="T427">My parents </text:span><text:span text:style-name="T416">were watching</text:span><text:span text:style-name="T427"> TV when I came home yesterday — Мои родители </text:span><text:span text:style-name="T416">смотрели</text:span><text:span text:style-name="T427"> телевизор, когда я пришел вчера домой (незаконченное действие </text:span><text:span text:style-name="T428">в тот момент</text:span><text:span text:style-name="T427">).</text:span></text:p>
      <text:p text:style-name="P84"/>
      <text:p text:style-name="P448"><text:span text:style-name="T356">В отрицаниях и вопросах </text:span><text:span text:style-name="T357">глагол </text:span><text:span text:style-name="T251">be</text:span><text:span text:style-name="T356"> ведет себя точно так же, как и </text:span><text:span text:style-name="T357">для</text:span><text:span text:style-name="T356"> Past Simple:</text:span></text:p>
      <text:p text:style-name="P37"><text:span text:style-name="T429">W</text:span><text:span text:style-name="T403">e weren`t reading — Мы не читали (именно тогда). Was I running? — Я бежал?</text:span></text:p>
      <text:p text:style-name="P86"/>
      <text:p text:style-name="P228">В одном предложении часто используются Past Continuous и Past Simple одновременно.</text:p>
      <text:p text:style-name="P451"><text:span text:style-name="T359">Действие, длящееся какое-то время (</text:span><text:span text:style-name="T360">Past Continuous</text:span><text:span text:style-name="T359">) может прерываться более коротким действием (</text:span><text:span text:style-name="T360">Past Simple</text:span><text:span text:style-name="T365">)</text:span><text:span text:style-name="T359"> </text:span><text:span text:style-name="T363">либо другим Past Continuous </text:span><text:span text:style-name="T366">(смотреть по контексту)</text:span><text:span text:style-name="T363">.</text:span></text:p>
      <text:p text:style-name="P226"/>
      <text:p text:style-name="P449"><text:span text:style-name="T359">В этом случае предложение может содержать слово </text:span><text:span text:style-name="T252">while</text:span><text:span text:style-name="T359"> </text:span><text:span text:style-name="T361">(в то время, как)</text:span><text:span text:style-name="T359"> в той части, которая относится к <text:s/></text:span><text:span text:style-name="T360">Past Continuous, </text:span><text:span text:style-name="T359">либо </text:span><text:span text:style-name="T252">when</text:span><text:span text:style-name="T359">, там, где используется Past Simple.</text:span></text:p>
      <text:p text:style-name="P226"/>
      <text:p text:style-name="P38"><text:span text:style-name="T417">While</text:span><text:span text:style-name="T430"> I was working in the garden, I </text:span><text:span text:style-name="T431">kicked</text:span><text:span text:style-name="T430"> my leg — Пока я работал в саду, я </text:span><text:span text:style-name="T432">пнул</text:span><text:span text:style-name="T430"> ногу.</text:span></text:p>
      <text:p text:style-name="P39"><text:span text:style-name="T403">I was working in the garden </text:span><text:span text:style-name="T414">when</text:span><text:span text:style-name="T403"> I kicked my leg — </text:span><text:span text:style-name="T431">Я работал в саду, когда </text:span><text:span text:style-name="T432">пнул</text:span><text:span text:style-name="T431"> ногу</text:span><text:span text:style-name="T403">.</text:span></text:p>
      <text:p text:style-name="P87"/>
      <text:p text:style-name="P40"><text:span text:style-name="T414">While</text:span><text:span text:style-name="T403"> Tom was reading, Amely was watching a documentary on TV — Пока </text:span><text:span text:style-name="T433">Т</text:span><text:span text:style-name="T403">ом читал, </text:span></text:p>
      <text:p text:style-name="P88">Эмили смотрела документальный фильм по телевизору.</text:p>
      <text:p text:style-name="P229"/>
      <text:p text:style-name="P450"><text:span text:style-name="T364">Если действия происходят не одновременно, а следуют одно за другим</text:span><text:span text:style-name="T362">, то в этом </text:span></text:p>
      <text:p text:style-name="P227">случае нужно использовать <text:span text:style-name="T467">только</text:span> Past Simple.</text:p>
      <text:p text:style-name="P227"/>
      <text:p text:style-name="P85">I saw Jane in the street yesterday. I stopped and said hello — Я увидел Джейн вчера на улице. </text:p>
      <text:p text:style-name="P85">Я остановился и поздоровался (сказал «привет»).</text:p>
      <text:p text:style-name="P175"><text:soft-page-break/>Будущие. Future</text:p>
      <text:p text:style-name="P105"/>
      <text:p text:style-name="P110">В английском языке о будущем можно говорить не только с помощью формы Future, но и </text:p>
      <text:p text:style-name="P457"><text:span text:style-name="T380">с помощью </text:span><text:span text:style-name="T384">формы</text:span><text:span text:style-name="T380"> </text:span><text:span text:style-name="T382">Present</text:span><text:span text:style-name="T38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9"/>
      <text:p text:style-name="P456"><text:span text:style-name="T381">Другие варианты Future (кроме </text:span><text:span text:style-name="T383">Future </text:span><text:span text:style-name="T381">Simple) используются редко, </text:span><text:span text:style-name="T383">т. к.</text:span><text:span text:style-name="T381"> они громоздкие и довольно неудобные. В современном английском можно обойтись без них.</text:span></text:p>
      <text:p text:style-name="P109"/>
      <text:p text:style-name="P454"><text:span text:style-name="T156">На будущ</text:span><text:span text:style-name="T157">и</text:span><text:span text:style-name="T156">е могут также указы</text:span><text:span text:style-name="T157">вать</text:span><text:span text:style-name="T156"> модальные глаголы </text:span><text:span text:style-name="T158">и оборот </text:span><text:span text:style-name="T75">be going to</text:span><text:span text:style-name="T159">, </text:span><text:span text:style-name="T158">который </text:span></text:p>
      <text:p text:style-name="P454"><text:span text:style-name="T158">в основном</text:span><text:span text:style-name="T159"> встречается </text:span><text:span text:style-name="T158">в разговорной речи и нередко используется вместо Future Simple.</text:span></text:p>
      <text:p text:style-name="P109"/>
      <text:p text:style-name="P233">Present Continuous в значении будущего</text:p>
      <text:p text:style-name="P111"/>
      <text:p text:style-name="P111">Используется, чтобы сказать о личных планах. В предложении обычно указывается дата </text:p>
      <text:p text:style-name="P111">или время, связанные с будущим. Переводить можно как будущим так и настоящим.</text:p>
      <text:p text:style-name="P111"/>
      <text:p text:style-name="P370">What are you doing on Satureday? <text:span text:style-name="T186">—</text:span> Что ты делаешь в субботу? (какие у тебя планы?)</text:p>
      <text:p text:style-name="P371">I am flying to London tomorrow — <text:span text:style-name="T468">Завтра я лечу в Лондон (личный план)</text:span></text:p>
      <text:p text:style-name="P371"/>
      <text:p text:style-name="P279">Present Simple в значении будущего</text:p>
      <text:p text:style-name="P372"/>
      <text:p text:style-name="P112"><text:span text:style-name="T168">Используется, чтобы сказать о том, что </text:span><text:span text:style-name="T170">что-то </text:span><text:span text:style-name="T168">должно произойти по рассписанию, либо </text:span></text:p>
      <text:p text:style-name="P112"><text:span text:style-name="T168">о собственном графике. </text:span><text:span text:style-name="T169">Переводить можно как будущим так и настоящим.</text:span></text:p>
      <text:p text:style-name="P290"/>
      <text:p text:style-name="P290">Ключевое отличие от Present Continuous в том, что расписание не зависит от говорящего, </text:p>
      <text:p text:style-name="P452"><text:span text:style-name="T85">т. е. речь может идти </text:span><text:span text:style-name="T86">о </text:span><text:span text:style-name="T85">рассписании транспорта, сеансов в кино и т. </text:span><text:span text:style-name="T86">п</text:span><text:span text:style-name="T85">.</text:span></text:p>
      <text:p text:style-name="P290"/>
      <text:p text:style-name="P373">My airplane flies at 6 o`clock tomorrow — Мой самолет летит завтра в 6 (рассписание)</text:p>
      <text:p text:style-name="P489"><text:span text:style-name="T41">What time do you finish work tommorow? </text:span><text:span text:style-name="T42">— </text:span><text:span text:style-name="T41">В какое время ты заканчиваешь работу завтра?</text:span></text:p>
      <text:p text:style-name="P375"/>
      <text:p text:style-name="P280">Оборот <text:span text:style-name="T187">be going to</text:span></text:p>
      <text:p text:style-name="P291"/>
      <text:p text:style-name="P453"><text:span text:style-name="T87">Подразумевает, что человек говорит не о спонтанном решении что-либо сделать, </text:span><text:span text:style-name="T90">а о заранее </text:span><text:span text:style-name="T91">продуманных</text:span><text:span text:style-name="T90"> действиях. </text:span><text:span text:style-name="T87">На русский переводится как «собираюсь сделать».</text:span></text:p>
      <text:p text:style-name="P291"/>
      <text:p text:style-name="P113"><text:span text:style-name="T167">Чтобы использовать, нужно поставить глагол </text:span><text:span text:style-name="T41">be</text:span><text:span text:style-name="T167"> в форму </text:span><text:span text:style-name="T41">am/is/are</text:span><text:span text:style-name="T167">, а смысловой глагол оставить в начальной форме, после </text:span><text:span text:style-name="T41">going to</text:span><text:span text:style-name="T167">.</text:span></text:p>
      <text:p text:style-name="P291"/>
      <text:p text:style-name="P374">I`m going to meet my friends tomorrow — Я собираюсь встретиться с друзьями завтра.</text:p>
      <text:p text:style-name="P488"><text:span text:style-name="T26">I`m going to go</text:span><text:span text:style-name="T179"> out after I finish my work — Я собираюсь погулять после, как закончу работу.</text:span></text:p>
      <text:p text:style-name="P291"/>
      <text:p text:style-name="P455"><text:span text:style-name="T87">В разговорной </text:span><text:span text:style-name="T91">стиле</text:span><text:span text:style-name="T88"> </text:span><text:span text:style-name="T89">этот </text:span><text:span text:style-name="T88">оборот </text:span><text:span text:style-name="T87">очень часто </text:span><text:span text:style-name="T91">записывается</text:span><text:span text:style-name="T87"> как </text:span><text:span text:style-name="T43">gonna</text:span><text:span text:style-name="T87"> </text:span><text:span text:style-name="T43">[гона].</text:span></text:p>
      <text:p text:style-name="P376"/>
      <text:p text:style-name="P114"><text:span text:style-name="T167">Также его используют, когда очевидно, что вот-вот случится какое-то действие. В этом случае </text:span><text:span text:style-name="T41">be goin to </text:span><text:span text:style-name="T167">передает оттенок неизбежности происходящего и применяется по отношению </text:span></text:p>
      <text:p text:style-name="P292">к постороннему человеку или объетку.</text:p>
      <text:p text:style-name="P292"/>
      <text:p text:style-name="P377">Look! He`s going to fall — Смотри! Он сейчас упадет.</text:p>
      <text:p text:style-name="P377">The sky is dark. It`s going to rain — Небо темное. Сейчас пойдет дождь.</text:p>
      <text:p text:style-name="P377"/>
      <text:p text:style-name="P281"/>
      <text:p text:style-name="P281"><text:soft-page-break/>Future Simple</text:p>
      <text:p text:style-name="P293"/>
      <text:p text:style-name="P458"><text:span text:style-name="T92">Сообщает о будущих, еще не случившихся событиях. </text:span><text:span text:style-name="T93">Эта форма говорит о том, что человек сделает что-то в будущем, но решение он принял в момент речи, </text:span><text:span text:style-name="T94">т. е. описывает не спланированные, а спонтанные дейсвтия. </text:span></text:p>
      <text:p text:style-name="P295"/>
      <text:p text:style-name="P458"><text:span text:style-name="T95">В</text:span><text:span text:style-name="T94"> предложени</text:span><text:span text:style-name="T95">ях</text:span><text:span text:style-name="T94"> </text:span><text:span text:style-name="T95">будут </text:span><text:span text:style-name="T94">часто </text:span><text:span text:style-name="T95">попадаться слова</text:span><text:span text:style-name="T94">, </text:span><text:span text:style-name="T95">выражающие</text:span><text:span text:style-name="T94"> мнение: <text:s/></text:span><text:span text:style-name="T44">I think </text:span><text:span text:style-name="T45">(я думаю)</text:span><text:span text:style-name="T44">, </text:span></text:p>
      <text:p text:style-name="P458"><text:span text:style-name="T44">I`m sure </text:span><text:span text:style-name="T45">(я уверен), I hope (я надеюсь), </text:span><text:span text:style-name="T44">probably (возможно).</text:span><text:span text:style-name="T45"> </text:span></text:p>
      <text:p text:style-name="P299"/>
      <text:p text:style-name="P294">Схема состоит из 2х частей: вспомогательного глагола <text:span text:style-name="T187">will </text:span><text:span text:style-name="T472">(заменяет </text:span><text:span text:style-name="T205">do/did</text:span><text:span text:style-name="T472">)</text:span> и смыслового глагола в начальной форме. <text:span text:style-name="T18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87">not</text:span>.</text:p>
      <text:p text:style-name="P294"/>
      <text:p text:style-name="P294">В речи и на письме <text:span text:style-name="T187">will</text:span> обычно сокращается до <text:span text:style-name="T187">`ll</text:span>, а отрицание <text:span text:style-name="T187">will</text:span> <text:span text:style-name="T187">not</text:span> д<text:span text:style-name="T471">о</text:span> <text:span text:style-name="T187">won`t</text:span>.</text:p>
      <text:p text:style-name="P294"/>
      <text:p text:style-name="P378">We <text:span text:style-name="T392">will</text:span> proobably <text:span text:style-name="T392">meet</text:span> soon — Мы, возможно, скоро <text:span text:style-name="T392">встретимся</text:span>.</text:p>
      <text:p text:style-name="P378">I hope everything <text:span text:style-name="T392">will be</text:span> fine — Надеюсь, все <text:span text:style-name="T392">будет </text:span>хорошо.</text:p>
      <text:p text:style-name="P378"><text:span text:style-name="T392">Will</text:span> you <text:span text:style-name="T392">be</text:span> at home toworrow? No, I won`t — <text:span text:style-name="T470">Ты </text:span><text:span text:style-name="T394">будешь</text:span><text:span text:style-name="T470"> завтра дома? Нет</text:span>.</text:p>
      <text:p text:style-name="P294"/>
      <text:p text:style-name="P298">Чтобы правильно подобрать нужную форму, нужно отталкиваться от контекста:</text:p>
      <text:list xml:id="list3005388112" text:style-name="L32">
        <text:list-item>
          <text:p text:style-name="P565">I will do — я сделаю (считаю/верю, что сделаю это);</text:p>
        </text:list-item>
        <text:list-item>
          <text:p text:style-name="P566">I am doing — я сделаю (потому что уже спланировал это);</text:p>
        </text:list-item>
        <text:list-item>
          <text:p text:style-name="P566">I am going to do — я собираюсь сделать (ключевое слово «собираюсь»).</text:p>
        </text:list-item>
      </text:list>
      <text:p text:style-name="P296"/>
      <text:p text:style-name="P297">Нередко, вместо will используется модальный глагол might:</text:p>
      <text:p text:style-name="P380">I might do it — Наверное, я сделаю это.</text:p>
      <text:p text:style-name="P379"/>
      <text:p text:style-name="P282">Модальные глаголы</text:p>
      <text:p text:style-name="P381"/>
      <text:p text:style-name="P302">Это особенные глаголы, которые одновременно:</text:p>
      <text:list xml:id="list1967667502" text:style-name="L33">
        <text:list-item>
          <text:p text:style-name="P567">передают смысл (используются как смысловые глаголы);</text:p>
        </text:list-item>
        <text:list-item>
          <text:p text:style-name="P567">передают время (привязывают дейсвтие к какому-то времени);</text:p>
        </text:list-item>
        <text:list-item>
          <text:p text:style-name="P567">используются по тем же правилами, что и вспомогательные глаголы.</text:p>
        </text:list-item>
      </text:list>
      <text:p text:style-name="P300"/>
      <text:p text:style-name="P30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00">а в отрицаниях используются вместе с частицей <text:span text:style-name="T187">not</text:span>.</text:p>
      <text:p text:style-name="P300"/>
      <text:p text:style-name="P469"><text:span text:style-name="T98">Модальные глаголы не имеют окончаний и дополнительных форм. </text:span><text:span text:style-name="T120">Т. е. </text:span><text:span text:style-name="T98">не меняются в зависимости от подлежащего </text:span><text:span text:style-name="T120">(нет окончания -s, если подлежащее he/she/it и </text:span><text:span text:style-name="T121">пр</text:span><text:span text:style-name="T120">)</text:span><text:span text:style-name="T98">. </text:span></text:p>
      <text:p text:style-name="P301"/>
      <text:p text:style-name="P30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08"/>
      <text:p text:style-name="P309"><text:span text:style-name="T493">После модального глагола почти всегда </text:span><text:span text:style-name="T495">идет</text:span><text:span text:style-name="T493"> смысловой глагол в начальной форме, </text:span><text:span text:style-name="T496">но </text:span><text:span text:style-name="T493">без частицы </text:span><text:span text:style-name="T211">to. </text:span><text:span text:style-name="T494">Также смысловой глагол в начальной форме идет после модальных кострукций.</text:span></text:p>
      <text:p text:style-name="P308"/>
      <text:p text:style-name="P490"><text:span text:style-name="T120">М</text:span><text:span text:style-name="T84">одальные глаголы: </text:span><text:span text:style-name="T41">can, could, must, might, may, should, would, will, shall</text:span><text:span text:style-name="T84">.</text:span></text:p>
      <text:p text:style-name="P490"><text:span text:style-name="T110">М</text:span><text:span text:style-name="T84">одальные конструкции: </text:span><text:span text:style-name="T41">be able to, have to, used to</text:span><text:span text:style-name="T84">.</text:span></text:p>
      <text:p text:style-name="P551"><text:span text:style-name="T161">Глаголы </text:span><text:span text:style-name="T76">w</text:span><text:span text:style-name="T77">ill</text:span><text:span text:style-name="T160"> и </text:span><text:span text:style-name="T76">s</text:span><text:span text:style-name="T77">hall</text:span></text:p>
      <text:p text:style-name="P310"/>
      <text:p text:style-name="P491"><text:span text:style-name="T84">В Future Simple </text:span><text:span text:style-name="T41">will</text:span><text:span text:style-name="T84"> используется как вспомогательный глагол. Но иногда он также</text:span></text:p>
      <text:p text:style-name="P491"><text:span text:style-name="T84">используется как модальный глагол. Это касается ситуац</text:span><text:span text:style-name="T96">и</text:span><text:span text:style-name="T84">й, когда нужно предложить свою помощь либо обратиться за помощью самому.</text:span></text:p>
      <text:p text:style-name="P311"/>
      <text:p text:style-name="P382">You luggage is heavy. I`ll help you — У вас тяжелый багаж. Я помогу вам.</text:p>
      <text:p text:style-name="P382">Will you help me? — Ты мне поможешь?</text:p>
      <text:p text:style-name="P311"/>
      <text:p text:style-name="P461"><text:span text:style-name="T96">Ситуации с </text:span><text:span text:style-name="T46">will</text:span><text:span text:style-name="T96"> переводятся будущим, а с </text:span><text:span text:style-name="T46">won`t </text:span><text:span text:style-name="T96">— настоящим. </text:span><text:span text:style-name="T46">Won`t</text:span><text:span text:style-name="T96"> означает </text:span></text:p>
      <text:p text:style-name="P304">«отказывается» (не смотря на мои ожидание, действие не происходит).</text:p>
      <text:p text:style-name="P303"/>
      <text:p text:style-name="P383">What`s wrong? My Car won`t start — Что случилось? Моя машина не заводится. </text:p>
      <text:p text:style-name="P383">(отказывается заводиться)</text:p>
      <text:p text:style-name="P303"/>
      <text:p text:style-name="P460"><text:span text:style-name="T97">Модальный глагол </text:span><text:span text:style-name="T47">shall</text:span><text:span text:style-name="T9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47">will</text:span><text:span text:style-name="T97">.</text:span></text:p>
      <text:p text:style-name="P305"/>
      <text:p text:style-name="P460"><text:span text:style-name="T9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47">I</text:span><text:span text:style-name="T97"> или </text:span><text:span text:style-name="T47">we</text:span><text:span text:style-name="T97">.</text:span></text:p>
      <text:p text:style-name="P305"/>
      <text:p text:style-name="P384">Shall I close the door? - Я закрою дверь? (вы не против, если я закрою дверь?)</text:p>
      <text:p text:style-name="P41"><text:span text:style-name="T171">S</text:span><text:span text:style-name="T167">hall we dance? - Потанцуем? (вы не против потанцевать?)</text:span></text:p>
      <text:p text:style-name="P303"/>
      <text:p text:style-name="P283"><text:span text:style-name="T478">Глаголы </text:span><text:span text:style-name="T207">c</text:span><text:span text:style-name="T187">an</text:span> и <text:span text:style-name="T207">c</text:span><text:span text:style-name="T187">ould</text:span></text:p>
      <text:p text:style-name="P305"/>
      <text:p text:style-name="P467"><text:span text:style-name="T59">Can</text:span><text:span text:style-name="T99"> переводится как «умею», «могу», «смогу». </text:span><text:span text:style-name="T118">С</text:span><text:span text:style-name="T99"> частицей </text:span><text:span text:style-name="T59">not</text:span><text:span text:style-name="T99"> в пишется либо </text:span></text:p>
      <text:p text:style-name="P256"><text:span text:style-name="T99">слитно — </text:span><text:span text:style-name="T59">cannot</text:span><text:span text:style-name="T99">, либо сокращенно — </text:span><text:span text:style-name="T59">can`t</text:span><text:span text:style-name="T99">. </text:span><text:span text:style-name="T118">М</text:span><text:span text:style-name="T100">ожет передавать следующие значения:</text:span></text:p>
      <text:list xml:id="list1303803652" text:style-name="L34">
        <text:list-item>
          <text:p text:style-name="P616"><text:span text:style-name="T99">у</text:span><text:span text:style-name="T100">мственные или физические возможности, умение что-то сделать;</text:span></text:p>
        </text:list-item>
        <text:list-item>
          <text:p text:style-name="P568">разрешение или запрет что-то cделать;</text:p>
        </text:list-item>
        <text:list-item>
          <text:p text:style-name="P568">просьба или предложение о помощи;</text:p>
        </text:list-item>
        <text:list-item>
          <text:p text:style-name="P568">неуверенность в совершении действия (в вопросах).</text:p>
        </text:list-item>
      </text:list>
      <text:p text:style-name="P307"/>
      <text:p text:style-name="P42"><text:span text:style-name="T172">H</text:span><text:span text:style-name="T167">e can understand my English — Он может понимать мой английский.</text:span></text:p>
      <text:p text:style-name="P385">You can`t smoke here — Ты не можешь сдесь курить.</text:p>
      <text:p text:style-name="P385">Can I help you? - Я могу вам помочь?</text:p>
      <text:p text:style-name="P312"/>
      <text:p text:style-name="P492"><text:span text:style-name="T99">В </text:span><text:span text:style-name="T84">разговорной речи </text:span><text:span text:style-name="T41">can</text:span><text:span text:style-name="T84"> широко используется именно, когда нужно спросить разрешение </text:span></text:p>
      <text:p text:style-name="P493"><text:span text:style-name="T84">что-то сделать. </text:span><text:span text:style-name="T124">Е</text:span><text:span text:style-name="T122">сли нужно спросить разрешение вежливо, то используется may.</text:span></text:p>
      <text:p text:style-name="P348"/>
      <text:p text:style-name="P470"><text:span text:style-name="T61">Can</text:span><text:span text:style-name="T62"> I use your phone? / May I use your phone? - Я мог</text:span><text:span text:style-name="T61">у</text:span><text:span text:style-name="T62"> воспольз</text:span><text:span text:style-name="T61">оваться</text:span><text:span text:style-name="T62"> </text:span></text:p>
      <text:p text:style-name="P470"><text:span text:style-name="T61">твоим/</text:span><text:span text:style-name="T62">вашим телефоном?</text:span></text:p>
      <text:p text:style-name="P306"/>
      <text:p text:style-name="P494"><text:span text:style-name="T41">Could [куд] </text:span><text:span text:style-name="T84">переводится как «мог», «мог бы» и является прошедшей формой от </text:span><text:span text:style-name="T41">can</text:span><text:span text:style-name="T84">. </text:span></text:p>
      <text:p text:style-name="P313">Его следует использовать, когда мы говорим о том, что что-то умели или могли в прошлом.</text:p>
      <text:p text:style-name="P347">Также <text:span text:style-name="T187">could</text:span> <text:span text:style-name="T497">применяется</text:span> в качестве официальной формы обращения.</text:p>
      <text:p text:style-name="P313"/>
      <text:p text:style-name="P386">I could read at the age of 4 — Я мог читать в 4 года.</text:p>
      <text:p text:style-name="P386">This story could be true — Эта история могла бы быть правдой.</text:p>
      <text:p text:style-name="P288"/>
      <text:p text:style-name="P288"/>
      <text:p text:style-name="P552"><text:span text:style-name="T476">К</text:span>онструкция <text:span text:style-name="T187">be able to</text:span></text:p>
      <text:p text:style-name="P314"/>
      <text:p text:style-name="P315">Дублирует по значению модальные глаголы <text:span text:style-name="T187">can/could</text:span>. Говорит о возможности </text:p>
      <text:p text:style-name="P315">соверишить действие. <text:span text:style-name="T491">В настоящем времени </text:span><text:span text:style-name="T475">заменяется модальным глаголом </text:span><text:span text:style-name="T206">can</text:span><text:span text:style-name="T491">.</text:span></text:p>
      <text:p text:style-name="P316">В этой конструкции глагол <text:span text:style-name="T187">be</text:span> передает время:</text:p>
      <text:list xml:id="list2744675671" text:style-name="L35">
        <text:list-item>
          <text:p text:style-name="P569">am/is/are able to — могу/может/могут (есть возможность);</text:p>
        </text:list-item>
        <text:list-item>
          <text:p text:style-name="P569">was/were able to — смог/смогли;</text:p>
        </text:list-item>
        <text:list-item>
          <text:p text:style-name="P569">will be able to — смогу/сможет/смогут.</text:p>
        </text:list-item>
      </text:list>
      <text:p text:style-name="P317"/>
      <text:p text:style-name="P463"><text:span text:style-name="T48">B</text:span><text:span text:style-name="T49">e able to</text:span><text:span text:style-name="T101"> передает оттенок </text:span><text:span text:style-name="T102">того, что </text:span><text:span text:style-name="T105">человек</text:span><text:span text:style-name="T102"> обычно не может сделать, но именно тогда </text:span></text:p>
      <text:p text:style-name="P463"><text:span text:style-name="T102">смог (в прошедшем) или сможет (в будущем).</text:span><text:span text:style-name="T101"> </text:span><text:span text:style-name="T102">Т</text:span><text:span text:style-name="T101">. е. не «мог</text:span><text:span text:style-name="T102">у</text:span><text:span text:style-name="T101">», а «</text:span><text:span text:style-name="T102">смогу</text:span><text:span text:style-name="T101">».</text:span></text:p>
      <text:p text:style-name="P318"/>
      <text:p text:style-name="P387">Stacey talked rather quickly, but I was able to understand her — Стэйси говорила довольно быстро, но я смог понять её.</text:p>
      <text:p text:style-name="P387"/>
      <text:p text:style-name="P387">If I learn French, I will be able to understand it — Если я буду учить французский, </text:p>
      <text:p text:style-name="P387">я смогу понимать его.</text:p>
      <text:p text:style-name="P387"/>
      <text:p text:style-name="P284"><text:span text:style-name="T478">Глаголы </text:span><text:span text:style-name="T207">m</text:span><text:span text:style-name="T187">ight</text:span> и <text:span text:style-name="T207">m</text:span><text:span text:style-name="T187">ay</text:span></text:p>
      <text:p text:style-name="P387"/>
      <text:p text:style-name="P468"><text:span text:style-name="T119">M</text:span><text:span text:style-name="T52">ight [майт]</text:span><text:span text:style-name="T103"> переводится как «может» или «мог бы», </text:span><text:span text:style-name="T110">а</text:span><text:span text:style-name="T480"> т</text:span>акже <text:span text:style-name="T103">наречием </text:span><text:span text:style-name="T108">«возможно», «вероятно», </text:span><text:span text:style-name="T109">«должно быть», </text:span><text:span text:style-name="T108">«наверное»</text:span><text:span text:style-name="T103">. </text:span></text:p>
      <text:p text:style-name="P344"/>
      <text:p text:style-name="P319">Он указывает на вероятность того, что ситуация может происходить сейчас или произойти </text:p>
      <text:p text:style-name="P319">в ближайшем будущем. Является синонимом фразе <text:span text:style-name="T187">it is possible that</text:span> (возможно, что).</text:p>
      <text:p text:style-name="P403"/>
      <text:p text:style-name="P495"><text:span text:style-name="T41">Look at the sky. It might rain — Посмотри на небо. Возможно </text:span><text:span text:style-name="T51">пойдет дождь.</text:span></text:p>
      <text:p text:style-name="P496"><text:span text:style-name="T51">M</text:span><text:span text:style-name="T41">ight Tom call in the evening? - Том может позвонить вечером? (может</text:span><text:span text:style-name="T53"> ли он позвонить</text:span><text:span text:style-name="T41">?)</text:span></text:p>
      <text:p text:style-name="P387"/>
      <text:p text:style-name="P468"><text:span text:style-name="T119">Отрицание</text:span><text:span text:style-name="T104"> </text:span><text:span text:style-name="T50">might</text:span><text:span text:style-name="T104"> </text:span><text:span text:style-name="T50">not</text:span><text:span text:style-name="T104"> </text:span><text:span text:style-name="T119">сокращается до</text:span><text:span text:style-name="T104"> </text:span><text:span text:style-name="T50">mightn`t [майтэнт]</text:span><text:span text:style-name="T104">.</text:span></text:p>
      <text:p text:style-name="P387"/>
      <text:p text:style-name="P462"><text:span text:style-name="T103">Модальный глагол </text:span><text:span text:style-name="T52">may</text:span><text:span text:style-name="T103"> в современном английском используется </text:span><text:span text:style-name="T104">редко</text:span><text:span text:style-name="T103">. Но его часто применяют, когда нужно предложить помощь незнакомому человеку. </text:span><text:span text:style-name="T123">Он п</text:span><text:span text:style-name="T103">ереводится как «иметь возможность» и по сути </text:span><text:span text:style-name="T104">взаимозаменяем с</text:span><text:span text:style-name="T103"> </text:span><text:span text:style-name="T52">might</text:span><text:span text:style-name="T103">.</text:span></text:p>
      <text:p text:style-name="P388"/>
      <text:p text:style-name="P388">May I help you, sir? Я могу вам помочь, сэр? (имею ли я возможность вам помочь?)</text:p>
      <text:p text:style-name="P345"/>
      <text:p text:style-name="P285"><text:span text:style-name="T479">Глагол </text:span><text:span text:style-name="T209">m</text:span><text:span text:style-name="T187">ust</text:span></text:p>
      <text:p text:style-name="P320"/>
      <text:p text:style-name="P471"><text:span text:style-name="T125">О</text:span><text:span text:style-name="T109">дин из самых распространенных в речи модальных глаголов. </text:span><text:span text:style-name="T126">И</text:span><text:span text:style-name="T109">спользуется в настоящем времени. Переводится как «должен», «обязан» или «должно быть», «</text:span><text:span text:style-name="T106">наверное»</text:span><text:span text:style-name="T109">.</text:span></text:p>
      <text:p text:style-name="P321"/>
      <text:p text:style-name="P255"><text:span text:style-name="T106">П</text:span><text:span text:style-name="T100">ереда</text:span><text:span text:style-name="T106">ет</text:span><text:span text:style-name="T100"> следующие значения</text:span><text:span text:style-name="T107">:</text:span></text:p>
      <text:list xml:id="list1594172928" text:style-name="L36">
        <text:list-item>
          <text:p text:style-name="P570">необходимость, обязанность, долг;</text:p>
        </text:list-item>
        <text:list-item>
          <text:p text:style-name="P571">настойчивый совет, приказ, запрет (в отрицаниях);</text:p>
        </text:list-item>
      </text:list>
      <text:p text:style-name="P404"/>
      <text:p text:style-name="P404">I must go — Я должен идти. </text:p>
      <text:p text:style-name="P43"><text:span text:style-name="T173">Must we hurry? — Нам нужно торопиться? </text:span><text:span text:style-name="T174">(должны ли мы торопиться?)</text:span></text:p>
      <text:p text:style-name="P391">He must not be at home now — <text:s/><text:span text:style-name="T490">О</text:span>н не должен сейчас быть дома</text:p>
      <text:p text:style-name="P346"/>
      <text:p text:style-name="P346"/>
      <text:p text:style-name="P554"><text:span text:style-name="T107">Отрицание </text:span><text:span text:style-name="T60">must not</text:span><text:span text:style-name="T107"> </text:span><text:span text:style-name="T119">означает</text:span><text:span text:style-name="T107"> «нельзя», «запрещено». Сокращается до </text:span><text:span text:style-name="T60">musn`t [мазнт]</text:span><text:span text:style-name="T107">.</text:span></text:p>
      <text:p text:style-name="P389">You musn`t park here — Здесь нельзя парковаться.</text:p>
      <text:p text:style-name="P321"/>
      <text:p text:style-name="P322">Когда <text:span text:style-name="T187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22"/>
      <text:p text:style-name="P390">She has worked so hard these days. She must<text:span text:style-name="T392"> </text:span>be very tired — </text:p>
      <text:p text:style-name="P390">Она так много работала в эти дни. Она, наверное, очень <text:span text:style-name="T477">уставшая.</text:span></text:p>
      <text:p text:style-name="P392"/>
      <text:p text:style-name="P286">Конструкция <text:span text:style-name="T187">have to</text:span></text:p>
      <text:p text:style-name="P323"/>
      <text:p text:style-name="P325">Дублирует по значению модальный глагол <text:span text:style-name="T187">must</text:span>. Говорит об обязанностях, </text:p>
      <text:p text:style-name="P325">которые человек вынежден выполнять <text:span text:style-name="T492">не по свое воле</text:span>. </text:p>
      <text:p text:style-name="P324"/>
      <text:p text:style-name="P324">В настоящем времени <text:span text:style-name="T187">have to</text:span> и <text:span text:style-name="T187">must</text:span> взаимозаменяемы и часто разницы между ними нет.</text:p>
      <text:p text:style-name="P324">Однако <text:span text:style-name="T187">must</text:span> означает необходимость, которая исходит от самого человека, </text:p>
      <text:p text:style-name="P324">а <text:span text:style-name="T187">have to</text:span> говорит о необходимости, исходящей извне.</text:p>
      <text:p text:style-name="P324"/>
      <text:p text:style-name="P393">I must do it — Я должен это сделать (это мой долг).</text:p>
      <text:p text:style-name="P393">I have to do it — Я должен это сделать (того требуют обстоятельства).</text:p>
      <text:p text:style-name="P324"/>
      <text:p text:style-name="P464"><text:span text:style-name="T54">Have to</text:span><text:span text:style-name="T111">, в отличие от </text:span><text:span text:style-name="T54">must</text:span><text:span text:style-name="T111">, может употребляться во всех временах. Форма в будущем </text:span></text:p>
      <text:p text:style-name="P326">времени используется редко и ее предпочитают заменять на форму настоящего.</text:p>
      <text:p text:style-name="P326"/>
      <text:p text:style-name="P326">Отрицательная и вопросительная форма образуется с помощью вспомогательных </text:p>
      <text:p text:style-name="P464"><text:span text:style-name="T111">глаголов </text:span><text:span text:style-name="T54">do/did/will</text:span><text:span text:style-name="T111">. (</text:span><text:span text:style-name="T127">здесь </text:span><text:span text:style-name="T54">have</text:span><text:span text:style-name="T111"> ведет себя как смысловой глагол).</text:span></text:p>
      <text:p text:style-name="P395"/>
      <text:p text:style-name="P394"><text:span text:style-name="T500">I </text:span><text:span text:style-name="T167">had to go — Я должен был идти.</text:span></text:p>
      <text:p text:style-name="P393">He doesn`t have to go — Он не должен идти.</text:p>
      <text:p text:style-name="P405">Will they have to go? — Они должны будут идти?</text:p>
      <text:p text:style-name="P327"/>
      <text:p text:style-name="P497"><text:span text:style-name="T111">В </text:span><text:span text:style-name="T84">отрицательных предложениях </text:span><text:span text:style-name="T41">have to</text:span><text:span text:style-name="T84"> и </text:span><text:span text:style-name="T41">must</text:span><text:span text:style-name="T84"> передают разный смысл. </text:span></text:p>
      <text:p text:style-name="P497"><text:span text:style-name="T41">Must not</text:span><text:span text:style-name="T84"> выражает запрет, а </text:span><text:span text:style-name="T41">heve to</text:span><text:span text:style-name="T84"> — отсутсвие обязанности.</text:span></text:p>
      <text:p text:style-name="P328"/>
      <text:p text:style-name="P393">You mustn`t tell anyone — Ты не должен рассказывать никому.</text:p>
      <text:p text:style-name="P393">You don`t have to tell me everything — Можешь не рассказывать мне всего.</text:p>
      <text:p text:style-name="P326"/>
      <text:p text:style-name="P472"><text:span text:style-name="T55">Have</text:span><text:span text:style-name="T112"> в значении «должен» всегда используется с частицей </text:span><text:span text:style-name="T55">to</text:span><text:span text:style-name="T112">. Если не поставить </text:span><text:span text:style-name="T55">to</text:span><text:span text:style-name="T112"> </text:span></text:p>
      <text:p text:style-name="P472"><text:span text:style-name="T112">после </text:span><text:span text:style-name="T55">have</text:span><text:span text:style-name="T112">, то этот глагол будет ознать «иметь». </text:span></text:p>
      <text:p text:style-name="P326"/>
      <text:p text:style-name="P11"><text:span text:style-name="T162">Г</text:span><text:span text:style-name="T163">лагол </text:span><text:span text:style-name="T78">should</text:span></text:p>
      <text:p text:style-name="P329"/>
      <text:p text:style-name="P473"><text:span text:style-name="T63">Should [шуд] </text:span><text:span text:style-name="T128">подходит</text:span><text:span text:style-name="T112">, чтобы дать</text:span><text:span text:style-name="T128"> вежливый</text:span><text:span text:style-name="T112"> совет. Переводится как «</text:span><text:span text:style-name="T129">следует сделать</text:span><text:span text:style-name="T112">» </text:span></text:p>
      <text:p text:style-name="P473"><text:span text:style-name="T129">или «нужно (так поступить)». </text:span><text:span text:style-name="T131">С</text:span><text:span text:style-name="T129">вязан с на</text:span><text:span text:style-name="T131">с</text:span><text:span text:style-name="T129">тоящим и будущим временем. Грамматически использ</text:span><text:span text:style-name="T128">уется</text:span><text:span text:style-name="T129"> по тем же правилами, что и другие модальные глаголы.</text:span></text:p>
      <text:p text:style-name="P332"/>
      <text:p text:style-name="P44">You should be more attentive — Вам следует быть более внимательным.</text:p>
      <text:p text:style-name="P330"/>
      <text:p text:style-name="P474"><text:span text:style-name="T130">Для</text:span><text:span text:style-name="T129"> совет</text:span><text:span text:style-name="T130">а</text:span><text:span text:style-name="T129">, помимо </text:span><text:span text:style-name="T63">should,</text:span><text:span text:style-name="T129"> можно также использовать обороты, помогающие </text:span></text:p>
      <text:p text:style-name="P474"><text:span text:style-name="T129">выразить мненеие, например </text:span><text:span text:style-name="T63">I think, I don`t think</text:span><text:span text:style-name="T129">.</text:span></text:p>
      <text:p text:style-name="P331"/>
      <text:p text:style-name="P396">I think you should leave — Думаю, вам пора уйти.</text:p>
      <text:p text:style-name="P465"><text:soft-page-break/><text:span text:style-name="T56">Should</text:span><text:span text:style-name="T113"> также выражает: недоумение, удивление, возмущение. В этом случае </text:span><text:span text:style-name="T130">он</text:span><text:span text:style-name="T113"> передает эмоциональную окраску высказыванию. Отрицательная форма говорит о плохой зате</text:span><text:span text:style-name="T114">е</text:span><text:span text:style-name="T113">.</text:span></text:p>
      <text:p text:style-name="P330"/>
      <text:p text:style-name="P396">Why should I go there? - Скакой стати мне туда идти?</text:p>
      <text:p text:style-name="P396">You shouldn`t go there — Не нужно туда идти <text:span text:style-name="T498">(это плохая идея)</text:span>.</text:p>
      <text:p text:style-name="P330"/>
      <text:p text:style-name="P12"><text:span text:style-name="T155">Глагол </text:span><text:span text:style-name="T74">would</text:span></text:p>
      <text:p text:style-name="P333"/>
      <text:p text:style-name="P33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82">Грамматически использ</text:span><text:span text:style-name="T483">уется</text:span><text:span text:style-name="T482"> по тем же правилами, что и другие модальные глаголы.</text:span></text:p>
      <text:p text:style-name="P334"/>
      <text:p text:style-name="P337">При переводе <text:span text:style-name="T187">would</text:span>, <text:span text:style-name="T483">по сути, </text:span>выпадает, а идущий после него смысловой глагол, используется с частицей<text:span text:style-name="T210"> </text:span><text:span text:style-name="T187">to</text:span>. <text:span text:style-name="T210">Would</text:span><text:span text:style-name="T485"> часто сокращается до </text:span><text:span text:style-name="T210">`d</text:span><text:span text:style-name="T485"> и произносится как одна буква (поэтому поначалу расслышать </text:span><text:span text:style-name="T210">would</text:span><text:span text:style-name="T485"> в предложении довольно сложно).</text:span></text:p>
      <text:p text:style-name="P334"/>
      <text:p text:style-name="P334"><text:span text:style-name="T481">В</text:span>стречается в вариантах, <text:span text:style-name="T499">когда</text:span>:</text:p>
      <text:list xml:id="list3904698196" text:style-name="L37">
        <text:list-item>
          <text:p text:style-name="P572">соответствует русской частице «бы» (когда представляют ситуацию);</text:p>
        </text:list-item>
        <text:list-item>
          <text:p text:style-name="P572">сообщает о привычках прошлого (в этом случае может заменяться на <text:span text:style-name="T187">used to</text:span>).</text:p>
        </text:list-item>
      </text:list>
      <text:p text:style-name="P336"/>
      <text:p text:style-name="P397">I would like to live in New Your — Я бы хотел жить в Нью Йорке <text:span text:style-name="T481">(представил)</text:span>.</text:p>
      <text:p text:style-name="P398">I wouldn`t watch this film with my child — Я бы не смотрела этот фильм с моим ребенком.</text:p>
      <text:p text:style-name="P399">Would you like to go <text:span text:style-name="T484">to the party with us? </text:span>—<text:span text:style-name="T484"> Ты бы хотел пойти с нами на вечеринку?</text:span></text:p>
      <text:p text:style-name="P338"/>
      <text:p text:style-name="P477"><text:span text:style-name="T115">Фраза </text:span><text:span text:style-name="T57">would you like</text:span><text:span text:style-name="T115"> часто используется, когда хотят предложить человеку услугу, </text:span><text:span text:style-name="T133">сервис,</text:span></text:p>
      <text:p text:style-name="P477"><text:span text:style-name="T115">предмет и т. п. Если человек согласен, то он отвечает </text:span><text:span text:style-name="T57">I`d like to</text:span><text:span text:style-name="T115"> (</text:span><text:span text:style-name="T132">я бы хотел</text:span><text:span text:style-name="T115">) </text:span></text:p>
      <text:p text:style-name="P476"><text:span text:style-name="T132">или </text:span><text:span text:style-name="T65">I`d love to</text:span><text:span text:style-name="T132"> </text:span><text:span text:style-name="T115">(с удовольствием).</text:span></text:p>
      <text:p text:style-name="P339"/>
      <text:p text:style-name="P475"><text:span text:style-name="T57">Would you like a cup of </text:span><text:span text:style-name="T64">tea</text:span><text:span text:style-name="T57">? Yes, I would — Вы бы хотили чашечку </text:span><text:span text:style-name="T64">чая</text:span><text:span text:style-name="T57">? Да, хотел бы.</text:span></text:p>
      <text:p text:style-name="P339"/>
      <text:p text:style-name="P400">What would you like, coffee or tea? I`d like some cofee — Чтобы вы хотели, </text:p>
      <text:p text:style-name="P400">кофе или чай? Я бы хотел кофе.</text:p>
      <text:p text:style-name="P339"/>
      <text:p text:style-name="P287">Конструкция <text:span text:style-name="T187">used to</text:span></text:p>
      <text:p text:style-name="P339"/>
      <text:p text:style-name="P340">Используется, когда говорят о регулярных вещах, происходящих в прошлом. </text:p>
      <text:p text:style-name="P466"><text:span text:style-name="T116">Британцы </text:span><text:span text:style-name="T117">предпочитают</text:span><text:span text:style-name="T116"> </text:span><text:span text:style-name="T58">used to</text:span><text:span text:style-name="T116">, американцы чаще использую </text:span><text:span text:style-name="T58">would</text:span><text:span text:style-name="T116">.</text:span></text:p>
      <text:p text:style-name="P340"/>
      <text:p text:style-name="P340">На русский <text:span text:style-name="T187">would/used to</text:span> можно перевести как «имел привычку делать» <text:span text:style-name="T487">или</text:span> «раньше».</text:p>
      <text:p text:style-name="P341"><text:span text:style-name="T487">Также </text:span><text:span text:style-name="T187">would/used to</text:span> <text:span text:style-name="T487">подразумевает, что сейчас человек уже не делает того, что делал раньше.</text:span></text:p>
      <text:p text:style-name="P341"/>
      <text:p text:style-name="P342">Как правило <text:span text:style-name="T187">would</text:span> используется в ситуациях, когда указан период во время которого </text:p>
      <text:p text:style-name="P342">человек так не поступал. </text:p>
      <text:p text:style-name="P342"/>
      <text:p text:style-name="P343">После <text:span text:style-name="T187">used to</text:span> стоит глагол в начальной форме. В настоящем времени эта констуркция </text:p>
      <text:p text:style-name="P343">не используется <text:span text:style-name="T488">(для этого есть Present Simple) </text:span>и<text:span text:style-name="T486"> </text:span>часто <text:span text:style-name="T486">выпадает при переводе.</text:span></text:p>
      <text:p text:style-name="P343"/>
      <text:p text:style-name="P401">I used to live in Bristol — Раньше я жил <text:span text:style-name="T489">в Бристоле (а сейчас нет).</text:span></text:p>
      <text:p text:style-name="P402">I didn`t use to drink tea — Раньше я не пил чай (а теперь пью).</text:p>
      <text:p text:style-name="P402">Did you use to play tennis? — Ты раньше играл в теннис?</text:p>
      <text:p text:style-name="P553">Повелительно наклонение. Imperative</text:p>
      <text:p text:style-name="P349"/>
      <text:p text:style-name="P350">Это способ озвучить распоряжение, приказ, <text:span text:style-name="T501">просьбу</text:span> или призыв к действию.</text:p>
      <text:p text:style-name="P350">В речи очень часто используются предложения в форме повелительного наклонения.</text:p>
      <text:p text:style-name="P350"/>
      <text:p text:style-name="P478"><text:span text:style-name="T134">Чтобы выразить приказ или просьбу (</text:span><text:span text:style-name="T135">настойчиво</text:span><text:span text:style-name="T134">), нужно начать предложение с глагола </text:span></text:p>
      <text:p text:style-name="P351">в начальной форме (форма повелительного наклонения только одна).</text:p>
      <text:p text:style-name="P350"/>
      <text:p text:style-name="P45"><text:span text:style-name="T175">C</text:span><text:span text:style-name="T167">ome here — Подойдите сюда ( призыв к действию).</text:span></text:p>
      <text:p text:style-name="P406">Put your gun down! — Опусти оружие! (приказ).</text:p>
      <text:p text:style-name="P406">Help! — Помогите! (настойчивая просьба).</text:p>
      <text:p text:style-name="P352"/>
      <text:p text:style-name="P498"><text:span text:style-name="T84">Чтобы просьба звучала вежливее, </text:span><text:span text:style-name="T136">используют слово please: </text:span><text:span text:style-name="T66">Come here, please</text:span><text:span text:style-name="T136">.</text:span></text:p>
      <text:p text:style-name="P499"><text:span text:style-name="T136">Е</text:span><text:span text:style-name="T84">сли </text:span><text:span text:style-name="T137">человеку предлагают угоститься едой, то часто начинают предложение с </text:span><text:span text:style-name="T67">have</text:span><text:span text:style-name="T137">.</text:span></text:p>
      <text:p text:style-name="P353"/>
      <text:p text:style-name="P407">Have a cake, please — Угощайтесь тортом, пожалуйста.</text:p>
      <text:p text:style-name="P354"/>
      <text:p text:style-name="P500"><text:span text:style-name="T84">Глагол </text:span><text:span text:style-name="T41">have</text:span><text:span text:style-name="T84"> может входить в устойчивые обороты, связанные с пожеланием. </text:span></text:p>
      <text:p text:style-name="P354">В этом случае он обычно выпадает при переводе.</text:p>
      <text:p text:style-name="P355"/>
      <text:p text:style-name="P46"><text:span text:style-name="T176">H</text:span><text:span text:style-name="T167">ave a nice time — Приятно провести время.</text:span></text:p>
      <text:p text:style-name="P408">Have fun — Повеселитесь.</text:p>
      <text:p text:style-name="P408"/>
      <text:p text:style-name="P115"><text:span text:style-name="T167">Если нужно призвать человека или группу людей совершить что-то вместе, то нужно использовать </text:span><text:span text:style-name="T41">let`s (let us)</text:span><text:span text:style-name="T167"> перед глаголом. Это еще один способ говорить вежливее </text:span></text:p>
      <text:p text:style-name="P356">в повелительном наклонении.</text:p>
      <text:p text:style-name="P356"/>
      <text:p text:style-name="P408">Let`s do it — Давай сделаем это (досл. Позволь нам сделать это).</text:p>
      <text:p text:style-name="P408">Let`s not watch this movie — Давай не будем смотреть этот фильм.</text:p>
      <text:p text:style-name="P356"/>
      <text:p text:style-name="P115"><text:span text:style-name="T167">Если нужно попросить человека не делать что-либо, то нужно начать с </text:span><text:span text:style-name="T41">don`t</text:span><text:span text:style-name="T167">.</text:span></text:p>
      <text:p text:style-name="P408"/>
      <text:p text:style-name="P409">Don`t come here — Не подходи сюда. </text:p>
      <text:p text:style-name="P409">Don`t do it — Не делай этого.</text:p>
      <text:p text:style-name="P409"/>
      <text:p text:style-name="P289">Пассивный<text:span text:style-name="T509"> </text:span>залог. <text:span text:style-name="T510">Passive Voice</text:span></text:p>
      <text:p text:style-name="P357"/>
      <text:p text:style-name="P116"><text:span text:style-name="T167">В английском языке, как и в русском, </text:span><text:span text:style-name="T177">есть 2</text:span><text:span text:style-name="T167"> вида залога: активный и пассивный.</text:span></text:p>
      <text:p text:style-name="P479"><text:span text:style-name="T138">Активный залог </text:span><text:span text:style-name="T139">по другому</text:span><text:span text:style-name="T138"> называется действительным (я сам совершаю действие), </text:span></text:p>
      <text:p text:style-name="P358">а пассивный — страдательным (надо мной совершают действие.)</text:p>
      <text:p text:style-name="P359"/>
      <text:p text:style-name="P360">Порядок слов у предложения в пассивном залоге: </text:p>
      <text:list xml:id="list3211093213" text:style-name="L38">
        <text:list-item>
          <text:p text:style-name="P573">подлежащее;</text:p>
        </text:list-item>
        <text:list-item>
          <text:p text:style-name="P573">сказуемое в пассивном залоге (что сделано?);</text:p>
        </text:list-item>
        <text:list-item>
          <text:p text:style-name="P573">дополнение;</text:p>
        </text:list-item>
        <text:list-item>
          <text:p text:style-name="P573">обстоятельство.</text:p>
        </text:list-item>
      </text:list>
      <text:p text:style-name="P361"/>
      <text:p text:style-name="P480"><text:span text:style-name="T140">Сказуемое в пассивном залоге состоит из 2х частей: вспомогательного глагола </text:span><text:span text:style-name="T71">be</text:span><text:span text:style-name="T140"> </text:span></text:p>
      <text:p text:style-name="P480"><text:span text:style-name="T140">и смыслового глагола в 3й форме </text:span><text:span text:style-name="T153">(для </text:span><text:span text:style-name="T154">группы </text:span><text:span text:style-name="T153">Simple)</text:span><text:span text:style-name="T140">.</text:span></text:p>
      <text:p text:style-name="P362"/>
      <text:p text:style-name="P47"><text:span text:style-name="T180">I finished my work</text:span><text:span text:style-name="T167"> yesterday — </text:span><text:span text:style-name="T180">Я закончил работу</text:span><text:span text:style-name="T167"> вчера (активный залог).</text:span></text:p>
      <text:p text:style-name="P47"><text:span text:style-name="T180">The work was finished</text:span><text:span text:style-name="T167"> yesterday — </text:span><text:span text:style-name="T180">Работа была закончена</text:span><text:span text:style-name="T167"> вчера (пассивный залог).</text:span></text:p>
      <text:p text:style-name="P486"><text:soft-page-break/><text:span text:style-name="T151">П</text:span><text:span text:style-name="T150">ассивный залог </text:span><text:span text:style-name="T151">обычно </text:span><text:span text:style-name="T150">используется, когда автор действия неизвестен, не важен </text:span></text:p>
      <text:p text:style-name="P117"><text:span text:style-name="T167">или намеренно скрыт. </text:span><text:span text:style-name="T178">Пассивный залог часто применяется в деловой речи.</text:span></text:p>
      <text:p text:style-name="P410"/>
      <text:p text:style-name="P411">This house is quite old. It was buil in 1990 — Дом старый. Он был простроен в 1990 году.</text:p>
      <text:p text:style-name="P411">(кто построил дом — неизвестно; известен только дом, и что с ним сделали — построили).</text:p>
      <text:p text:style-name="P412"/>
      <text:p text:style-name="P481"><text:span text:style-name="T141">Если нужно указать </text:span><text:span text:style-name="T142">автора</text:span><text:span text:style-name="T141"> действи</text:span><text:span text:style-name="T142">я</text:span><text:span text:style-name="T141">, то это можно сделать в дополнении </text:span></text:p>
      <text:p text:style-name="P481"><text:span text:style-name="T141">с использованием предлога </text:span><text:span text:style-name="T72">by</text:span><text:span text:style-name="T141"> (кем).</text:span></text:p>
      <text:p text:style-name="P363"/>
      <text:p text:style-name="P411">Ann Karenina was written by Leo Tolstoy — Анна Каренина была написана Львом Толстым.</text:p>
      <text:p text:style-name="P482"><text:span text:style-name="T68">(</text:span><text:span text:style-name="T69">над книгой совершили действие — ее написали</text:span><text:span text:style-name="T68">)</text:span></text:p>
      <text:p text:style-name="P413"/>
      <text:p text:style-name="P483"><text:span text:style-name="T143">Подлежащие </text:span><text:span text:style-name="T70">I</text:span><text:span text:style-name="T143">, в предложении с пассивным залогом, часто переводится </text:span></text:p>
      <text:p text:style-name="P364">не как «я», а как «мне/мной/меня».</text:p>
      <text:p text:style-name="P365"/>
      <text:p text:style-name="P414">I am ignored all the time — Меня игнорируют все время.</text:p>
      <text:p text:style-name="P414">I was born in 1990 — Я родился в 1990 году (Меня родили в 1990 году).</text:p>
      <text:p text:style-name="P365"/>
      <text:p text:style-name="P487"><text:span text:style-name="T143">При переводе </text:span><text:span text:style-name="T70">I was born</text:span><text:span text:style-name="T143">, не совсем понятно, что это пассивный залог </text:span><text:span text:style-name="T149">(</text:span><text:span text:style-name="T73">I</text:span><text:span text:style-name="T149"> переводится как «я»)</text:span><text:span text:style-name="T143">.</text:span></text:p>
      <text:p text:style-name="P258"><text:span text:style-name="T143">В английском таких фраз мног. </text:span><text:span text:style-name="T152">Их</text:span><text:span text:style-name="T143"> нужно просто </text:span><text:span text:style-name="T152">запомнить</text:span><text:span text:style-name="T143">, </text:span><text:span text:style-name="T144">например:</text:span></text:p>
      <text:list xml:id="list3167129111" text:style-name="L39">
        <text:list-item>
          <text:p text:style-name="P574">be born — родился (в Past Simple);</text:p>
        </text:list-item>
        <text:list-item>
          <text:p text:style-name="P574">be gone — умер (в Present Simple).</text:p>
        </text:list-item>
      </text:list>
      <text:p text:style-name="P366"/>
      <text:p text:style-name="P367">Present Simple Passive:</text:p>
      <text:p text:style-name="P415">Children are taught at school — Детей учат в школе.</text:p>
      <text:p text:style-name="P367"/>
      <text:p text:style-name="P367">Past Simple Passive:</text:p>
      <text:p text:style-name="P415">I was taught to ride a bike by my dadschool — Меня научил ездить на велосипеде папа.</text:p>
      <text:p text:style-name="P367"/>
      <text:p text:style-name="P367">Future Simple Passive:</text:p>
      <text:p text:style-name="P415">I will be taught English at university — Меня будут учить английскому в универе.</text:p>
      <text:p text:style-name="P415"/>
      <text:p text:style-name="P369">Present Perfect Passive <text:span text:style-name="T506">требует дополнительно</text:span><text:span text:style-name="T508">го</text:span><text:span text:style-name="T506"> слов</text:span><text:span text:style-name="T508">а</text:span><text:span text:style-name="T506"> </text:span><text:span text:style-name="T212">been, </text:span><text:span text:style-name="T508">после</text:span><text:span text:style-name="T213"> have</text:span><text:span text:style-name="T506">. </text:span></text:p>
      <text:p text:style-name="P575">Если его не указать, то предложение будет в форме активного залога (Present Perfect).</text:p>
      <text:p text:style-name="P368"/>
      <text:p text:style-name="P416">I have been taught an important lesson — Мне преподали важный урок.</text:p>
      <text:p text:style-name="P417">I have <text:span text:style-name="T507">taught an important lesson — </text:span>Я преподал важный урок.</text:p>
      <text:p text:style-name="P576"/>
      <text:p text:style-name="P367">Предложение в Present Perfect Passive можно перепутать с Present Perfect Continuous.</text:p>
      <text:p text:style-name="P367">Здесь главное в том, что в Passive смысловой глагол стоит в 3й форме, </text:p>
      <text:p text:style-name="P118"><text:span text:style-name="T167">а в Continuous — с окончанием </text:span><text:span text:style-name="T41">ing</text:span><text:span text:style-name="T167">.</text:span></text:p>
      <text:p text:style-name="P367"/>
      <text:p text:style-name="P484"><text:span text:style-name="T32">I have been </text:span><text:span text:style-name="T34">speaking</text:span><text:span text:style-name="T32"> English for 2 years. </text:span><text:span text:style-name="T33">—</text:span><text:span text:style-name="T32"> Я </text:span><text:span text:style-name="T34">говорю по</text:span><text:span text:style-name="T32"> английски уже 2 года.</text:span></text:p>
      <text:p text:style-name="P484"><text:span text:style-name="T32">I </text:span><text:span text:style-name="T35">have been </text:span><text:span text:style-name="T34">spoken English — </text:span><text:span text:style-name="T36">Со мной</text:span><text:span text:style-name="T34"> говорили по английски.</text:span></text:p>
      <text:p text:style-name="P418"/>
      <text:p text:style-name="P485"><text:span text:style-name="T164">Т</text:span><text:span text:style-name="T165">акже можно легко перепутать ситуации, когда be используется с прилагательным </text:span><text:span text:style-name="T166">и</text:span><text:span text:style-name="T165"> когда </text:span></text:p>
      <text:p text:style-name="P485"><text:span text:style-name="T166">с</text:span><text:span text:style-name="T165"> пассивн</text:span><text:span text:style-name="T166">ым</text:span><text:span text:style-name="T165"> залог</text:span><text:span text:style-name="T166">ом</text:span><text:span text:style-name="T165">. Здесь важно отлич</text:span><text:span text:style-name="T166">а</text:span><text:span text:style-name="T165">ть прилагательное от глагола.</text:span></text:p>
      <text:p text:style-name="P419"/>
      <text:p text:style-name="P237"><text:span text:style-name="T38">I am interested in art — Я</text:span><text:span text:style-name="T39"> интересуюсь</text:span><text:span text:style-name="T40"> </text:span><text:span text:style-name="T39">искусством </text:span><text:span text:style-name="T37">(interested — прилагательное)</text:span><text:span text:style-name="T39">.</text:span></text:p>
      <text:p text:style-name="P501"><text:span text:style-name="T34">I </text:span><text:span text:style-name="T30">am ignored all the time — Меня игнорируют все время (ignored — глагол в 3й форме).</text:span></text:p>
      <text:p text:style-name="P617">Вопросительные предложения</text:p>
      <text:p text:style-name="P577"/>
      <text:p text:style-name="P578"/>
      <text:p text:style-name="P61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51757637232">
          <table:table-cell table:style-name="Table7.A1" office:value-type="string">
            <text:p text:style-name="P514"/>
          </table:table-cell>
          <table:table-cell table:style-name="Table7.A1" office:value-type="string">
            <text:p text:style-name="P502">Past</text:p>
          </table:table-cell>
          <table:table-cell table:style-name="Table7.A1" office:value-type="string">
            <text:p text:style-name="P502">Present</text:p>
          </table:table-cell>
          <table:table-cell table:style-name="Table7.D1" office:value-type="string">
            <text:p text:style-name="P502">Future</text:p>
          </table:table-cell>
        </table:table-row>
        <table:table-row table:style-name="TableLine94751756118592">
          <table:table-cell table:style-name="Table7.A2" office:value-type="string">
            <text:p text:style-name="P509">+</text:p>
          </table:table-cell>
          <table:table-cell table:style-name="Table7.A2" office:value-type="string">
            <text:p text:style-name="P535">I/y<text:span text:style-name="T474">ou</text:span>/w<text:span text:style-name="T474">e</text:span>/t<text:span text:style-name="T474">hey</text:span>/he/she/it</text:p>
            <text:p text:style-name="P535">started</text:p>
          </table:table-cell>
          <table:table-cell table:style-name="Table7.A2" office:value-type="string">
            <text:p text:style-name="P526">I/you/we/they start</text:p>
            <text:p text:style-name="P526">He/she/it starts</text:p>
          </table:table-cell>
          <table:table-cell table:style-name="Table7.D2" office:value-type="string">
            <text:p text:style-name="P538">I/y<text:span text:style-name="T474">ou</text:span>/w<text:span text:style-name="T474">e</text:span>/t<text:span text:style-name="T474">hey</text:span>/he/she/it </text:p>
            <text:p text:style-name="P538">will start</text:p>
          </table:table-cell>
        </table:table-row>
        <table:table-row table:style-name="TableLine94751756142880">
          <table:table-cell table:style-name="Table7.A2" office:value-type="string">
            <text:p text:style-name="P503">-</text:p>
          </table:table-cell>
          <table:table-cell table:style-name="Table7.A2" office:value-type="string">
            <text:p text:style-name="P535">I/y<text:span text:style-name="T474">ou</text:span>/w<text:span text:style-name="T474">e</text:span>/t<text:span text:style-name="T474">hey</text:span>/he/she/it</text:p>
            <text:p text:style-name="P535">didn`t start</text:p>
          </table:table-cell>
          <table:table-cell table:style-name="Table7.A2" office:value-type="string">
            <text:p text:style-name="P526">I/you/we/they don`t start</text:p>
            <text:p text:style-name="P526">He/she/it doesn`t start</text:p>
          </table:table-cell>
          <table:table-cell table:style-name="Table7.D2" office:value-type="string">
            <text:p text:style-name="P538">I/y<text:span text:style-name="T474">ou</text:span>/w<text:span text:style-name="T474">e</text:span>/t<text:span text:style-name="T474">hey</text:span>/he/she/it</text:p>
            <text:p text:style-name="P538">won`t start</text:p>
          </table:table-cell>
        </table:table-row>
        <table:table-row table:style-name="TableLine94751756150912">
          <table:table-cell table:style-name="Table7.A2" office:value-type="string">
            <text:p text:style-name="P503">?</text:p>
          </table:table-cell>
          <table:table-cell table:style-name="Table7.A2" office:value-type="string">
            <text:p text:style-name="P536">Did I/y<text:span text:style-name="T474">ou</text:span>/w<text:span text:style-name="T474">e</text:span>/t<text:span text:style-name="T474">hey</text:span>/he</text:p>
            <text:p text:style-name="P536">/she/it start?</text:p>
          </table:table-cell>
          <table:table-cell table:style-name="Table7.A2" office:value-type="string">
            <text:p text:style-name="P526">Do I/you/we/they start?</text:p>
            <text:p text:style-name="P526">Does he/she/it start?</text:p>
          </table:table-cell>
          <table:table-cell table:style-name="Table7.D2" office:value-type="string">
            <text:p text:style-name="P539">Will I/y<text:span text:style-name="T474">ou</text:span>/w<text:span text:style-name="T474">e</text:span>/t<text:span text:style-name="T474">hey</text:span>/he</text:p>
            <text:p text:style-name="P539">/she/it start?</text:p>
          </table:table-cell>
        </table:table-row>
      </table:table>
      <text:p text:style-name="P104"/>
      <text:p text:style-name="P251"><text:span text:style-name="T376">Таблица времен группы Continu</text:span><text:span text:style-name="T377">ou</text:span><text:span text:style-name="T37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51756632816">
          <table:table-cell table:style-name="Table8.A1" office:value-type="string">
            <text:p text:style-name="P525"/>
          </table:table-cell>
          <table:table-cell table:style-name="Table8.A1" office:value-type="string">
            <text:p text:style-name="P502">Past</text:p>
          </table:table-cell>
          <table:table-cell table:style-name="Table8.A1" office:value-type="string">
            <text:p text:style-name="P502">Present</text:p>
          </table:table-cell>
          <table:table-cell table:style-name="Table8.D1" office:value-type="string">
            <text:p text:style-name="P502">Future</text:p>
          </table:table-cell>
        </table:table-row>
        <table:table-row table:style-name="TableLine94751756286864">
          <table:table-cell table:style-name="Table8.A2" office:value-type="string">
            <text:p text:style-name="P503">+</text:p>
          </table:table-cell>
          <table:table-cell table:style-name="Table8.A2" office:value-type="string">
            <text:p text:style-name="P537">I/<text:span text:style-name="T473">he/she/it</text:span> <text:span text:style-name="T473">was starting</text:span></text:p>
            <text:p text:style-name="P537"><text:span text:style-name="T473">Y</text:span><text:span text:style-name="T474">ou</text:span><text:span text:style-name="T473">/w</text:span><text:span text:style-name="T474">e</text:span><text:span text:style-name="T473">/t</text:span><text:span text:style-name="T474">hey</text:span><text:span text:style-name="T473"> were starting</text:span></text:p>
          </table:table-cell>
          <table:table-cell table:style-name="Table8.A2" office:value-type="string">
            <text:p text:style-name="P528">I am starting</text:p>
            <text:p text:style-name="P529">He/she/it is starting</text:p>
            <text:p text:style-name="P528">You/we/they are starting</text:p>
          </table:table-cell>
          <table:table-cell table:style-name="Table8.D2" office:value-type="string">
            <text:p text:style-name="P514"/>
          </table:table-cell>
        </table:table-row>
        <table:table-row table:style-name="TableLine94751756311728">
          <table:table-cell table:style-name="Table8.A2" office:value-type="string">
            <text:p text:style-name="P503">-</text:p>
          </table:table-cell>
          <table:table-cell table:style-name="Table8.A2" office:value-type="string">
            <text:p text:style-name="P538">I/he/she/it wasn`t starting</text:p>
            <text:p text:style-name="P538">Y<text:span text:style-name="T474">ou</text:span>/w<text:span text:style-name="T474">e</text:span>/t<text:span text:style-name="T474">hey</text:span> weren`t starting</text:p>
          </table:table-cell>
          <table:table-cell table:style-name="Table8.A2" office:value-type="string">
            <text:p text:style-name="P528">I`m not starting</text:p>
            <text:p text:style-name="P529">He/she/it isn`t starting</text:p>
            <text:p text:style-name="P528">You/we/they aren`t starting</text:p>
          </table:table-cell>
          <table:table-cell table:style-name="Table8.D2" office:value-type="string">
            <text:p text:style-name="P514"/>
          </table:table-cell>
        </table:table-row>
        <table:table-row table:style-name="TableLine94751756320144">
          <table:table-cell table:style-name="Table8.A2" office:value-type="string">
            <text:p text:style-name="P503">?</text:p>
          </table:table-cell>
          <table:table-cell table:style-name="Table8.A2" office:value-type="string">
            <text:p text:style-name="P538">Was I/he/she/it starting?</text:p>
            <text:p text:style-name="P538">Were y<text:span text:style-name="T474">ou</text:span>/w<text:span text:style-name="T474">e</text:span>/t<text:span text:style-name="T474">hey</text:span> starting?</text:p>
          </table:table-cell>
          <table:table-cell table:style-name="Table8.A2" office:value-type="string">
            <text:p text:style-name="P528">Am I starting?</text:p>
            <text:p text:style-name="P529">Is he/she/it starting?</text:p>
            <text:p text:style-name="P528">Are you/we/they starting?</text:p>
          </table:table-cell>
          <table:table-cell table:style-name="Table8.D2" office:value-type="string">
            <text:p text:style-name="P514"/>
          </table:table-cell>
        </table:table-row>
      </table:table>
      <text:p text:style-name="P104"/>
      <text:p text:style-name="P10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51756329856">
          <table:table-cell table:style-name="Table9.A1" office:value-type="string">
            <text:p text:style-name="P525"/>
          </table:table-cell>
          <table:table-cell table:style-name="Table9.A1" office:value-type="string">
            <text:p text:style-name="P502">Past</text:p>
          </table:table-cell>
          <table:table-cell table:style-name="Table9.A1" office:value-type="string">
            <text:p text:style-name="P502">Present</text:p>
          </table:table-cell>
          <table:table-cell table:style-name="Table9.D1" office:value-type="string">
            <text:p text:style-name="P502">Future</text:p>
          </table:table-cell>
        </table:table-row>
        <table:table-row table:style-name="TableLine94751756430208">
          <table:table-cell table:style-name="Table9.A2" office:value-type="string">
            <text:p text:style-name="P503">+</text:p>
          </table:table-cell>
          <table:table-cell table:style-name="Table9.A2" office:value-type="string">
            <text:p text:style-name="P514"/>
          </table:table-cell>
          <table:table-cell table:style-name="Table9.A2" office:value-type="string">
            <text:p text:style-name="P528">I/you/we/they have started</text:p>
            <text:p text:style-name="P528">He/she/it has started</text:p>
          </table:table-cell>
          <table:table-cell table:style-name="Table9.D2" office:value-type="string">
            <text:p text:style-name="P514"/>
          </table:table-cell>
        </table:table-row>
        <table:table-row table:style-name="TableLine94751756436720">
          <table:table-cell table:style-name="Table9.A2" office:value-type="string">
            <text:p text:style-name="P503">-</text:p>
          </table:table-cell>
          <table:table-cell table:style-name="Table9.A2" office:value-type="string">
            <text:p text:style-name="P514"/>
          </table:table-cell>
          <table:table-cell table:style-name="Table9.A2" office:value-type="string">
            <text:p text:style-name="P528">I/y<text:span text:style-name="T448">ou</text:span>/w<text:span text:style-name="T448">e</text:span>/t<text:span text:style-name="T448">hey</text:span> haven`t started</text:p>
            <text:p text:style-name="P528">He/she/it hasn`t started</text:p>
          </table:table-cell>
          <table:table-cell table:style-name="Table9.D2" office:value-type="string">
            <text:p text:style-name="P514"/>
          </table:table-cell>
        </table:table-row>
        <table:table-row table:style-name="TableLine94751756440496">
          <table:table-cell table:style-name="Table9.A2" office:value-type="string">
            <text:p text:style-name="P503">?</text:p>
          </table:table-cell>
          <table:table-cell table:style-name="Table9.A2" office:value-type="string">
            <text:p text:style-name="P514"/>
          </table:table-cell>
          <table:table-cell table:style-name="Table9.A2" office:value-type="string">
            <text:p text:style-name="P528">Have I/y<text:span text:style-name="T449">ou</text:span>/w<text:span text:style-name="T449">e</text:span>/t<text:span text:style-name="T449">hey</text:span> started?</text:p>
            <text:p text:style-name="P528">Has he/she/it started?</text:p>
          </table:table-cell>
          <table:table-cell table:style-name="Table9.D2" office:value-type="string">
            <text:p text:style-name="P514"/>
          </table:table-cell>
        </table:table-row>
      </table:table>
      <text:p text:style-name="P106"/>
      <text:p text:style-name="P10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51756450912">
          <table:table-cell table:style-name="Table1.A1" office:value-type="string">
            <text:p text:style-name="P527"/>
          </table:table-cell>
          <table:table-cell table:style-name="Table1.A1" office:value-type="string">
            <text:p text:style-name="P504">Past</text:p>
          </table:table-cell>
          <table:table-cell table:style-name="Table1.A1" office:value-type="string">
            <text:p text:style-name="P504">Present</text:p>
          </table:table-cell>
          <table:table-cell table:style-name="Table1.D1" office:value-type="string">
            <text:p text:style-name="P504">Future</text:p>
          </table:table-cell>
        </table:table-row>
        <table:table-row table:style-name="TableLine94751756494928">
          <table:table-cell table:style-name="Table1.A2" office:value-type="string">
            <text:p text:style-name="P504">+</text:p>
          </table:table-cell>
          <table:table-cell table:style-name="Table1.A2" office:value-type="string">
            <text:p text:style-name="P515"/>
          </table:table-cell>
          <table:table-cell table:style-name="Table1.A2" office:value-type="string">
            <text:p text:style-name="P534">I/y<text:span text:style-name="T474">ou</text:span>/w<text:span text:style-name="T474">e</text:span>/t<text:span text:style-name="T474">hey</text:span> have been starting</text:p>
            <text:p text:style-name="P534">He/she/it has been starting</text:p>
          </table:table-cell>
          <table:table-cell table:style-name="Table1.D2" office:value-type="string">
            <text:p text:style-name="P515"/>
          </table:table-cell>
        </table:table-row>
        <table:table-row table:style-name="TableLine94751756507568">
          <table:table-cell table:style-name="Table1.A2" office:value-type="string">
            <text:p text:style-name="P504">-</text:p>
          </table:table-cell>
          <table:table-cell table:style-name="Table1.A2" office:value-type="string">
            <text:p text:style-name="P515"/>
          </table:table-cell>
          <table:table-cell table:style-name="Table1.A2" office:value-type="string">
            <text:p text:style-name="P534">I/y<text:span text:style-name="T474">ou</text:span>/w<text:span text:style-name="T474">e</text:span>/t<text:span text:style-name="T474">hey</text:span> haven`t been starting</text:p>
            <text:p text:style-name="P534">He/she/it hasn`t been starting</text:p>
          </table:table-cell>
          <table:table-cell table:style-name="Table1.D2" office:value-type="string">
            <text:p text:style-name="P515"/>
          </table:table-cell>
        </table:table-row>
        <table:table-row table:style-name="TableLine94751756510784">
          <table:table-cell table:style-name="Table1.A2" office:value-type="string">
            <text:p text:style-name="P504">?</text:p>
          </table:table-cell>
          <table:table-cell table:style-name="Table1.A2" office:value-type="string">
            <text:p text:style-name="P515"/>
          </table:table-cell>
          <table:table-cell table:style-name="Table1.A2" office:value-type="string">
            <text:p text:style-name="P534">Have I/y<text:span text:style-name="T474">ou</text:span>/w<text:span text:style-name="T474">e</text:span>/t<text:span text:style-name="T474">hey</text:span> been starting?</text:p>
            <text:p text:style-name="P534">Has he/she/it been starting?</text:p>
          </table:table-cell>
          <table:table-cell table:style-name="Table1.D2" office:value-type="string">
            <text:p text:style-name="P515"/>
          </table:table-cell>
        </table:table-row>
      </table:table>
      <text:p text:style-name="P555"><text:span text:style-name="T293">Таблица </text:span><text:span text:style-name="T294">форм</text:span><text:span text:style-name="T293"> глагола </text:span><text:span text:style-name="T303">b</text:span><text:span text:style-name="T29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51756542992">
          <table:table-cell table:style-name="Table5.A1" office:value-type="string">
            <text:p text:style-name="P508">Подлежащее</text:p>
          </table:table-cell>
          <table:table-cell table:style-name="Table5.A1" office:value-type="string">
            <text:p text:style-name="P505">Past</text:p>
          </table:table-cell>
          <table:table-cell table:style-name="Table5.A1" office:value-type="string">
            <text:p text:style-name="P505">Present</text:p>
          </table:table-cell>
          <table:table-cell table:style-name="Table5.D1" office:value-type="string">
            <text:p text:style-name="P505">Future</text:p>
          </table:table-cell>
        </table:table-row>
        <table:table-row table:style-name="TableLine94751756622688">
          <table:table-cell table:style-name="Table5.A2" office:value-type="string">
            <text:p text:style-name="P533"><text:s/>I</text:p>
          </table:table-cell>
          <table:table-cell table:style-name="Table5.A2" office:value-type="string">
            <text:p text:style-name="P534">was</text:p>
          </table:table-cell>
          <table:table-cell table:style-name="Table5.A2" office:value-type="string">
            <text:p text:style-name="P530">am</text:p>
          </table:table-cell>
          <table:table-cell table:style-name="Table5.D2" office:value-type="string">
            <text:p text:style-name="P540">will be</text:p>
          </table:table-cell>
        </table:table-row>
        <table:table-row table:style-name="TableLine94751756628544">
          <table:table-cell table:style-name="Table5.A2" office:value-type="string">
            <text:p text:style-name="P532">he/she/<text:span text:style-name="T459">it</text:span></text:p>
          </table:table-cell>
          <table:table-cell table:style-name="Table5.A2" office:value-type="string">
            <text:p text:style-name="P534">was</text:p>
          </table:table-cell>
          <table:table-cell table:style-name="Table5.A2" office:value-type="string">
            <text:p text:style-name="P531">is</text:p>
          </table:table-cell>
          <table:table-cell table:style-name="Table5.D2" office:value-type="string">
            <text:p text:style-name="P540">will be</text:p>
          </table:table-cell>
        </table:table-row>
        <table:table-row table:style-name="TableLine94751756643584">
          <table:table-cell table:style-name="Table5.A2" office:value-type="string">
            <text:p text:style-name="P532">you/we/they</text:p>
          </table:table-cell>
          <table:table-cell table:style-name="Table5.A2" office:value-type="string">
            <text:p text:style-name="P534">were</text:p>
          </table:table-cell>
          <table:table-cell table:style-name="Table5.A2" office:value-type="string">
            <text:p text:style-name="P531">are</text:p>
          </table:table-cell>
          <table:table-cell table:style-name="Table5.D2" office:value-type="string">
            <text:p text:style-name="P540">will be</text:p>
          </table:table-cell>
        </table:table-row>
      </table:table>
      <text:p text:style-name="P156"/>
      <text:p text:style-name="P156">Таблица модальных глаголов:</text:p>
      <table:table table:name="Table2" table:style-name="Table2">
        <table:table-column table:style-name="Table2.A" table:number-columns-repeated="3"/>
        <table:table-row table:style-name="TableLine94751756654336">
          <table:table-cell table:style-name="Table2.A1" office:value-type="string">
            <text:p text:style-name="P510">Глагол</text:p>
          </table:table-cell>
          <table:table-cell table:style-name="Table2.A1" office:value-type="string">
            <text:p text:style-name="P516"><text:span text:style-name="T395">З</text:span><text:span text:style-name="T396">начение</text:span></text:p>
          </table:table-cell>
          <table:table-cell table:style-name="Table2.C1" office:value-type="string">
            <text:p text:style-name="P516"><text:span text:style-name="T395">В</text:span><text:span text:style-name="T396">рем</text:span><text:span text:style-name="T395">я</text:span></text:p>
          </table:table-cell>
        </table:table-row>
        <table:table-row table:style-name="TableLine94751756740608">
          <table:table-cell table:style-name="Table2.A2" office:value-type="string">
            <text:p text:style-name="P541">can</text:p>
          </table:table-cell>
          <table:table-cell table:style-name="Table2.A2" office:value-type="string">
            <text:p text:style-name="P541">могу, умею, смогу;</text:p>
            <text:p text:style-name="P541">(часто используется в просьбах и предложениях)</text:p>
          </table:table-cell>
          <table:table-cell table:style-name="Table2.C2" office:value-type="string">
            <text:p text:style-name="P541">настоящее и будущее</text:p>
          </table:table-cell>
        </table:table-row>
        <table:table-row table:style-name="TableLine94751756744768">
          <table:table-cell table:style-name="Table2.A2" office:value-type="string">
            <text:p text:style-name="P541">could</text:p>
          </table:table-cell>
          <table:table-cell table:style-name="Table2.A2" office:value-type="string">
            <text:p text:style-name="P541">мог, умел</text:p>
          </table:table-cell>
          <table:table-cell table:style-name="Table2.C2" office:value-type="string">
            <text:p text:style-name="P541">прошедшее</text:p>
          </table:table-cell>
        </table:table-row>
        <table:table-row table:style-name="TableLine94751756758432">
          <table:table-cell table:style-name="Table2.A2" office:value-type="string">
            <text:p text:style-name="P541">might, may</text:p>
          </table:table-cell>
          <table:table-cell table:style-name="Table2.A2" office:value-type="string">
            <text:p text:style-name="P541">может быть, мог бы, возможно, наверное</text:p>
          </table:table-cell>
          <table:table-cell table:style-name="Table2.C2" office:value-type="string">
            <text:p text:style-name="P541">настоящее и будущие</text:p>
          </table:table-cell>
        </table:table-row>
        <table:table-row table:style-name="TableLine94751756766336">
          <table:table-cell table:style-name="Table2.A2" office:value-type="string">
            <text:p text:style-name="P541">must</text:p>
          </table:table-cell>
          <table:table-cell table:style-name="Table2.A2" office:value-type="string">
            <text:p text:style-name="P541">должен, обязан, нужно, запрет, нельзя</text:p>
          </table:table-cell>
          <table:table-cell table:style-name="Table2.C2" office:value-type="string">
            <text:p text:style-name="P541">настоящее</text:p>
          </table:table-cell>
        </table:table-row>
        <table:table-row table:style-name="TableLine94751756771184">
          <table:table-cell table:style-name="Table2.A2" office:value-type="string">
            <text:p text:style-name="P541">should</text:p>
          </table:table-cell>
          <table:table-cell table:style-name="Table2.A2" office:value-type="string">
            <text:p text:style-name="P541">следует сделать, следовало бы сделать; (совет)</text:p>
          </table:table-cell>
          <table:table-cell table:style-name="Table2.C2" office:value-type="string">
            <text:p text:style-name="P541">настоящее и будущие</text:p>
          </table:table-cell>
        </table:table-row>
        <table:table-row table:style-name="TableLine94751756773120">
          <table:table-cell table:style-name="Table2.A2" office:value-type="string">
            <text:p text:style-name="P541">would</text:p>
          </table:table-cell>
          <table:table-cell table:style-name="Table2.A2" office:value-type="string">
            <text:p text:style-name="P541">частица «бы», предложение услуги, привычка прошлого</text:p>
          </table:table-cell>
          <table:table-cell table:style-name="Table2.C2" office:value-type="string">
            <text:p text:style-name="P541">настоящее, прошедшее, будущие</text:p>
          </table:table-cell>
        </table:table-row>
      </table:table>
      <text:p text:style-name="P157"/>
      <text:p text:style-name="P15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51756794288">
          <table:table-cell table:style-name="Table3.A1" office:value-type="string">
            <text:p text:style-name="P511">Конструкция</text:p>
          </table:table-cell>
          <table:table-cell table:style-name="Table3.A1" office:value-type="string">
            <text:p text:style-name="P511">Значение</text:p>
          </table:table-cell>
          <table:table-cell table:style-name="Table3.C1" office:value-type="string">
            <text:p text:style-name="P511">Время</text:p>
          </table:table-cell>
        </table:table-row>
        <table:table-row table:style-name="TableLine94751756829488">
          <table:table-cell table:style-name="Table3.A2" office:value-type="string">
            <text:p text:style-name="P542">be able to</text:p>
          </table:table-cell>
          <table:table-cell table:style-name="Table3.A2" office:value-type="string">
            <text:p text:style-name="P542">могу (близко к can)</text:p>
          </table:table-cell>
          <table:table-cell table:style-name="Table3.C2" office:value-type="string">
            <text:p text:style-name="P542">be меняется по временам</text:p>
          </table:table-cell>
        </table:table-row>
        <table:table-row table:style-name="TableLine94751756845824">
          <table:table-cell table:style-name="Table3.A2" office:value-type="string">
            <text:p text:style-name="P542">have to</text:p>
          </table:table-cell>
          <table:table-cell table:style-name="Table3.A2" office:value-type="string">
            <text:p text:style-name="P542">должен (близко к must)</text:p>
          </table:table-cell>
          <table:table-cell table:style-name="Table3.C2" office:value-type="string">
            <text:p text:style-name="P542">have меняется по временам</text:p>
          </table:table-cell>
        </table:table-row>
        <table:table-row table:style-name="TableLine94751756868080">
          <table:table-cell table:style-name="Table3.A2" office:value-type="string">
            <text:p text:style-name="P542">used to</text:p>
          </table:table-cell>
          <table:table-cell table:style-name="Table3.A2" office:value-type="string">
            <text:p text:style-name="P542">делал раньше, имел привычку делать (близко к would)</text:p>
          </table:table-cell>
          <table:table-cell table:style-name="Table3.C2" office:value-type="string">
            <text:p text:style-name="P542">всегда стоит в прошедшем;</text:p>
            <text:p text:style-name="P542">меняется как Past Simple</text:p>
          </table:table-cell>
        </table:table-row>
      </table:table>
      <text:p text:style-name="P159"/>
      <text:p text:style-name="P257"><text:span text:style-name="T293">Таблица </text:span><text:span text:style-name="T308">форм </text:span><text:span text:style-name="T293">пассивно</text:span><text:span text:style-name="T309">го</text:span><text:span text:style-name="T293"> залог</text:span><text:span text:style-name="T309">а</text:span><text:span text:style-name="T29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51756899920">
          <table:table-cell table:style-name="Table4.A1" office:value-type="string">
            <text:p text:style-name="P517"/>
          </table:table-cell>
          <table:table-cell table:style-name="Table4.A1" office:value-type="string">
            <text:p text:style-name="P512">Past</text:p>
          </table:table-cell>
          <table:table-cell table:style-name="Table4.A1" office:value-type="string">
            <text:p text:style-name="P512">Present</text:p>
          </table:table-cell>
          <table:table-cell table:style-name="Table4.D1" office:value-type="string">
            <text:p text:style-name="P512">Future</text:p>
          </table:table-cell>
        </table:table-row>
        <table:table-row table:style-name="TableLine94751756993120">
          <table:table-cell table:style-name="Table4.A2" office:value-type="string">
            <text:p text:style-name="P513">Simple</text:p>
          </table:table-cell>
          <table:table-cell table:style-name="Table4.A2" office:value-type="string">
            <text:p text:style-name="P517"><text:span text:style-name="T502">I/</text:span><text:span text:style-name="T503">he/she/it</text:span><text:span text:style-name="T502"> </text:span><text:span text:style-name="T503">was</text:span><text:span text:style-name="T502"> </text:span><text:span text:style-name="T145">taught</text:span></text:p>
            <text:p text:style-name="P544">You/we/they were <text:span text:style-name="T145">taught</text:span></text:p>
          </table:table-cell>
          <table:table-cell table:style-name="Table4.A2" office:value-type="string">
            <text:p text:style-name="P543">I am <text:span text:style-name="T145">taught</text:span></text:p>
            <text:p text:style-name="P544">He/she/it is <text:span text:style-name="T145">taught</text:span></text:p>
            <text:p text:style-name="P544">You/we/the<text:span text:style-name="T504">y</text:span> are <text:span text:style-name="T145">taught</text:span></text:p>
          </table:table-cell>
          <table:table-cell table:style-name="Table4.D2" office:value-type="string">
            <text:p text:style-name="P545">I/you/we/they/he/she/it</text:p>
            <text:p text:style-name="P545">will be <text:span text:style-name="T145">taught</text:span></text:p>
          </table:table-cell>
        </table:table-row>
        <table:table-row table:style-name="TableLine94751757007872">
          <table:table-cell table:style-name="Table4.A2" office:value-type="string">
            <text:p text:style-name="P513">Contin.</text:p>
          </table:table-cell>
          <table:table-cell table:style-name="Table4.A2" office:value-type="string">
            <text:p text:style-name="P517"><text:span text:style-name="T504">I/he/she/it was being </text:span><text:span text:style-name="T145">taught</text:span></text:p>
            <text:p text:style-name="P517"><text:span text:style-name="T147">You/we/the</text:span><text:span text:style-name="T146">y</text:span><text:span text:style-name="T147"> </text:span><text:span text:style-name="T146">were</text:span><text:span text:style-name="T147"> </text:span><text:span text:style-name="T146">being</text:span><text:span text:style-name="T147"> </text:span><text:span text:style-name="T145">taught</text:span></text:p>
          </table:table-cell>
          <table:table-cell table:style-name="Table4.A2" office:value-type="string">
            <text:p text:style-name="P545">I am being <text:span text:style-name="T145">taught</text:span></text:p>
            <text:p text:style-name="P545"><text:span text:style-name="T145">H</text:span><text:span text:style-name="T84">e/she/it is being taught</text:span></text:p>
            <text:p text:style-name="P544"><text:span text:style-name="T84">You/we/the</text:span><text:span text:style-name="T146">y</text:span><text:span text:style-name="T84"> are </text:span><text:span text:style-name="T146">being</text:span><text:span text:style-name="T84"> </text:span><text:span text:style-name="T145">taught</text:span></text:p>
          </table:table-cell>
          <table:table-cell table:style-name="Table4.D2" office:value-type="string">
            <text:p text:style-name="P545">— </text:p>
          </table:table-cell>
        </table:table-row>
        <table:table-row table:style-name="TableLine94751757026992">
          <table:table-cell table:style-name="Table4.A2" office:value-type="string">
            <text:p text:style-name="P513">Perfect</text:p>
          </table:table-cell>
          <table:table-cell table:style-name="Table4.A2" office:value-type="string">
            <text:p text:style-name="P517"><text:span text:style-name="T505">I/you/we/they/</text:span><text:span text:style-name="T148">he/she/it</text:span><text:span text:style-name="T505"> </text:span></text:p>
            <text:p text:style-name="P517"><text:span text:style-name="T505">had been </text:span><text:span text:style-name="T145">taught</text:span></text:p>
          </table:table-cell>
          <table:table-cell table:style-name="Table4.A2" office:value-type="string">
            <text:p text:style-name="P546">I/you/we/they have been <text:span text:style-name="T145">taught</text:span></text:p>
            <text:p text:style-name="P546"><text:span text:style-name="T145">H</text:span><text:span text:style-name="T84">e/she/it has been </text:span><text:span text:style-name="T145">taught</text:span></text:p>
          </table:table-cell>
          <table:table-cell table:style-name="Table4.D2" office:value-type="string">
            <text:p text:style-name="P517"><text:span text:style-name="T505">I/you/we/they/</text:span><text:span text:style-name="T148">he/she/it</text:span><text:span text:style-name="T505"> </text:span></text:p>
            <text:p text:style-name="P517"><text:span text:style-name="T505">will have been </text:span><text:span text:style-name="T145">taught</text:span></text:p>
          </table:table-cell>
        </table:table-row>
      </table:table>
      <text:p text:style-name="P159"/>
      <text:p text:style-name="P158">Таблица сокращений:</text:p>
      <text:p text:style-name="P14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51757033424">
          <table:table-cell table:style-name="Table6.A1" office:value-type="string">
            <text:p text:style-name="P507">Перевод</text:p>
          </table:table-cell>
          <table:table-cell table:style-name="Table6.A1" office:value-type="string">
            <text:p text:style-name="P506">Начальная форма</text:p>
          </table:table-cell>
          <table:table-cell table:style-name="Table6.A1" office:value-type="string">
            <text:p text:style-name="P506">2я форма</text:p>
          </table:table-cell>
          <table:table-cell table:style-name="Table6.D1" office:value-type="string">
            <text:p text:style-name="P507">3я форма</text:p>
          </table:table-cell>
        </table:table-row>
        <table:table-row table:style-name="TableLine94751757305984">
          <table:table-cell table:style-name="Table6.A2" office:value-type="string">
            <text:p text:style-name="P518">начинать</text:p>
          </table:table-cell>
          <table:table-cell table:style-name="Table6.A2" office:value-type="string">
            <text:p text:style-name="P519">begin</text:p>
          </table:table-cell>
          <table:table-cell table:style-name="Table6.A2" office:value-type="string">
            <text:p text:style-name="P519">began</text:p>
          </table:table-cell>
          <table:table-cell table:style-name="Table6.D2" office:value-type="string">
            <text:p text:style-name="P518">begun</text:p>
          </table:table-cell>
        </table:table-row>
        <table:table-row table:style-name="TableLine94751757322800">
          <table:table-cell table:style-name="Table6.A2" office:value-type="string">
            <text:p text:style-name="P518">ломать</text:p>
          </table:table-cell>
          <table:table-cell table:style-name="Table6.A2" office:value-type="string">
            <text:p text:style-name="P519">break</text:p>
          </table:table-cell>
          <table:table-cell table:style-name="Table6.A2" office:value-type="string">
            <text:p text:style-name="P519">broke</text:p>
          </table:table-cell>
          <table:table-cell table:style-name="Table6.D2" office:value-type="string">
            <text:p text:style-name="P518">broken</text:p>
          </table:table-cell>
        </table:table-row>
        <table:table-row table:style-name="TableLine94751757329392">
          <table:table-cell table:style-name="Table6.A2" office:value-type="string">
            <text:p text:style-name="P518">приносить</text:p>
          </table:table-cell>
          <table:table-cell table:style-name="Table6.A2" office:value-type="string">
            <text:p text:style-name="P519">bring</text:p>
          </table:table-cell>
          <table:table-cell table:style-name="Table6.A2" office:value-type="string">
            <text:p text:style-name="P519">brought</text:p>
          </table:table-cell>
          <table:table-cell table:style-name="Table6.D2" office:value-type="string">
            <text:p text:style-name="P518">brought</text:p>
          </table:table-cell>
        </table:table-row>
        <table:table-row table:style-name="TableLine94751757331952">
          <table:table-cell table:style-name="Table6.A2" office:value-type="string">
            <text:p text:style-name="P518">покупать</text:p>
          </table:table-cell>
          <table:table-cell table:style-name="Table6.A2" office:value-type="string">
            <text:p text:style-name="P519">buy</text:p>
          </table:table-cell>
          <table:table-cell table:style-name="Table6.A2" office:value-type="string">
            <text:p text:style-name="P519">bought</text:p>
          </table:table-cell>
          <table:table-cell table:style-name="Table6.D2" office:value-type="string">
            <text:p text:style-name="P518">bought</text:p>
          </table:table-cell>
        </table:table-row>
        <table:table-row table:style-name="TableLine94751757346832">
          <table:table-cell table:style-name="Table6.A2" office:value-type="string">
            <text:p text:style-name="P518">приходить</text:p>
          </table:table-cell>
          <table:table-cell table:style-name="Table6.A2" office:value-type="string">
            <text:p text:style-name="P519">come</text:p>
          </table:table-cell>
          <table:table-cell table:style-name="Table6.A2" office:value-type="string">
            <text:p text:style-name="P519">came</text:p>
          </table:table-cell>
          <table:table-cell table:style-name="Table6.D2" office:value-type="string">
            <text:p text:style-name="P518">come</text:p>
          </table:table-cell>
        </table:table-row>
        <table:table-row table:style-name="TableLine94751757354192">
          <table:table-cell table:style-name="Table6.A2" office:value-type="string">
            <text:p text:style-name="P518">делать</text:p>
          </table:table-cell>
          <table:table-cell table:style-name="Table6.A2" office:value-type="string">
            <text:p text:style-name="P519">do</text:p>
          </table:table-cell>
          <table:table-cell table:style-name="Table6.A2" office:value-type="string">
            <text:p text:style-name="P519">did</text:p>
          </table:table-cell>
          <table:table-cell table:style-name="Table6.D2" office:value-type="string">
            <text:p text:style-name="P518">done</text:p>
          </table:table-cell>
        </table:table-row>
        <table:table-row table:style-name="TableLine94751757357888">
          <table:table-cell table:style-name="Table6.A2" office:value-type="string">
            <text:p text:style-name="P518">пить</text:p>
          </table:table-cell>
          <table:table-cell table:style-name="Table6.A2" office:value-type="string">
            <text:p text:style-name="P519">drink</text:p>
          </table:table-cell>
          <table:table-cell table:style-name="Table6.A2" office:value-type="string">
            <text:p text:style-name="P519">drank</text:p>
          </table:table-cell>
          <table:table-cell table:style-name="Table6.D2" office:value-type="string">
            <text:p text:style-name="P518">drunk</text:p>
          </table:table-cell>
        </table:table-row>
        <table:table-row table:style-name="TableLine94751757360448">
          <table:table-cell table:style-name="Table6.A2" office:value-type="string">
            <text:p text:style-name="P518">есть</text:p>
          </table:table-cell>
          <table:table-cell table:style-name="Table6.A2" office:value-type="string">
            <text:p text:style-name="P519">eat</text:p>
          </table:table-cell>
          <table:table-cell table:style-name="Table6.A2" office:value-type="string">
            <text:p text:style-name="P519">ate</text:p>
          </table:table-cell>
          <table:table-cell table:style-name="Table6.D2" office:value-type="string">
            <text:p text:style-name="P518">eaten</text:p>
          </table:table-cell>
        </table:table-row>
        <table:table-row table:style-name="TableLine94751757364272">
          <table:table-cell table:style-name="Table6.A2" office:value-type="string">
            <text:p text:style-name="P518">падать</text:p>
          </table:table-cell>
          <table:table-cell table:style-name="Table6.A2" office:value-type="string">
            <text:p text:style-name="P520">fall</text:p>
          </table:table-cell>
          <table:table-cell table:style-name="Table6.A2" office:value-type="string">
            <text:p text:style-name="P520">fell</text:p>
          </table:table-cell>
          <table:table-cell table:style-name="Table6.D2" office:value-type="string">
            <text:p text:style-name="P518">fallen</text:p>
          </table:table-cell>
        </table:table-row>
        <table:table-row table:style-name="TableLine94751757367424">
          <table:table-cell table:style-name="Table6.A2" office:value-type="string">
            <text:p text:style-name="P518">летать</text:p>
          </table:table-cell>
          <table:table-cell table:style-name="Table6.A2" office:value-type="string">
            <text:p text:style-name="P520">fly</text:p>
          </table:table-cell>
          <table:table-cell table:style-name="Table6.A2" office:value-type="string">
            <text:p text:style-name="P520">flew</text:p>
          </table:table-cell>
          <table:table-cell table:style-name="Table6.D2" office:value-type="string">
            <text:p text:style-name="P518">flown</text:p>
          </table:table-cell>
        </table:table-row>
        <table:table-row table:style-name="TableLine94751757372848">
          <table:table-cell table:style-name="Table6.A2" office:value-type="string">
            <text:p text:style-name="P518">забывать</text:p>
          </table:table-cell>
          <table:table-cell table:style-name="Table6.A2" office:value-type="string">
            <text:p text:style-name="P520">forget</text:p>
          </table:table-cell>
          <table:table-cell table:style-name="Table6.A2" office:value-type="string">
            <text:p text:style-name="P520">forgot</text:p>
          </table:table-cell>
          <table:table-cell table:style-name="Table6.D2" office:value-type="string">
            <text:p text:style-name="P518">forgotten</text:p>
          </table:table-cell>
        </table:table-row>
        <table:table-row table:style-name="TableLine94751757379168">
          <table:table-cell table:style-name="Table6.A2" office:value-type="string">
            <text:p text:style-name="P518">получать</text:p>
          </table:table-cell>
          <table:table-cell table:style-name="Table6.A2" office:value-type="string">
            <text:p text:style-name="P520">get</text:p>
          </table:table-cell>
          <table:table-cell table:style-name="Table6.A2" office:value-type="string">
            <text:p text:style-name="P520">got</text:p>
          </table:table-cell>
          <table:table-cell table:style-name="Table6.D2" office:value-type="string">
            <text:p text:style-name="P518">got</text:p>
          </table:table-cell>
        </table:table-row>
        <table:table-row table:style-name="TableLine94751757381808">
          <table:table-cell table:style-name="Table6.A2" office:value-type="string">
            <text:p text:style-name="P521">давать</text:p>
          </table:table-cell>
          <table:table-cell table:style-name="Table6.A2" office:value-type="string">
            <text:p text:style-name="P522">give</text:p>
          </table:table-cell>
          <table:table-cell table:style-name="Table6.A2" office:value-type="string">
            <text:p text:style-name="P522">gave</text:p>
          </table:table-cell>
          <table:table-cell table:style-name="Table6.D2" office:value-type="string">
            <text:p text:style-name="P521">given</text:p>
          </table:table-cell>
        </table:table-row>
        <table:table-row table:style-name="TableLine94751757387152">
          <table:table-cell table:style-name="Table6.A2" office:value-type="string">
            <text:p text:style-name="P521">идти</text:p>
          </table:table-cell>
          <table:table-cell table:style-name="Table6.A2" office:value-type="string">
            <text:p text:style-name="P522">go</text:p>
          </table:table-cell>
          <table:table-cell table:style-name="Table6.A2" office:value-type="string">
            <text:p text:style-name="P522">went</text:p>
          </table:table-cell>
          <table:table-cell table:style-name="Table6.D2" office:value-type="string">
            <text:p text:style-name="P521">gone</text:p>
          </table:table-cell>
        </table:table-row>
        <table:table-row table:style-name="TableLine94751757392880">
          <table:table-cell table:style-name="Table6.A2" office:value-type="string">
            <text:p text:style-name="P523">иметь </text:p>
          </table:table-cell>
          <table:table-cell table:style-name="Table6.A2" office:value-type="string">
            <text:p text:style-name="P524">have</text:p>
          </table:table-cell>
          <table:table-cell table:style-name="Table6.A2" office:value-type="string">
            <text:p text:style-name="P524">had</text:p>
          </table:table-cell>
          <table:table-cell table:style-name="Table6.D2" office:value-type="string">
            <text:p text:style-name="P523">had</text:p>
          </table:table-cell>
        </table:table-row>
        <table:table-row table:style-name="TableLine94751757400144">
          <table:table-cell table:style-name="Table6.A2" office:value-type="string">
            <text:p text:style-name="P523">слышать</text:p>
          </table:table-cell>
          <table:table-cell table:style-name="Table6.A2" office:value-type="string">
            <text:p text:style-name="P524">hear</text:p>
          </table:table-cell>
          <table:table-cell table:style-name="Table6.A2" office:value-type="string">
            <text:p text:style-name="P524">heard</text:p>
          </table:table-cell>
          <table:table-cell table:style-name="Table6.D2" office:value-type="string">
            <text:p text:style-name="P523">heard</text:p>
          </table:table-cell>
        </table:table-row>
        <table:table-row table:style-name="TableLine94751757408352">
          <table:table-cell table:style-name="Table6.A2" office:value-type="string">
            <text:p text:style-name="P523">знать</text:p>
          </table:table-cell>
          <table:table-cell table:style-name="Table6.A2" office:value-type="string">
            <text:p text:style-name="P524">know</text:p>
          </table:table-cell>
          <table:table-cell table:style-name="Table6.A2" office:value-type="string">
            <text:p text:style-name="P524">knew</text:p>
          </table:table-cell>
          <table:table-cell table:style-name="Table6.D2" office:value-type="string">
            <text:p text:style-name="P523">known</text:p>
          </table:table-cell>
        </table:table-row>
        <table:table-row table:style-name="TableLine94751757410912">
          <table:table-cell table:style-name="Table6.A2" office:value-type="string">
            <text:p text:style-name="P523">терять</text:p>
          </table:table-cell>
          <table:table-cell table:style-name="Table6.A2" office:value-type="string">
            <text:p text:style-name="P524">lose</text:p>
          </table:table-cell>
          <table:table-cell table:style-name="Table6.A2" office:value-type="string">
            <text:p text:style-name="P524">lost</text:p>
          </table:table-cell>
          <table:table-cell table:style-name="Table6.D2" office:value-type="string">
            <text:p text:style-name="P523">lost</text:p>
          </table:table-cell>
        </table:table-row>
        <table:table-row table:style-name="TableLine94751757415536">
          <table:table-cell table:style-name="Table6.A2" office:value-type="string">
            <text:p text:style-name="P523">делать</text:p>
          </table:table-cell>
          <table:table-cell table:style-name="Table6.A2" office:value-type="string">
            <text:p text:style-name="P524">make</text:p>
          </table:table-cell>
          <table:table-cell table:style-name="Table6.A2" office:value-type="string">
            <text:p text:style-name="P524">made</text:p>
          </table:table-cell>
          <table:table-cell table:style-name="Table6.D2" office:value-type="string">
            <text:p text:style-name="P523">made</text:p>
          </table:table-cell>
        </table:table-row>
        <table:table-row table:style-name="TableLine94751757434272">
          <table:table-cell table:style-name="Table6.A2" office:value-type="string">
            <text:p text:style-name="P523">платить</text:p>
          </table:table-cell>
          <table:table-cell table:style-name="Table6.A2" office:value-type="string">
            <text:p text:style-name="P524">pay</text:p>
          </table:table-cell>
          <table:table-cell table:style-name="Table6.A2" office:value-type="string">
            <text:p text:style-name="P524">paid</text:p>
          </table:table-cell>
          <table:table-cell table:style-name="Table6.D2" office:value-type="string">
            <text:p text:style-name="P523">paid</text:p>
          </table:table-cell>
        </table:table-row>
        <table:table-row table:style-name="TableLine94751757441632">
          <table:table-cell table:style-name="Table6.A2" office:value-type="string">
            <text:p text:style-name="P523">класть</text:p>
          </table:table-cell>
          <table:table-cell table:style-name="Table6.A2" office:value-type="string">
            <text:p text:style-name="P524">put</text:p>
          </table:table-cell>
          <table:table-cell table:style-name="Table6.A2" office:value-type="string">
            <text:p text:style-name="P524">put</text:p>
          </table:table-cell>
          <table:table-cell table:style-name="Table6.D2" office:value-type="string">
            <text:p text:style-name="P523">put</text:p>
          </table:table-cell>
        </table:table-row>
        <table:table-row table:style-name="TableLine94751757445664">
          <table:table-cell table:style-name="Table6.A2" office:value-type="string">
            <text:p text:style-name="P523">читать</text:p>
          </table:table-cell>
          <table:table-cell table:style-name="Table6.A2" office:value-type="string">
            <text:p text:style-name="P524">read</text:p>
          </table:table-cell>
          <table:table-cell table:style-name="Table6.A2" office:value-type="string">
            <text:p text:style-name="P524">read</text:p>
          </table:table-cell>
          <table:table-cell table:style-name="Table6.D2" office:value-type="string">
            <text:p text:style-name="P524">read</text:p>
          </table:table-cell>
        </table:table-row>
        <table:table-row table:style-name="TableLine94751757449040">
          <table:table-cell table:style-name="Table6.A2" office:value-type="string">
            <text:p text:style-name="P523">сказать</text:p>
          </table:table-cell>
          <table:table-cell table:style-name="Table6.A2" office:value-type="string">
            <text:p text:style-name="P524">say</text:p>
          </table:table-cell>
          <table:table-cell table:style-name="Table6.A2" office:value-type="string">
            <text:p text:style-name="P524">said</text:p>
          </table:table-cell>
          <table:table-cell table:style-name="Table6.D2" office:value-type="string">
            <text:p text:style-name="P524">said</text:p>
          </table:table-cell>
        </table:table-row>
        <table:table-row table:style-name="TableLine94751757456496">
          <table:table-cell table:style-name="Table6.A2" office:value-type="string">
            <text:p text:style-name="P523">говорить</text:p>
          </table:table-cell>
          <table:table-cell table:style-name="Table6.A2" office:value-type="string">
            <text:p text:style-name="P524">speak</text:p>
          </table:table-cell>
          <table:table-cell table:style-name="Table6.A2" office:value-type="string">
            <text:p text:style-name="P524">spoke</text:p>
          </table:table-cell>
          <table:table-cell table:style-name="Table6.D2" office:value-type="string">
            <text:p text:style-name="P523">spoken</text:p>
          </table:table-cell>
        </table:table-row>
        <table:table-row table:style-name="TableLine94751757460384">
          <table:table-cell table:style-name="Table6.A2" office:value-type="string">
            <text:p text:style-name="P523">видеть</text:p>
          </table:table-cell>
          <table:table-cell table:style-name="Table6.A2" office:value-type="string">
            <text:p text:style-name="P524">see</text:p>
          </table:table-cell>
          <table:table-cell table:style-name="Table6.A2" office:value-type="string">
            <text:p text:style-name="P524">saw</text:p>
          </table:table-cell>
          <table:table-cell table:style-name="Table6.D2" office:value-type="string">
            <text:p text:style-name="P523">seen</text:p>
          </table:table-cell>
        </table:table-row>
        <table:table-row table:style-name="TableLine94751757463232">
          <table:table-cell table:style-name="Table6.A2" office:value-type="string">
            <text:p text:style-name="P523">сидеть</text:p>
          </table:table-cell>
          <table:table-cell table:style-name="Table6.A2" office:value-type="string">
            <text:p text:style-name="P524">sit</text:p>
          </table:table-cell>
          <table:table-cell table:style-name="Table6.A2" office:value-type="string">
            <text:p text:style-name="P524">sat</text:p>
          </table:table-cell>
          <table:table-cell table:style-name="Table6.D2" office:value-type="string">
            <text:p text:style-name="P523">sat</text:p>
          </table:table-cell>
        </table:table-row>
        <table:table-row table:style-name="TableLine94751757467056">
          <table:table-cell table:style-name="Table6.A2" office:value-type="string">
            <text:p text:style-name="P523">брать</text:p>
          </table:table-cell>
          <table:table-cell table:style-name="Table6.A2" office:value-type="string">
            <text:p text:style-name="P524">take</text:p>
          </table:table-cell>
          <table:table-cell table:style-name="Table6.A2" office:value-type="string">
            <text:p text:style-name="P524">took</text:p>
          </table:table-cell>
          <table:table-cell table:style-name="Table6.D2" office:value-type="string">
            <text:p text:style-name="P523">taken</text:p>
          </table:table-cell>
        </table:table-row>
        <table:table-row table:style-name="TableLine94751757471216">
          <table:table-cell table:style-name="Table6.A2" office:value-type="string">
            <text:p text:style-name="P547">обучать</text:p>
          </table:table-cell>
          <table:table-cell table:style-name="Table6.A2" office:value-type="string">
            <text:p text:style-name="P547">teach</text:p>
          </table:table-cell>
          <table:table-cell table:style-name="Table6.A2" office:value-type="string">
            <text:p text:style-name="P548">taught</text:p>
          </table:table-cell>
          <table:table-cell table:style-name="Table6.D2" office:value-type="string">
            <text:p text:style-name="P547">taught</text:p>
          </table:table-cell>
        </table:table-row>
        <table:table-row table:style-name="TableLine94751757477056">
          <table:table-cell table:style-name="Table6.A2" office:value-type="string">
            <text:p text:style-name="P523">рассказывать</text:p>
          </table:table-cell>
          <table:table-cell table:style-name="Table6.A2" office:value-type="string">
            <text:p text:style-name="P524">tell</text:p>
          </table:table-cell>
          <table:table-cell table:style-name="Table6.A2" office:value-type="string">
            <text:p text:style-name="P524">told</text:p>
          </table:table-cell>
          <table:table-cell table:style-name="Table6.D2" office:value-type="string">
            <text:p text:style-name="P523">told</text:p>
          </table:table-cell>
        </table:table-row>
        <table:table-row table:style-name="TableLine94751757481744">
          <table:table-cell table:style-name="Table6.A2" office:value-type="string">
            <text:p text:style-name="P523">думать</text:p>
          </table:table-cell>
          <table:table-cell table:style-name="Table6.A2" office:value-type="string">
            <text:p text:style-name="P524">think</text:p>
          </table:table-cell>
          <table:table-cell table:style-name="Table6.A2" office:value-type="string">
            <text:p text:style-name="P524">thought</text:p>
          </table:table-cell>
          <table:table-cell table:style-name="Table6.D2" office:value-type="string">
            <text:p text:style-name="P523">thought</text:p>
          </table:table-cell>
        </table:table-row>
        <table:table-row table:style-name="TableLine94751757485344">
          <table:table-cell table:style-name="Table6.A2" office:value-type="string">
            <text:p text:style-name="P523">побеждать</text:p>
          </table:table-cell>
          <table:table-cell table:style-name="Table6.A2" office:value-type="string">
            <text:p text:style-name="P524">win</text:p>
          </table:table-cell>
          <table:table-cell table:style-name="Table6.A2" office:value-type="string">
            <text:p text:style-name="P524">won</text:p>
          </table:table-cell>
          <table:table-cell table:style-name="Table6.D2" office:value-type="string">
            <text:p text:style-name="P523">won</text:p>
          </table:table-cell>
        </table:table-row>
        <table:table-row table:style-name="TableLine94751757488976">
          <table:table-cell table:style-name="Table6.A2" office:value-type="string">
            <text:p text:style-name="P523">писать</text:p>
          </table:table-cell>
          <table:table-cell table:style-name="Table6.A2" office:value-type="string">
            <text:p text:style-name="P524">write</text:p>
          </table:table-cell>
          <table:table-cell table:style-name="Table6.A2" office:value-type="string">
            <text:p text:style-name="P524">wrote</text:p>
          </table:table-cell>
          <table:table-cell table:style-name="Table6.D2" office:value-type="string">
            <text:p text:style-name="P523">written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4T19:17:00.999803931</dc:date>
    <meta:editing-duration>P1DT2H53M13S</meta:editing-duration>
    <meta:editing-cycles>437</meta:editing-cycles>
    <meta:generator>LibreOffice/6.4.7.2$Linux_X86_64 LibreOffice_project/40$Build-2</meta:generator>
    <meta:document-statistic meta:table-count="9" meta:image-count="0" meta:object-count="0" meta:page-count="23" meta:paragraph-count="903" meta:word-count="6608" meta:character-count="41994" meta:non-whitespace-character-count="36034"/>
  </office:meta>
</office:document-meta>
</file>